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1.367cm"/>
    </style:style>
    <style:style style:name="co5" style:family="table-column">
      <style:table-column-properties fo:break-before="auto" style:column-width="0.926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434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1.235cm"/>
    </style:style>
    <style:style style:name="co12" style:family="table-column">
      <style:table-column-properties fo:break-before="auto" style:column-width="1.919cm"/>
    </style:style>
    <style:style style:name="co13" style:family="table-column">
      <style:table-column-properties fo:break-before="auto" style:column-width="1.522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7.523cm"/>
    </style:style>
    <style:style style:name="co17" style:family="table-column">
      <style:table-column-properties fo:break-before="auto" style:column-width="1.61cm"/>
    </style:style>
    <style:style style:name="co18" style:family="table-column">
      <style:table-column-properties fo:break-before="auto" style:column-width="1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4" style:family="table-cell" style:parent-style-name="Default" style:data-style-name="N10000">
      <style:table-cell-properties fo:background-color="#e6e6ff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affic and Maintenan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2" table:default-cell-style-name="ce2"/>
        <table:table-column table:style-name="co15" table:visibility="collapse" table:number-columns-repeated="3" table:default-cell-style-name="ce2"/>
        <table:table-column table:style-name="co16" table:default-cell-style-name="ce2"/>
        <table:table-column table:style-name="co15" table:number-columns-repeated="3" table:default-cell-style-name="ce2"/>
        <table:table-column table:style-name="co17" table:default-cell-style-name="ce2"/>
        <table:table-column table:style-name="co18" table:default-cell-style-name="ce2"/>
        <table:table-column table:style-name="co15" table:number-columns-repeated="99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Network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Traffic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Maintenance</text:p>
          </table:table-cell>
          <table:covered-table-cell table:number-columns-repeated="4"/>
          <table:table-cell table:number-columns-repeated="5"/>
          <table:table-cell office:value-type="string" calcext:value-type="string">
            <text:p>Gen. String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# vars</text:p>
          </table:table-cell>
          <table:table-cell office:value-type="string" calcext:value-type="string">
            <text:p># constr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Opt proof</text:p>
          </table:table-cell>
          <table:table-cell office:value-type="string" calcext:value-type="string">
            <text:p>Cancelled</text:p>
          </table:table-cell>
          <table:table-cell/>
          <table:table-cell office:value-type="string" calcext:value-type="string">
            <text:p>Passages</text:p>
          </table:table-cell>
          <table:table-cell office:value-type="string" calcext:value-type="string">
            <text:p>Capacity index</text:p>
          </table:table-cell>
          <table:table-cell office:value-type="string" calcext:value-type="string">
            <text:p>Size (O) V</text:p>
          </table:table-cell>
          <table:table-cell office:value-type="string" calcext:value-type="string">
            <text:p>Size (O) 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# links</text:p>
          </table:table-cell>
          <table:table-cell office:value-type="string" calcext:value-type="string">
            <text:p>Length var</text:p>
          </table:table-cell>
          <table:table-cell office:value-type="string" calcext:value-type="string">
            <text:p># par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# periods</text:p>
          </table:table-cell>
          <table:table-cell office:value-type="string" calcext:value-type="string">
            <text:p># train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Dist var</text:p>
          </table:table-cell>
          <table:table-cell office:value-type="string" calcext:value-type="string">
            <text:p>Speed/ll</text:p>
          </table:table-cell>
          <table:table-cell office:value-type="string" calcext:value-type="string">
            <text:p>T_s</text:p>
          </table:table-cell>
          <table:table-cell office:value-type="string" calcext:value-type="string">
            <text:p>Link share</text:p>
          </table:table-cell>
          <table:table-cell office:value-type="string" calcext:value-type="string">
            <text:p>Vol_m/ll</text:p>
          </table:table-cell>
          <table:table-cell office:value-type="string" calcext:value-type="string">
            <text:p>Vol_sdev/ll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LEFT([.A3]);&quot;:&quot;;[.B3]+1;&quot;:&quot;;[.C3];&quot;:&quot;;[.D3];&quot;:&quot;;[.E3])" office:value-type="string" office:string-value="l:5:0.2:1:3,5" calcext:value-type="string">
            <text:p>l:5:0.2:1:3,5</text:p>
          </table:table-cell>
          <table:table-cell table:formula="of:=CONCATENATE([.F3];&quot;:&quot;;IF([.D3]&gt;1;[.G3]/([.D3]+1)/2;[.G3]/2);&quot;:&quot;;[.I3];&quot;:&quot;;[.J3])" office:value-type="string" office:string-value="5:5:0.1:1" calcext:value-type="string">
            <text:p>5:5:0.1:1</text:p>
          </table:table-cell>
          <table:table-cell table:formula="of:=CONCATENATE([.L3];&quot;:&quot;;[.M3];&quot;:&quot;;[.N3];&quot;:&quot;;[.O3];&quot;:&quot;;[.P3])" office:value-type="string" office:string-value="1:0:0:1:0.1" calcext:value-type="string">
            <text:p>1:0:0:1:0.1</text:p>
          </table:table-cell>
          <table:table-cell table:formula="of:=CONCATENATE([.S3];&quot;/&quot;;[.T3];&quot;/&quot;;[.U3])" office:value-type="string" office:string-value="l:5:0.2:1:3,5/5:5:0.1:1/1:0:0:1:0.1" calcext:value-type="string">
            <text:p>l:5:0.2:1:3,5/5:5:0.1:1/1:0:0:1:0.1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&lt;1s</text:p>
          </table:table-cell>
          <table:table-cell office:value-type="string" calcext:value-type="string">
            <text:p>0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passager/#perioder</text:p>
          </table:table-cell>
          <table:table-cell/>
          <table:table-cell table:formula="of:=2*[.$H3]*[.$B3]*[.$K3] + [.$L3]*[.$B3]*[.$Q3]*[.$F3]" office:value-type="float" office:value="420" calcext:value-type="float">
            <text:p>420</text:p>
          </table:table-cell>
          <table:table-cell table:formula="of:=2*[.$H3]*[.$B3]*[.$K3] + 5*[.$L3]*[.$B3]*[.$Q3]*[.$F3]" office:value-type="float" office:value="500" calcext:value-type="float">
            <text:p>5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G4]" office:value-type="float" office:value="10" calcext:value-type="float">
            <table:detective>
              <table:operation table:name="trace-dependents" table:index="0"/>
              <table:operation table:name="remove-dependents" table:index="1"/>
            </table:detective>
            <text:p>1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.1,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LEFT([.A4]);&quot;:&quot;;[.B4]+1;&quot;:&quot;;[.C4];&quot;:&quot;;[.D4];&quot;:&quot;;[.E4])" office:value-type="string" office:string-value="l:5:0.2:1:3,5" calcext:value-type="string">
            <text:p>l:5:0.2:1:3,5</text:p>
          </table:table-cell>
          <table:table-cell table:formula="of:=CONCATENATE([.F4];&quot;:&quot;;IF([.D4]&gt;1;[.G4]/([.D4]+1)/2;[.G4]/2);&quot;:&quot;;[.I4];&quot;:&quot;;[.J4])" office:value-type="string" office:string-value="5:5:0.1:1" calcext:value-type="string">
            <text:p>5:5:0.1:1</text:p>
          </table:table-cell>
          <table:table-cell table:formula="of:=CONCATENATE([.L4];&quot;:&quot;;[.M4];&quot;:&quot;;[.N4];&quot;:&quot;;[.O4];&quot;:&quot;;[.P4])" office:value-type="string" office:string-value="1:1:0:1,2:0.1,0.1" calcext:value-type="string">
            <text:p>1:1:0:1,2:0.1,0.1</text:p>
          </table:table-cell>
          <table:table-cell table:formula="of:=CONCATENATE([.S4];&quot;/&quot;;[.T4];&quot;/&quot;;[.U4])" office:value-type="string" office:string-value="l:5:0.2:1:3,5/5:5:0.1:1/1:1:0:1,2:0.1,0.1" calcext:value-type="string">
            <text:p>l:5:0.2:1:3,5/5:5:0.1:1/1:1:0:1,2:0.1,0.1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&lt;1s</text:p>
          </table:table-cell>
          <table:table-cell office:value-type="string" calcext:value-type="string">
            <text:p>0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]/[.B4]/[.F4]" office:value-type="float" office:value="0.5" calcext:value-type="float">
            <text:p>0.5</text:p>
          </table:table-cell>
          <table:table-cell/>
          <table:table-cell table:formula="of:=2*[.$H4]*[.$B4]*[.$K4] + [.$L4]*[.$B4]*[.$Q4]*[.$F4]" office:value-type="float" office:value="440" calcext:value-type="float">
            <text:p>440</text:p>
          </table:table-cell>
          <table:table-cell table:formula="of:=2*[.$H4]*[.$B4]*[.$K4] + 5*[.$L4]*[.$B4]*[.$Q4]*[.$F4]" office:value-type="float" office:value="600" calcext:value-type="float">
            <text:p>6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G5]"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.1,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LEFT([.A5]);&quot;:&quot;;[.B5]+1;&quot;:&quot;;[.C5];&quot;:&quot;;[.D5];&quot;:&quot;;[.E5])" office:value-type="string" office:string-value="l:5:0.2:1:3,5" calcext:value-type="string">
            <text:p>l:5:0.2:1:3,5</text:p>
          </table:table-cell>
          <table:table-cell table:formula="of:=CONCATENATE([.F5];&quot;:&quot;;IF([.D5]&gt;1;[.G5]/([.D5]+1)/2;[.G5]/2);&quot;:&quot;;[.I5];&quot;:&quot;;[.J5])" office:value-type="string" office:string-value="5:5:0.1:1" calcext:value-type="string">
            <text:p>5:5:0.1:1</text:p>
          </table:table-cell>
          <table:table-cell table:formula="of:=CONCATENATE([.L5];&quot;:&quot;;[.M5];&quot;:&quot;;[.N5];&quot;:&quot;;[.O5];&quot;:&quot;;[.P5])" office:value-type="string" office:string-value="1:2:0:1,2:0.1,0.1" calcext:value-type="string">
            <text:p>1:2:0:1,2:0.1,0.1</text:p>
          </table:table-cell>
          <table:table-cell table:formula="of:=CONCATENATE([.S5];&quot;/&quot;;[.T5];&quot;/&quot;;[.U5])" office:value-type="string" office:string-value="l:5:0.2:1:3,5/5:5:0.1:1/1:2:0:1,2:0.1,0.1" calcext:value-type="string">
            <text:p>l:5:0.2:1:3,5/5:5:0.1:1/1:2:0:1,2:0.1,0.1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lt;1s</text:p>
          </table:table-cell>
          <table:table-cell office:value-type="string" calcext:value-type="string">
            <text:p>0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$H5]*[.$B5]*[.$K5] + [.$L5]*[.$B5]*[.$Q5]*[.$F5]" office:value-type="float" office:value="440" calcext:value-type="float">
            <text:p>440</text:p>
          </table:table-cell>
          <table:table-cell table:formula="of:=2*[.$H5]*[.$B5]*[.$K5] + 5*[.$L5]*[.$B5]*[.$Q5]*[.$F5]" office:value-type="float" office:value="600" calcext:value-type="float">
            <text:p>6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G6]"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LEFT([.A6]);&quot;:&quot;;[.B6]+1;&quot;:&quot;;[.C6];&quot;:&quot;;[.D6];&quot;:&quot;;[.E6])" office:value-type="string" office:string-value="l:5:0.2:1:5,8" calcext:value-type="string">
            <text:p>l:5:0.2:1:5,8</text:p>
          </table:table-cell>
          <table:table-cell table:formula="of:=CONCATENATE([.F6];&quot;:&quot;;IF([.D6]&gt;1;[.G6]/([.D6]+1)/2;[.G6]/2);&quot;:&quot;;[.I6];&quot;:&quot;;[.J6])" office:value-type="string" office:string-value="5:10:0.1:1" calcext:value-type="string">
            <text:p>5:10:0.1:1</text:p>
          </table:table-cell>
          <table:table-cell table:formula="of:=CONCATENATE([.L6];&quot;:&quot;;[.M6];&quot;:&quot;;[.N6];&quot;:&quot;;[.O6];&quot;:&quot;;[.P6])" office:value-type="string" office:string-value="1:0:0:1:0.1" calcext:value-type="string">
            <text:p>1:0:0:1:0.1</text:p>
          </table:table-cell>
          <table:table-cell table:formula="of:=CONCATENATE([.S6];&quot;/&quot;;[.T6];&quot;/&quot;;[.U6])" office:value-type="string" office:string-value="l:5:0.2:1:5,8/5:10:0.1:1/1:0:0:1:0.1" calcext:value-type="string">
            <text:p>l:5:0.2:1:5,8/5:10:0.1:1/1:0:0:1:0.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488" calcext:value-type="float">
            <text:p>1488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0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formula="of:=2*[.$H6]*[.$B6]*[.$K6] + [.$L6]*[.$B6]*[.$Q6]*[.$F6]" office:value-type="float" office:value="820" calcext:value-type="float">
            <text:p>820</text:p>
          </table:table-cell>
          <table:table-cell table:formula="of:=2*[.$H6]*[.$B6]*[.$K6] + 5*[.$L6]*[.$B6]*[.$Q6]*[.$F6]" office:value-type="float" office:value="900" calcext:value-type="float">
            <text:p>9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G7]"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LEFT([.A7]);&quot;:&quot;;[.B7]+1;&quot;:&quot;;[.C7];&quot;:&quot;;[.D7];&quot;:&quot;;[.E7])" office:value-type="string" office:string-value="l:5:0.2:1:4,6" calcext:value-type="string">
            <text:p>l:5:0.2:1:4,6</text:p>
          </table:table-cell>
          <table:table-cell table:formula="of:=CONCATENATE([.F7];&quot;:&quot;;IF([.D7]&gt;1;[.G7]/([.D7]+1)/2;[.G7]/2);&quot;:&quot;;[.I7];&quot;:&quot;;[.J7])" office:value-type="string" office:string-value="5:10:0.1:1" calcext:value-type="string">
            <text:p>5:10:0.1:1</text:p>
          </table:table-cell>
          <table:table-cell table:formula="of:=CONCATENATE([.L7];&quot;:&quot;;[.M7];&quot;:&quot;;[.N7];&quot;:&quot;;[.O7];&quot;:&quot;;[.P7])" office:value-type="string" office:string-value="1:0:0:1:0.1" calcext:value-type="string">
            <text:p>1:0:0:1:0.1</text:p>
          </table:table-cell>
          <table:table-cell table:formula="of:=CONCATENATE([.S7];&quot;/&quot;;[.T7];&quot;/&quot;;[.U7])" office:value-type="string" office:string-value="l:5:0.2:1:4,6/5:10:0.1:1/1:0:0:1:0.1" calcext:value-type="string">
            <text:p>l:5:0.2:1:4,6/5:10:0.1:1/1:0:0:1:0.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488" calcext:value-type="float">
            <text:p>1488</text:p>
          </table:table-cell>
          <table:table-cell table:style-name="Default" office:value-type="string" calcext:value-type="string">
            <text:p>8s</text:p>
          </table:table-cell>
          <table:table-cell table:style-name="Default" office:value-type="string" calcext:value-type="string">
            <text:p>0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formula="of:=2*[.$H7]*[.$B7]*[.$K7] + [.$L7]*[.$B7]*[.$Q7]*[.$F7]" office:value-type="float" office:value="820" calcext:value-type="float">
            <text:p>820</text:p>
          </table:table-cell>
          <table:table-cell table:formula="of:=2*[.$H7]*[.$B7]*[.$K7] + 5*[.$L7]*[.$B7]*[.$Q7]*[.$F7]" office:value-type="float" office:value="900" calcext:value-type="float">
            <text:p>9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G8]"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LEFT([.A8]);&quot;:&quot;;[.B8]+1;&quot;:&quot;;[.C8];&quot;:&quot;;[.D8];&quot;:&quot;;[.E8])" office:value-type="string" office:string-value="l:5:0.2:1:3,5" calcext:value-type="string">
            <text:p>l:5:0.2:1:3,5</text:p>
          </table:table-cell>
          <table:table-cell table:formula="of:=CONCATENATE([.F8];&quot;:&quot;;IF([.D8]&gt;1;[.G8]/([.D8]+1)/2;[.G8]/2);&quot;:&quot;;[.I8];&quot;:&quot;;[.J8])" office:value-type="string" office:string-value="5:10:0.1:1" calcext:value-type="string">
            <text:p>5:10:0.1:1</text:p>
          </table:table-cell>
          <table:table-cell table:formula="of:=CONCATENATE([.L8];&quot;:&quot;;[.M8];&quot;:&quot;;[.N8];&quot;:&quot;;[.O8];&quot;:&quot;;[.P8])" office:value-type="string" office:string-value="1:0:0:1:0.1" calcext:value-type="string">
            <text:p>1:0:0:1:0.1</text:p>
          </table:table-cell>
          <table:table-cell table:formula="of:=CONCATENATE([.S8];&quot;/&quot;;[.T8];&quot;/&quot;;[.U8])" office:value-type="string" office:string-value="l:5:0.2:1:3,5/5:10:0.1:1/1:0:0:1:0.1" calcext:value-type="string">
            <text:p>l:5:0.2:1:3,5/5:10:0.1:1/1:0:0:1:0.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10-40s</text:p>
          </table:table-cell>
          <table:table-cell office:value-type="string" calcext:value-type="string">
            <text:p>8-40m</text:p>
          </table:table-cell>
          <table:table-cell office:value-type="string" calcext:value-type="string">
            <text:p>2-4</text:p>
          </table:table-cell>
          <table:table-cell table:number-columns-repeated="3"/>
          <table:table-cell table:formula="of:=2*[.$H8]*[.$B8]*[.$K8] + [.$L8]*[.$B8]*[.$Q8]*[.$F8]" office:value-type="float" office:value="820" calcext:value-type="float">
            <text:p>820</text:p>
          </table:table-cell>
          <table:table-cell table:formula="of:=2*[.$H8]*[.$B8]*[.$K8] + 5*[.$L8]*[.$B8]*[.$Q8]*[.$F8]" office:value-type="float" office:value="900" calcext:value-type="float">
            <text:p>9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G9]"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.1,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CONCATENATE(LEFT([.A9]);&quot;:&quot;;[.B9]+1;&quot;:&quot;;[.C9];&quot;:&quot;;[.D9];&quot;:&quot;;[.E9])" office:value-type="string" office:string-value="l:5:0.2:1:6,10" calcext:value-type="string">
            <text:p>l:5:0.2:1:6,10</text:p>
          </table:table-cell>
          <table:table-cell table:formula="of:=CONCATENATE([.F9];&quot;:&quot;;IF([.D9]&gt;1;[.G9]/([.D9]+1)/2;[.G9]/2);&quot;:&quot;;[.I9];&quot;:&quot;;[.J9])" office:value-type="string" office:string-value="5:10:0.1:1" calcext:value-type="string">
            <text:p>5:10:0.1:1</text:p>
          </table:table-cell>
          <table:table-cell table:formula="of:=CONCATENATE([.L9];&quot;:&quot;;[.M9];&quot;:&quot;;[.N9];&quot;:&quot;;[.O9];&quot;:&quot;;[.P9])" office:value-type="string" office:string-value="1:2:0:1,2:0.1,0.1" calcext:value-type="string">
            <text:p>1:2:0:1,2:0.1,0.1</text:p>
          </table:table-cell>
          <table:table-cell table:formula="of:=CONCATENATE([.S9];&quot;/&quot;;[.T9];&quot;/&quot;;[.U9])" office:value-type="string" office:string-value="l:5:0.2:1:6,10/5:10:0.1:1/1:2:0:1,2:0.1,0.1" calcext:value-type="string">
            <text:p>l:5:0.2:1:6,10/5:10:0.1:1/1:2:0:1,2:0.1,0.1</text:p>
          </table:table-cell>
          <table:table-cell office:value-type="string" calcext:value-type="string">
            <text:p>lm4t5s20m1</text:p>
          </table:table-cell>
          <table:table-cell office:value-type="float" office:value="1168" calcext:value-type="float">
            <text:p>116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.5m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formula="of:=2*[.$H9]*[.$B9]*[.$K9] + [.$L9]*[.$B9]*[.$Q9]*[.$F9]" office:value-type="float" office:value="840" calcext:value-type="float">
            <text:p>840</text:p>
          </table:table-cell>
          <table:table-cell table:style-name="ce3" table:formula="of:=2*[.$H9]*[.$B9]*[.$K9] + 5*[.$L9]*[.$B9]*[.$Q9]*[.$F9]" office:value-type="float" office:value="1000" calcext:value-type="float">
            <text:p>10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G10]"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.1,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CONCATENATE(LEFT([.A10]);&quot;:&quot;;[.B10]+1;&quot;:&quot;;[.C10];&quot;:&quot;;[.D10];&quot;:&quot;;[.E10])" office:value-type="string" office:string-value="l:5:0.2:1:5,9" calcext:value-type="string">
            <text:p>l:5:0.2:1:5,9</text:p>
          </table:table-cell>
          <table:table-cell table:formula="of:=CONCATENATE([.F10];&quot;:&quot;;IF([.D10]&gt;1;[.G10]/([.D10]+1)/2;[.G10]/2);&quot;:&quot;;[.I10];&quot;:&quot;;[.J10])" office:value-type="string" office:string-value="5:10:0.1:1" calcext:value-type="string">
            <text:p>5:10:0.1:1</text:p>
          </table:table-cell>
          <table:table-cell table:formula="of:=CONCATENATE([.L10];&quot;:&quot;;[.M10];&quot;:&quot;;[.N10];&quot;:&quot;;[.O10];&quot;:&quot;;[.P10])" office:value-type="string" office:string-value="1:2:0:1,2:0.1,0.1" calcext:value-type="string">
            <text:p>1:2:0:1,2:0.1,0.1</text:p>
          </table:table-cell>
          <table:table-cell table:formula="of:=CONCATENATE([.S10];&quot;/&quot;;[.T10];&quot;/&quot;;[.U10])" office:value-type="string" office:string-value="l:5:0.2:1:5,9/5:10:0.1:1/1:2:0:1,2:0.1,0.1" calcext:value-type="string">
            <text:p>l:5:0.2:1:5,9/5:10:0.1:1/1:2:0:1,2:0.1,0.1</text:p>
          </table:table-cell>
          <table:table-cell office:value-type="string" calcext:value-type="string">
            <text:p>ls4t5s20m1</text:p>
          </table:table-cell>
          <table:table-cell office:value-type="float" office:value="1168" calcext:value-type="float">
            <text:p>116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4%:3m, …</text:p>
          </table:table-cell>
          <table:table-cell table:number-columns-repeated="5"/>
          <table:table-cell table:style-name="ce3" table:formula="of:=2*[.$H10]*[.$B10]*[.$K10] + [.$L10]*[.$B10]*[.$Q10]*[.$F10]" office:value-type="float" office:value="840" calcext:value-type="float">
            <text:p>840</text:p>
          </table:table-cell>
          <table:table-cell table:style-name="ce3" table:formula="of:=2*[.$H10]*[.$B10]*[.$K10] + 5*[.$L10]*[.$B10]*[.$Q10]*[.$F10]" office:value-type="float" office:value="1000" calcext:value-type="float">
            <text:p>10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G11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11]);&quot;:&quot;;[.B11]+1;&quot;:&quot;;[.C11];&quot;:&quot;;[.D11];&quot;:&quot;;[.E11])" office:value-type="string" office:string-value="l:5:0.2:1:4,6" calcext:value-type="string">
            <text:p>l:5:0.2:1:4,6</text:p>
          </table:table-cell>
          <table:table-cell table:formula="of:=CONCATENATE([.F11];&quot;:&quot;;IF([.D11]&gt;1;[.G11]/([.D11]+1)/2;[.G11]/2);&quot;:&quot;;[.I11];&quot;:&quot;;[.J11])" office:value-type="string" office:string-value="10:20:0.2:1" calcext:value-type="string">
            <text:p>10:20:0.2:1</text:p>
          </table:table-cell>
          <table:table-cell table:formula="of:=CONCATENATE([.L11];&quot;:&quot;;[.M11];&quot;:&quot;;[.N11];&quot;:&quot;;[.O11];&quot;:&quot;;[.P11])" office:value-type="string" office:string-value="0:2:0.2:1,2,5:0.1,0.1,0.1" calcext:value-type="string">
            <text:p>0:2:0.2:1,2,5:0.1,0.1,0.1</text:p>
          </table:table-cell>
          <table:table-cell table:formula="of:=CONCATENATE([.S11];&quot;/&quot;;[.T11];&quot;/&quot;;[.U11])" office:value-type="string" office:string-value="l:5:0.2:1:4,6/10:20:0.2:1/0:2:0.2:1,2,5:0.1,0.1,0.1" calcext:value-type="string">
            <text:p>l:5:0.2:1:4,6/10:20:0.2:1/0:2:0.2:1,2,5:0.1,0.1,0.1</text:p>
          </table:table-cell>
          <table:table-cell office:value-type="string" calcext:value-type="string">
            <text:p>ls4t10s40m0</text:p>
          </table:table-cell>
          <table:table-cell office:value-type="float" office:value="3800" calcext:value-type="float">
            <text:p>3800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65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$H11]*[.$B11]*[.$K11] + [.$L11]*[.$B11]*[.$Q11]*[.$F11]" office:value-type="float" office:value="3200" calcext:value-type="float">
            <text:p>3200</text:p>
          </table:table-cell>
          <table:table-cell table:formula="of:=2*[.$H11]*[.$B11]*[.$K11] + 5*[.$L11]*[.$B11]*[.$Q11]*[.$F11]" office:value-type="float" office:value="3200" calcext:value-type="float">
            <text:p>32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G12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12]);&quot;:&quot;;[.B12]+1;&quot;:&quot;;[.C12];&quot;:&quot;;[.D12];&quot;:&quot;;[.E12])" office:value-type="string" office:string-value="l:5:0.2:1:6,10" calcext:value-type="string">
            <text:p>l:5:0.2:1:6,10</text:p>
          </table:table-cell>
          <table:table-cell table:formula="of:=CONCATENATE([.F12];&quot;:&quot;;IF([.D12]&gt;1;[.G12]/([.D12]+1)/2;[.G12]/2);&quot;:&quot;;[.I12];&quot;:&quot;;[.J12])" office:value-type="string" office:string-value="10:20:0.2:1" calcext:value-type="string">
            <text:p>10:20:0.2:1</text:p>
          </table:table-cell>
          <table:table-cell table:formula="of:=CONCATENATE([.L12];&quot;:&quot;;[.M12];&quot;:&quot;;[.N12];&quot;:&quot;;[.O12];&quot;:&quot;;[.P12])" office:value-type="string" office:string-value="1:2:0.2:1,2,5:0.1,0.1,0.1" calcext:value-type="string">
            <text:p>1:2:0.2:1,2,5:0.1,0.1,0.1</text:p>
          </table:table-cell>
          <table:table-cell table:formula="of:=CONCATENATE([.S12];&quot;/&quot;;[.T12];&quot;/&quot;;[.U12])" office:value-type="string" office:string-value="l:5:0.2:1:6,10/10:20:0.2:1/1:2:0.2:1,2,5:0.1,0.1,0.1" calcext:value-type="string">
            <text:p>l:5:0.2:1:6,10/10:20:0.2:1/1:2:0.2:1,2,5:0.1,0.1,0.1</text:p>
          </table:table-cell>
          <table:table-cell office:value-type="string" calcext:value-type="string">
            <text:p>lm4t10s40m1</text:p>
          </table:table-cell>
          <table:table-cell office:value-type="float" office:value="3939" calcext:value-type="float">
            <text:p>3939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5%:5m, 1%:10m</text:p>
          </table:table-cell>
          <table:table-cell table:number-columns-repeated="5"/>
          <table:table-cell table:formula="of:=2*[.$H12]*[.$B12]*[.$K12] + [.$L12]*[.$B12]*[.$Q12]*[.$F12]" office:value-type="float" office:value="3320" calcext:value-type="float">
            <text:p>3320</text:p>
          </table:table-cell>
          <table:table-cell table:formula="of:=2*[.$H12]*[.$B12]*[.$K12] + 5*[.$L12]*[.$B12]*[.$Q12]*[.$F12]" office:value-type="float" office:value="3800" calcext:value-type="float">
            <text:p>38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G13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CONCATENATE(LEFT([.A13]);&quot;:&quot;;[.B13]+1;&quot;:&quot;;[.C13];&quot;:&quot;;[.D13];&quot;:&quot;;[.E13])" office:value-type="string" office:string-value="l:5:0.2:1:6,9" calcext:value-type="string">
            <text:p>l:5:0.2:1:6,9</text:p>
          </table:table-cell>
          <table:table-cell table:formula="of:=CONCATENATE([.F13];&quot;:&quot;;IF([.D13]&gt;1;[.G13]/([.D13]+1)/2;[.G13]/2);&quot;:&quot;;[.I13];&quot;:&quot;;[.J13])" office:value-type="string" office:string-value="12:20:0.2:1" calcext:value-type="string">
            <text:p>12:20:0.2:1</text:p>
          </table:table-cell>
          <table:table-cell table:formula="of:=CONCATENATE([.L13];&quot;:&quot;;[.M13];&quot;:&quot;;[.N13];&quot;:&quot;;[.O13];&quot;:&quot;;[.P13])" office:value-type="string" office:string-value="1:2:0.2:1,2,5:0.1,0.1,0.1" calcext:value-type="string">
            <text:p>1:2:0.2:1,2,5:0.1,0.1,0.1</text:p>
          </table:table-cell>
          <table:table-cell table:formula="of:=CONCATENATE([.S13];&quot;/&quot;;[.T13];&quot;/&quot;;[.U13])" office:value-type="string" office:string-value="l:5:0.2:1:6,9/12:20:0.2:1/1:2:0.2:1,2,5:0.1,0.1,0.1" calcext:value-type="string">
            <text:p>l:5:0.2:1:6,9/12:20:0.2:1/1:2:0.2:1,2,5:0.1,0.1,0.1</text:p>
          </table:table-cell>
          <table:table-cell office:value-type="string" calcext:value-type="string">
            <text:p>ls4t12s40m1</text:p>
          </table:table-cell>
          <table:table-cell office:value-type="float" office:value="4647" calcext:value-type="float">
            <text:p>4647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1%:15m</text:p>
          </table:table-cell>
          <table:table-cell table:number-columns-repeated="5"/>
          <table:table-cell table:style-name="ce3" table:formula="of:=2*[.$H13]*[.$B13]*[.$K13] + [.$L13]*[.$B13]*[.$Q13]*[.$F13]" office:value-type="float" office:value="3984" calcext:value-type="float">
            <text:p>3984</text:p>
          </table:table-cell>
          <table:table-cell table:style-name="ce3" table:formula="of:=2*[.$H13]*[.$B13]*[.$K13] + 5*[.$L13]*[.$B13]*[.$Q13]*[.$F13]" office:value-type="float" office:value="4560" calcext:value-type="float">
            <text:p>45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G14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CONCATENATE(LEFT([.A14]);&quot;:&quot;;[.B14]+1;&quot;:&quot;;[.C14];&quot;:&quot;;[.D14];&quot;:&quot;;[.E14])" office:value-type="string" office:string-value="l:5:0.2:1:5,10" calcext:value-type="string">
            <text:p>l:5:0.2:1:5,10</text:p>
          </table:table-cell>
          <table:table-cell table:formula="of:=CONCATENATE([.F14];&quot;:&quot;;IF([.D14]&gt;1;[.G14]/([.D14]+1)/2;[.G14]/2);&quot;:&quot;;[.I14];&quot;:&quot;;[.J14])" office:value-type="string" office:string-value="12:20:0.2:1" calcext:value-type="string">
            <text:p>12:20:0.2:1</text:p>
          </table:table-cell>
          <table:table-cell table:formula="of:=CONCATENATE([.L14];&quot;:&quot;;[.M14];&quot;:&quot;;[.N14];&quot;:&quot;;[.O14];&quot;:&quot;;[.P14])" office:value-type="string" office:string-value="1:2:0.2:1,2,5:0.1,0.1,0.1" calcext:value-type="string">
            <text:p>1:2:0.2:1,2,5:0.1,0.1,0.1</text:p>
          </table:table-cell>
          <table:table-cell table:formula="of:=CONCATENATE([.S14];&quot;/&quot;;[.T14];&quot;/&quot;;[.U14])" office:value-type="string" office:string-value="l:5:0.2:1:5,10/12:20:0.2:1/1:2:0.2:1,2,5:0.1,0.1,0.1" calcext:value-type="string">
            <text:p>l:5:0.2:1:5,10/12:20:0.2:1/1:2:0.2:1,2,5:0.1,0.1,0.1</text:p>
          </table:table-cell>
          <table:table-cell office:value-type="string" calcext:value-type="string">
            <text:p>ld4t12s40m1</text:p>
          </table:table-cell>
          <table:table-cell office:value-type="float" office:value="4634" calcext:value-type="float">
            <text:p>4634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formula="of:=2*[.$H14]*[.$B14]*[.$K14] + [.$L14]*[.$B14]*[.$Q14]*[.$F14]" office:value-type="float" office:value="3984" calcext:value-type="float">
            <text:p>3984</text:p>
          </table:table-cell>
          <table:table-cell table:style-name="ce3" table:formula="of:=2*[.$H14]*[.$B14]*[.$K14] + 5*[.$L14]*[.$B14]*[.$Q14]*[.$F14]" office:value-type="float" office:value="4560" calcext:value-type="float">
            <text:p>45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G15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15]);&quot;:&quot;;[.B15]+1;&quot;:&quot;;[.C15];&quot;:&quot;;[.D15];&quot;:&quot;;[.E15])" office:value-type="string" office:string-value="l:10:0.2:1:3,5" calcext:value-type="string">
            <text:p>l:10:0.2:1:3,5</text:p>
          </table:table-cell>
          <table:table-cell table:formula="of:=CONCATENATE([.F15];&quot;:&quot;;IF([.D15]&gt;1;[.G15]/([.D15]+1)/2;[.G15]/2);&quot;:&quot;;[.I15];&quot;:&quot;;[.J15])" office:value-type="string" office:string-value="12:20:0.2:1" calcext:value-type="string">
            <text:p>12:20:0.2:1</text:p>
          </table:table-cell>
          <table:table-cell table:formula="of:=CONCATENATE([.L15];&quot;:&quot;;[.M15];&quot;:&quot;;[.N15];&quot;:&quot;;[.O15];&quot;:&quot;;[.P15])" office:value-type="string" office:string-value="0:2:0.2:1,2,5:0.1,0.1,0.1" calcext:value-type="string">
            <text:p>0:2:0.2:1,2,5:0.1,0.1,0.1</text:p>
          </table:table-cell>
          <table:table-cell table:formula="of:=CONCATENATE([.S15];&quot;/&quot;;[.T15];&quot;/&quot;;[.U15])" office:value-type="string" office:string-value="l:10:0.2:1:3,5/12:20:0.2:1/0:2:0.2:1,2,5:0.1,0.1,0.1" calcext:value-type="string">
            <text:p>l:10:0.2:1:3,5/12:20:0.2:1/0:2:0.2:1,2,5:0.1,0.1,0.1</text:p>
          </table:table-cell>
          <table:table-cell office:value-type="string" calcext:value-type="string">
            <text:p>ls9t12s40m0</text:p>
          </table:table-cell>
          <table:table-cell office:value-type="float" office:value="9776" calcext:value-type="float">
            <text:p>9776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25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$H15]*[.$B15]*[.$K15] + [.$L15]*[.$B15]*[.$Q15]*[.$F15]" office:value-type="float" office:value="8640" calcext:value-type="float">
            <text:p>8640</text:p>
          </table:table-cell>
          <table:table-cell table:formula="of:=2*[.$H15]*[.$B15]*[.$K15] + 5*[.$L15]*[.$B15]*[.$Q15]*[.$F15]" office:value-type="float" office:value="8640" calcext:value-type="float">
            <text:p>864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G16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16]);&quot;:&quot;;[.B16]+1;&quot;:&quot;;[.C16];&quot;:&quot;;[.D16];&quot;:&quot;;[.E16])" office:value-type="string" office:string-value="l:10:0.2:1:5,10" calcext:value-type="string">
            <text:p>l:10:0.2:1:5,10</text:p>
          </table:table-cell>
          <table:table-cell table:formula="of:=CONCATENATE([.F16];&quot;:&quot;;IF([.D16]&gt;1;[.G16]/([.D16]+1)/2;[.G16]/2);&quot;:&quot;;[.I16];&quot;:&quot;;[.J16])" office:value-type="string" office:string-value="12:20:0.2:1" calcext:value-type="string">
            <text:p>12:20:0.2:1</text:p>
          </table:table-cell>
          <table:table-cell table:formula="of:=CONCATENATE([.L16];&quot;:&quot;;[.M16];&quot;:&quot;;[.N16];&quot;:&quot;;[.O16];&quot;:&quot;;[.P16])" office:value-type="string" office:string-value="1:2:0.2:1,2,5:0.1,0.1,0.1" calcext:value-type="string">
            <text:p>1:2:0.2:1,2,5:0.1,0.1,0.1</text:p>
          </table:table-cell>
          <table:table-cell table:formula="of:=CONCATENATE([.S16];&quot;/&quot;;[.T16];&quot;/&quot;;[.U16])" office:value-type="string" office:string-value="l:10:0.2:1:5,10/12:20:0.2:1/1:2:0.2:1,2,5:0.1,0.1,0.1" calcext:value-type="string">
            <text:p>l:10:0.2:1:5,10/12:20:0.2:1/1:2:0.2:1,2,5:0.1,0.1,0.1</text:p>
          </table:table-cell>
          <table:table-cell office:value-type="string" calcext:value-type="string">
            <text:p>ld9t12s40m1</text:p>
          </table:table-cell>
          <table:table-cell office:value-type="float" office:value="10170" calcext:value-type="float">
            <text:p>10170</text:p>
          </table:table-cell>
          <table:table-cell office:value-type="float" office:value="12838" calcext:value-type="float">
            <text:p>12838</text:p>
          </table:table-cell>
          <table:table-cell office:value-type="string" calcext:value-type="string">
            <text:p>1%:2s, 0.5%:1m...</text:p>
          </table:table-cell>
          <table:table-cell table:number-columns-repeated="5"/>
          <table:table-cell table:formula="of:=2*[.$H16]*[.$B16]*[.$K16] + [.$L16]*[.$B16]*[.$Q16]*[.$F16]" office:value-type="float" office:value="8964" calcext:value-type="float">
            <text:p>8964</text:p>
          </table:table-cell>
          <table:table-cell table:formula="of:=2*[.$H16]*[.$B16]*[.$K16] + 5*[.$L16]*[.$B16]*[.$Q16]*[.$F16]" office:value-type="float" office:value="10260" calcext:value-type="float">
            <text:p>102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G17]"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CONCATENATE(LEFT([.A17]);&quot;:&quot;;[.B17]+1;&quot;:&quot;;[.C17];&quot;:&quot;;[.D17];&quot;:&quot;;[.E17])" office:value-type="string" office:string-value="l:10:0.2:1:5,8" calcext:value-type="string">
            <text:p>l:10:0.2:1:5,8</text:p>
          </table:table-cell>
          <table:table-cell table:formula="of:=CONCATENATE([.F17];&quot;:&quot;;IF([.D17]&gt;1;[.G17]/([.D17]+1)/2;[.G17]/2);&quot;:&quot;;[.I17];&quot;:&quot;;[.J17])" office:value-type="string" office:string-value="24:20:0.2:1" calcext:value-type="string">
            <text:p>24:20:0.2:1</text:p>
          </table:table-cell>
          <table:table-cell table:formula="of:=CONCATENATE([.L17];&quot;:&quot;;[.M17];&quot;:&quot;;[.N17];&quot;:&quot;;[.O17];&quot;:&quot;;[.P17])" office:value-type="string" office:string-value="1:2:0.2:1,2,5:0.1,0.1,0.1" calcext:value-type="string">
            <text:p>1:2:0.2:1,2,5:0.1,0.1,0.1</text:p>
          </table:table-cell>
          <table:table-cell table:formula="of:=CONCATENATE([.S17];&quot;/&quot;;[.T17];&quot;/&quot;;[.U17])" office:value-type="string" office:string-value="l:10:0.2:1:5,8/24:20:0.2:1/1:2:0.2:1,2,5:0.1,0.1,0.1" calcext:value-type="string">
            <text:p>l:10:0.2:1:5,8/24:20:0.2:1/1:2:0.2:1,2,5:0.1,0.1,0.1</text:p>
          </table:table-cell>
          <table:table-cell office:value-type="string" calcext:value-type="string">
            <text:p>ls9t24s40m1</text:p>
          </table:table-cell>
          <table:table-cell office:value-type="float" office:value="19398" calcext:value-type="float">
            <text:p>19398</text:p>
          </table:table-cell>
          <table:table-cell office:value-type="float" office:value="23338" calcext:value-type="float">
            <text:p>23338</text:p>
          </table:table-cell>
          <table:table-cell office:value-type="string" calcext:value-type="string">
            <text:p>81%:1m, 72%:15m, killed after 45m</text:p>
          </table:table-cell>
          <table:table-cell table:number-columns-repeated="3"/>
          <table:table-cell table:formula="of:=[.G17]/[.F17]" office:value-type="float" office:value="1.66666666666667" calcext:value-type="float">
            <text:p>1.6666666667</text:p>
          </table:table-cell>
          <table:table-cell table:style-name="Default"/>
          <table:table-cell table:style-name="ce3" table:formula="of:=2*[.$H17]*[.$B17]*[.$K17] + [.$L17]*[.$B17]*[.$Q17]*[.$F17]" office:value-type="float" office:value="17928" calcext:value-type="float">
            <text:p>17928</text:p>
          </table:table-cell>
          <table:table-cell table:style-name="ce3" table:formula="of:=2*[.$H17]*[.$B17]*[.$K17] + 5*[.$L17]*[.$B17]*[.$Q17]*[.$F17]" office:value-type="float" office:value="20520" calcext:value-type="float">
            <text:p>2052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G18]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+/- 2h, ordering</text:p>
          </table:table-cell>
          <table:table-cell office:value-type="float" office:value="10238" calcext:value-type="float">
            <text:p>10238</text:p>
          </table:table-cell>
          <table:table-cell office:value-type="float" office:value="7503" calcext:value-type="float">
            <text:p>7503</text:p>
          </table:table-cell>
          <table:table-cell/>
          <table:table-cell office:value-type="string" calcext:value-type="string">
            <text:p>12%:1.5m, 5%:6m, 2%:8m, killed after 60m (1.25%)</text:p>
          </table:table-cell>
          <table:table-cell/>
          <table:table-cell table:style-name="Default"/>
          <table:table-cell table:number-columns-repeated="2"/>
          <table:table-cell table:style-name="ce4" table:formula="of:=2*[.$H18]*[.$B18]*[.$K18] + [.$L18]*[.$B18]*[.$Q18]*[.$F18]" office:value-type="float" office:value="4968" calcext:value-type="float">
            <text:p>4968</text:p>
          </table:table-cell>
          <table:table-cell table:style-name="ce4" table:formula="of:=2*[.$H18]*[.$B18]*[.$K18] + 5*[.$L18]*[.$B18]*[.$Q18]*[.$F18]" office:value-type="float" office:value="7560" calcext:value-type="float">
            <text:p>75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G19]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hard ordering</text:p>
          </table:table-cell>
          <table:table-cell table:number-columns-repeated="2" office:value-type="string" calcext:value-type="string">
            <text:p>“</text:p>
          </table:table-cell>
          <table:table-cell/>
          <table:table-cell office:value-type="string" calcext:value-type="string">
            <text:p>2%:30s, 1.1%:10m, killed after 15m (at 1,05%)</text:p>
          </table:table-cell>
          <table:table-cell/>
          <table:table-cell table:style-name="Default"/>
          <table:table-cell table:number-columns-repeated="2"/>
          <table:table-cell table:style-name="ce4" table:formula="of:=2*[.$H19]*[.$B19]*[.$K19] + [.$L19]*[.$B19]*[.$Q19]*[.$F19]" office:value-type="float" office:value="4968" calcext:value-type="float">
            <text:p>4968</text:p>
          </table:table-cell>
          <table:table-cell table:style-name="ce4" table:formula="of:=2*[.$H19]*[.$B19]*[.$K19] + 5*[.$L19]*[.$B19]*[.$Q19]*[.$F19]" office:value-type="float" office:value="7560" calcext:value-type="float">
            <text:p>75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ar work cost</text:p>
          </table:table-cell>
          <table:table-cell office:value-type="float" office:value="10398" calcext:value-type="float">
            <text:p>10398</text:p>
          </table:table-cell>
          <table:table-cell office:value-type="float" office:value="7568" calcext:value-type="float">
            <text:p>7568</text:p>
          </table:table-cell>
          <table:table-cell/>
          <table:table-cell office:value-type="string" calcext:value-type="string">
            <text:p>2%:3m, 1.2%:1h, 1%:3h stopped</text:p>
          </table:table-cell>
          <table:table-cell/>
          <table:table-cell table:style-name="Default"/>
          <table:table-cell table:number-columns-repeated="2"/>
          <table:table-cell table:style-name="ce4" table:formula="of:=2*[.$H20]*[.$B20]*[.$K20] + [.$L20]*[.$B20]*[.$Q20]*[.$F20]" office:value-type="float" office:value="4968" calcext:value-type="float">
            <text:p>4968</text:p>
          </table:table-cell>
          <table:table-cell table:style-name="ce4" table:formula="of:=2*[.$H20]*[.$B20]*[.$K20] + 5*[.$L20]*[.$B20]*[.$Q20]*[.$F20]" office:value-type="float" office:value="7560" calcext:value-type="float">
            <text:p>75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[.G21]" office:value-type="float" office:value="80" calcext:value-type="float">
            <text:p>8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lp</text:p>
          </table:table-cell>
          <table:table-cell table:formula="of:=CONCATENATE(LEFT([.A21]);&quot;:&quot;;[.B21]+1;&quot;:&quot;;[.C21];&quot;:&quot;;[.D21];&quot;:&quot;;[.E21])" office:value-type="string" office:string-value="l:10:0.2:1:5,8" calcext:value-type="string">
            <text:p>l:10:0.2:1:5,8</text:p>
          </table:table-cell>
          <table:table-cell table:formula="of:=CONCATENATE([.F21];&quot;:&quot;;IF([.D21]&gt;1;[.G21]/([.D21]+1)/2;[.G21]/2);&quot;:&quot;;[.I21];&quot;:&quot;;[.J21])" office:value-type="string" office:string-value="48:40:0.2:1" calcext:value-type="string">
            <text:p>48:40:0.2:1</text:p>
          </table:table-cell>
          <table:table-cell table:formula="of:=CONCATENATE([.L21];&quot;:&quot;;[.M21];&quot;:&quot;;[.N21];&quot;:&quot;;[.O21];&quot;:&quot;;[.P21])" office:value-type="string" office:string-value="1:3:0.2:1,2,5:0.1,0.1,0.1" calcext:value-type="string">
            <text:p>1:3:0.2:1,2,5:0.1,0.1,0.1</text:p>
          </table:table-cell>
          <table:table-cell table:formula="of:=CONCATENATE([.S21];&quot;/&quot;;[.T21];&quot;/&quot;;[.U21];&quot;:0.3&quot;)" office:value-type="string" office:string-value="l:10:0.2:1:5,8/48:40:0.2:1/1:3:0.2:1,2,5:0.1,0.1,0.1:0.3" calcext:value-type="string">
            <text:p>l:10:0.2:1:5,8/48:40:0.2:1/1:3:0.2:1,2,5:0.1,0.1,0.1:0.3</text:p>
          </table:table-cell>
          <table:table-cell office:value-type="string" calcext:value-type="string">
            <text:p>l9t48s80m1v</text:p>
          </table:table-cell>
          <table:table-cell table:style-name="Default" office:value-type="float" office:value="15436" calcext:value-type="float">
            <text:p>15436</text:p>
          </table:table-cell>
          <table:table-cell table:style-name="Default" office:value-type="float" office:value="21878" calcext:value-type="float">
            <text:p>21878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formula="of:=2*[.$H21]*[.$B21]*[.$K21] + [.$L21]*[.$B21]*[.$Q21]*[.$F21]" office:value-type="float" office:value="9936" calcext:value-type="float">
            <text:p>9936</text:p>
          </table:table-cell>
          <table:table-cell table:style-name="ce3" table:formula="of:=2*[.$H21]*[.$B21]*[.$K21] + 5*[.$L21]*[.$B21]*[.$Q21]*[.$F21]" office:value-type="float" office:value="15120" calcext:value-type="float">
            <text:p>1512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G22]" office:value-type="float" office:value="80" calcext:value-type="float">
            <text:p>8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p</text:p>
          </table:table-cell>
          <table:table-cell table:formula="of:=CONCATENATE(LEFT([.A22]);&quot;:&quot;;[.B22]+1;&quot;:&quot;;[.C22];&quot;:&quot;;[.D22];&quot;:&quot;;[.E22])" office:value-type="string" office:string-value="l:19:0.2:1:5,8" calcext:value-type="string">
            <text:p>l:19:0.2:1:5,8</text:p>
          </table:table-cell>
          <table:table-cell table:formula="of:=CONCATENATE([.F22];&quot;:&quot;;IF([.D22]&gt;1;[.G22]/([.D22]+1)/2;[.G22]/2);&quot;:&quot;;[.I22];&quot;:&quot;;[.J22])" office:value-type="string" office:string-value="24:40:0.2:1" calcext:value-type="string">
            <text:p>24:40:0.2:1</text:p>
          </table:table-cell>
          <table:table-cell table:formula="of:=CONCATENATE([.L22];&quot;:&quot;;[.M22];&quot;:&quot;;[.N22];&quot;:&quot;;[.O22];&quot;:&quot;;[.P22])" office:value-type="string" office:string-value="1:2:0.2:1,2,5:0.1,0.1,0.1" calcext:value-type="string">
            <text:p>1:2:0.2:1,2,5:0.1,0.1,0.1</text:p>
          </table:table-cell>
          <table:table-cell table:formula="of:=CONCATENATE([.S22];&quot;/&quot;;[.T22];&quot;/&quot;;[.U22];&quot;:0.3&quot;)" office:value-type="string" office:string-value="l:19:0.2:1:5,8/24:40:0.2:1/1:2:0.2:1,2,5:0.1,0.1,0.1:0.3" calcext:value-type="string">
            <text:p>l:19:0.2:1:5,8/24:40:0.2:1/1:2:0.2:1,2,5:0.1,0.1,0.1:0.3</text:p>
          </table:table-cell>
          <table:table-cell office:value-type="string" calcext:value-type="string">
            <text:p>l18t24s80m1v</text:p>
          </table:table-cell>
          <table:table-cell office:value-type="float" office:value="26371" calcext:value-type="float">
            <text:p>26371</text:p>
          </table:table-cell>
          <table:table-cell office:value-type="float" office:value="33380" calcext:value-type="float">
            <text:p>333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formula="of:=2*[.$H22]*[.$B22]*[.$K22] + [.$L22]*[.$B22]*[.$Q22]*[.$F22]" office:value-type="float" office:value="18576" calcext:value-type="float">
            <text:p>18576</text:p>
          </table:table-cell>
          <table:table-cell table:style-name="ce3" table:formula="of:=2*[.$H22]*[.$B22]*[.$K22] + 5*[.$L22]*[.$B22]*[.$Q22]*[.$F22]" office:value-type="float" office:value="23760" calcext:value-type="float">
            <text:p>237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p</text:p>
          </table:table-cell>
          <table:table-cell table:formula="of:=CONCATENATE(LEFT([.A23]);&quot;:&quot;;[.B23]+1;&quot;:&quot;;[.C23];&quot;:&quot;;[.D23];&quot;:&quot;;[.E23])" office:value-type="string" office:string-value="l:19:0.2:1:5,8" calcext:value-type="string">
            <text:p>l:19:0.2:1:5,8</text:p>
          </table:table-cell>
          <table:table-cell table:formula="of:=CONCATENATE([.F23];&quot;:&quot;;IF([.D23]&gt;1;[.G23]/([.D23]+1)/2;[.G23]/2);&quot;:&quot;;[.I23];&quot;:&quot;;[.J23])" office:value-type="string" office:string-value="96:80:0.2:1" calcext:value-type="string">
            <text:p>96:80:0.2:1</text:p>
          </table:table-cell>
          <table:table-cell table:formula="of:=CONCATENATE([.L23];&quot;:&quot;;[.M23];&quot;:&quot;;[.N23];&quot;:&quot;;[.O23];&quot;:&quot;;[.P23])" office:value-type="string" office:string-value="1:5:0.2:1,2,5:0.1,0.1,0.1" calcext:value-type="string">
            <text:p>1:5:0.2:1,2,5:0.1,0.1,0.1</text:p>
          </table:table-cell>
          <table:table-cell table:formula="of:=CONCATENATE([.S23];&quot;/&quot;;[.T23];&quot;/&quot;;[.U23];&quot;:0.3&quot;)" office:value-type="string" office:string-value="l:19:0.2:1:5,8/96:80:0.2:1/1:5:0.2:1,2,5:0.1,0.1,0.1:0.3" calcext:value-type="string">
            <text:p>l:19:0.2:1:5,8/96:80:0.2:1/1:5:0.2:1,2,5:0.1,0.1,0.1:0.3</text:p>
          </table:table-cell>
          <table:table-cell office:value-type="string" calcext:value-type="string">
            <text:p>l18t96s160m1v</text:p>
          </table:table-cell>
          <table:table-cell office:value-type="float" office:value="60824" calcext:value-type="float">
            <text:p>60824</text:p>
          </table:table-cell>
          <table:table-cell office:value-type="float" office:value="86960" calcext:value-type="float">
            <text:p>869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formula="of:=2*[.$H23]*[.$B23]*[.$K23] + [.$L23]*[.$B23]*[.$Q23]*[.$F23]" office:value-type="float" office:value="39744" calcext:value-type="float">
            <text:p>39744</text:p>
          </table:table-cell>
          <table:table-cell table:style-name="ce3" table:formula="of:=2*[.$H23]*[.$B23]*[.$K23] + 5*[.$L23]*[.$B23]*[.$Q23]*[.$F23]" office:value-type="float" office:value="60480" calcext:value-type="float">
            <text:p>6048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p</text:p>
          </table:table-cell>
          <table:table-cell table:formula="of:=CONCATENATE(LEFT([.A24]);&quot;:&quot;;[.B24]+1;&quot;:&quot;;[.C24];&quot;:&quot;;[.D24];&quot;:&quot;;[.E24])" office:value-type="string" office:string-value="l:26:0.2:1:5,8" calcext:value-type="string">
            <text:p>l:26:0.2:1:5,8</text:p>
          </table:table-cell>
          <table:table-cell table:formula="of:=CONCATENATE([.F24];&quot;:&quot;;IF([.D24]&gt;1;[.G24]/([.D24]+1)/2;[.G24]/2);&quot;:&quot;;[.I24];&quot;:&quot;;[.J24])" office:value-type="string" office:string-value="168:175:0.2:1" calcext:value-type="string">
            <text:p>168:175:0.2:1</text:p>
          </table:table-cell>
          <table:table-cell table:formula="of:=CONCATENATE([.L24];&quot;:&quot;;[.M24];&quot;:&quot;;[.N24];&quot;:&quot;;[.O24];&quot;:&quot;;[.P24])" office:value-type="string" office:string-value="1:8:0.2:1,2,5:0.1,0.1,0.1" calcext:value-type="string">
            <text:p>1:8:0.2:1,2,5:0.1,0.1,0.1</text:p>
          </table:table-cell>
          <table:table-cell table:formula="of:=CONCATENATE([.S24];&quot;/&quot;;[.T24];&quot;/&quot;;[.U24];&quot;:0.3&quot;)" office:value-type="string" office:string-value="l:26:0.2:1:5,8/168:175:0.2:1/1:8:0.2:1,2,5:0.1,0.1,0.1:0.3" calcext:value-type="string">
            <text:p>l:26:0.2:1:5,8/168:175:0.2:1/1:8:0.2:1,2,5:0.1,0.1,0.1:0.3</text:p>
          </table:table-cell>
          <table:table-cell office:value-type="string" calcext:value-type="string">
            <text:p>l25t168s350m1v</text:p>
          </table:table-cell>
          <table:table-cell office:value-type="float" office:value="175850" calcext:value-type="float">
            <text:p>175850</text:p>
          </table:table-cell>
          <table:table-cell office:value-type="float" office:value="242996" calcext:value-type="float">
            <text:p>242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formula="of:=2*[.$H24]*[.$B24]*[.$K24] + [.$L24]*[.$B24]*[.$Q24]*[.$F24]" office:value-type="float" office:value="117600" calcext:value-type="float">
            <text:p>117600</text:p>
          </table:table-cell>
          <table:table-cell table:style-name="ce3" table:formula="of:=2*[.$H24]*[.$B24]*[.$K24] + 5*[.$L24]*[.$B24]*[.$Q24]*[.$F24]" office:value-type="float" office:value="168000" calcext:value-type="float">
            <text:p>168000</text:p>
          </table:table-cell>
          <table:table-cell table:number-columns-repeated="991"/>
        </table:table-row>
        <table:table-row table:style-name="ro1">
          <table:table-cell table:number-columns-repeated="18"/>
          <table:table-cell table:formula="of:=CONCATENATE(LEFT([.A25]);&quot;:&quot;;[.B25]+1;&quot;:&quot;;[.C25];&quot;:&quot;;[.D25];&quot;:&quot;;[.E25])" office:value-type="string" office:string-value=":1:::" calcext:value-type="string">
            <text:p>:1:::</text:p>
          </table:table-cell>
          <table:table-cell table:formula="of:=CONCATENATE([.F25];&quot;:&quot;;IF([.D25]&gt;1;[.G25]/([.D25]+1)/2;[.G25]/2);&quot;:&quot;;[.I25];&quot;:&quot;;[.J25])" office:value-type="string" office:string-value=":0::" calcext:value-type="string">
            <text:p>:0::</text:p>
          </table:table-cell>
          <table:table-cell table:formula="of:=CONCATENATE([.L25];&quot;:&quot;;[.M25];&quot;:&quot;;[.N25];&quot;:&quot;;[.O25];&quot;:&quot;;[.P25])" office:value-type="string" office:string-value="::::" calcext:value-type="string">
            <text:p>::::</text:p>
          </table:table-cell>
          <table:table-cell table:formula="of:=CONCATENATE([.S25];&quot;/&quot;;[.T25];&quot;/&quot;;[.U25])" office:value-type="string" office:string-value=":1:::/:0::/::::" calcext:value-type="string">
            <text:p>:1:::/:0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26]);&quot;:&quot;;[.B26]+1;&quot;:&quot;;[.C26];&quot;:&quot;;[.D26];&quot;:&quot;;[.E26])" office:value-type="string" office:string-value=":1:::" calcext:value-type="string">
            <text:p>:1:::</text:p>
          </table:table-cell>
          <table:table-cell table:formula="of:=CONCATENATE([.F26];&quot;:&quot;;IF([.D26]&gt;1;[.G26]/([.D26]+1)/2;[.G26]/2);&quot;:&quot;;[.I26];&quot;:&quot;;[.J26])" office:value-type="string" office:string-value=":0::" calcext:value-type="string">
            <text:p>:0::</text:p>
          </table:table-cell>
          <table:table-cell table:formula="of:=CONCATENATE([.L26];&quot;:&quot;;[.M26];&quot;:&quot;;[.N26];&quot;:&quot;;[.O26];&quot;:&quot;;[.P26])" office:value-type="string" office:string-value="::::" calcext:value-type="string">
            <text:p>::::</text:p>
          </table:table-cell>
          <table:table-cell table:formula="of:=CONCATENATE([.S26];&quot;/&quot;;[.T26];&quot;/&quot;;[.U26])" office:value-type="string" office:string-value=":1:::/:0::/::::" calcext:value-type="string">
            <text:p>:1:::/:0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27]);&quot;:&quot;;[.B27]+1;&quot;:&quot;;[.C27];&quot;:&quot;;[.D27];&quot;:&quot;;[.E27])" office:value-type="string" office:string-value=":1:::" calcext:value-type="string">
            <text:p>:1:::</text:p>
          </table:table-cell>
          <table:table-cell table:formula="of:=CONCATENATE([.F27];&quot;:&quot;;IF([.D27]&gt;1;[.G27]/([.D27]+1)/2;[.G27]/2);&quot;:&quot;;[.I27];&quot;:&quot;;[.J27])" office:value-type="string" office:string-value=":0::" calcext:value-type="string">
            <text:p>:0::</text:p>
          </table:table-cell>
          <table:table-cell table:formula="of:=CONCATENATE([.L27];&quot;:&quot;;[.M27];&quot;:&quot;;[.N27];&quot;:&quot;;[.O27];&quot;:&quot;;[.P27])" office:value-type="string" office:string-value="::::" calcext:value-type="string">
            <text:p>::::</text:p>
          </table:table-cell>
          <table:table-cell table:formula="of:=CONCATENATE([.S27];&quot;/&quot;;[.T27];&quot;/&quot;;[.U27])" office:value-type="string" office:string-value=":1:::/:0::/::::" calcext:value-type="string">
            <text:p>:1:::/:0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28]);&quot;:&quot;;[.B28]+1;&quot;:&quot;;[.C28];&quot;:&quot;;[.D28];&quot;:&quot;;[.E28])" office:value-type="string" office:string-value=":1:::" calcext:value-type="string">
            <text:p>:1:::</text:p>
          </table:table-cell>
          <table:table-cell table:formula="of:=CONCATENATE([.F28];&quot;:&quot;;IF([.D28]&gt;1;[.G28]/([.D28]+1)/2;[.G28]/2);&quot;:&quot;;[.I28];&quot;:&quot;;[.J28])" office:value-type="string" office:string-value=":0::" calcext:value-type="string">
            <text:p>:0::</text:p>
          </table:table-cell>
          <table:table-cell table:formula="of:=CONCATENATE([.L28];&quot;:&quot;;[.M28];&quot;:&quot;;[.N28];&quot;:&quot;;[.O28];&quot;:&quot;;[.P28])" office:value-type="string" office:string-value="::::" calcext:value-type="string">
            <text:p>::::</text:p>
          </table:table-cell>
          <table:table-cell table:formula="of:=CONCATENATE([.S28];&quot;/&quot;;[.T28];&quot;/&quot;;[.U28])" office:value-type="string" office:string-value=":1:::/:0::/::::" calcext:value-type="string">
            <text:p>:1:::/:0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29]);&quot;:&quot;;[.B29]+1;&quot;:&quot;;[.C29];&quot;:&quot;;[.D29];&quot;:&quot;;[.E29])" office:value-type="string" office:string-value=":1:::" calcext:value-type="string">
            <text:p>:1:::</text:p>
          </table:table-cell>
          <table:table-cell table:formula="of:=CONCATENATE([.F29];&quot;:&quot;;IF([.D29]&gt;1;[.G29]/([.D29]+1)/2;[.G29]/2);&quot;:&quot;;[.I29];&quot;:&quot;;[.J29])" office:value-type="string" office:string-value=":0::" calcext:value-type="string">
            <text:p>:0::</text:p>
          </table:table-cell>
          <table:table-cell table:formula="of:=CONCATENATE([.L29];&quot;:&quot;;[.M29];&quot;:&quot;;[.N29];&quot;:&quot;;[.O29];&quot;:&quot;;[.P29])" office:value-type="string" office:string-value="::::" calcext:value-type="string">
            <text:p>::::</text:p>
          </table:table-cell>
          <table:table-cell table:formula="of:=CONCATENATE([.S29];&quot;/&quot;;[.T29];&quot;/&quot;;[.U29])" office:value-type="string" office:string-value=":1:::/:0::/::::" calcext:value-type="string">
            <text:p>:1:::/:0::/::::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8,8,2,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.1,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LEFT([.A30]);&quot;:&quot;)" office:value-type="string" office:string-value="n:" calcext:value-type="string">
            <text:p>n:</text:p>
          </table:table-cell>
          <table:table-cell table:formula="of:=CONCATENATE([.F30];&quot;:&quot;;[.G30];&quot;:&quot;;[.I30];&quot;:&quot;;[.J30])" office:value-type="string" office:string-value="5:8,8,2,2:0.1:1" calcext:value-type="string">
            <text:p>5:8,8,2,2:0.1:1</text:p>
          </table:table-cell>
          <table:table-cell table:formula="of:=CONCATENATE([.L30];&quot;:&quot;;[.M30];&quot;:&quot;;[.N30];&quot;:&quot;;[.O30];&quot;:&quot;;[.P30])" office:value-type="string" office:string-value="0.5:1:0.2:1,2:0.1,0.1" calcext:value-type="string">
            <text:p>0.5:1:0.2:1,2:0.1,0.1</text:p>
          </table:table-cell>
          <table:table-cell table:formula="of:=CONCATENATE([.S30];&quot;/&quot;;[.T30];&quot;/&quot;;[.U30])" office:value-type="string" office:string-value="n:/5:8,8,2,2:0.1:1/0.5:1:0.2:1,2:0.1,0.1" calcext:value-type="string">
            <text:p>n:/5:8,8,2,2:0.1:1/0.5:1:0.2:1,2:0.1,0.1</text:p>
          </table:table-cell>
          <table:table-cell office:value-type="string" calcext:value-type="string">
            <text:p>n9t5s20m05</text:p>
          </table:table-cell>
          <table:table-cell office:value-type="float" office:value="3282" calcext:value-type="float">
            <text:p>3282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3" table:formula="of:=2*[.$H30]*[.$B30]*[.$K30] + 0.5*[.$B30]*[.$Q30]*[.$F30]" office:value-type="float" office:value="1845" calcext:value-type="float">
            <text:p>1845</text:p>
          </table:table-cell>
          <table:table-cell table:style-name="ce3" table:formula="of:=2*[.$H30]*[.$B30]*[.$K30] + 5*0.5*[.$B30]*[.$Q30]*[.$F30]" office:value-type="float" office:value="2025" calcext:value-type="float">
            <text:p>20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15,15,10,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.1,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LEFT([.A31]);&quot;:&quot;)" office:value-type="string" office:string-value="n:" calcext:value-type="string">
            <text:p>n:</text:p>
          </table:table-cell>
          <table:table-cell table:formula="of:=CONCATENATE([.F31];&quot;:&quot;;[.G31];&quot;:&quot;;[.I31];&quot;:&quot;;[.J31])" office:value-type="string" office:string-value="24:15,15,10,10:0.1:1" calcext:value-type="string">
            <text:p>24:15,15,10,10:0.1:1</text:p>
          </table:table-cell>
          <table:table-cell table:formula="of:=CONCATENATE([.L31];&quot;:&quot;;[.M31];&quot;:&quot;;[.N31];&quot;:&quot;;[.O31];&quot;:&quot;;[.P31])" office:value-type="string" office:string-value="1:2:0.2:1,2:0.1,0.1" calcext:value-type="string">
            <text:p>1:2:0.2:1,2:0.1,0.1</text:p>
          </table:table-cell>
          <table:table-cell table:formula="of:=CONCATENATE([.S31];&quot;/&quot;;[.T31];&quot;/&quot;;[.U31])" office:value-type="string" office:string-value="n:/24:15,15,10,10:0.1:1/1:2:0.2:1,2:0.1,0.1" calcext:value-type="string">
            <text:p>n:/24:15,15,10,10:0.1:1/1:2:0.2:1,2:0.1,0.1</text:p>
          </table:table-cell>
          <table:table-cell office:value-type="string" calcext:value-type="string">
            <text:p>n9t24s50m1</text:p>
          </table:table-cell>
          <table:table-cell office:value-type="float" office:value="27460" calcext:value-type="float">
            <text:p>27460</text:p>
          </table:table-cell>
          <table:table-cell office:value-type="float" office:value="25369" calcext:value-type="float">
            <text:p>25369</text:p>
          </table:table-cell>
          <table:table-cell office:value-type="string" calcext:value-type="string">
            <text:p>1,5m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 ordering, Many symmetric solutions</text:p>
          </table:table-cell>
          <table:table-cell table:number-columns-repeated="2"/>
          <table:table-cell table:style-name="ce3" table:formula="of:=2*[.$H31]*[.$B31]*[.$K31] + [.$L31]*[.$B31]*[.$Q31]*[.$F31]" office:value-type="float" office:value="22032" calcext:value-type="float">
            <text:p>22032</text:p>
          </table:table-cell>
          <table:table-cell table:style-name="ce3" table:formula="of:=2*[.$H31]*[.$B31]*[.$K31] + 5*[.$L31]*[.$B31]*[.$Q31]*[.$F31]" office:value-type="float" office:value="23760" calcext:value-type="float">
            <text:p>237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CONCATENATE(LEFT([.A32]);&quot;:&quot;)" office:value-type="string" office:string-value=":" calcext:value-type="string">
            <text:p>:</text:p>
          </table:table-cell>
          <table:table-cell table:formula="of:=CONCATENATE([.F32];&quot;:&quot;;[.G32];&quot;:&quot;;[.I32];&quot;:&quot;;[.J32])" office:value-type="string" office:string-value=":::" calcext:value-type="string">
            <text:p>:::</text:p>
          </table:table-cell>
          <table:table-cell table:formula="of:=CONCATENATE([.L32];&quot;:&quot;;[.M32];&quot;:&quot;;[.N32];&quot;:&quot;;[.O32];&quot;:&quot;;[.P32])" office:value-type="string" office:string-value="1::::" calcext:value-type="string">
            <text:p>1::::</text:p>
          </table:table-cell>
          <table:table-cell table:style-name="Default"/>
          <table:table-cell office:value-type="string" calcext:value-type="string">
            <text:p>+/- 2h</text:p>
          </table:table-cell>
          <table:table-cell office:value-type="float" office:value="10918" calcext:value-type="float">
            <text:p>10918</text:p>
          </table:table-cell>
          <table:table-cell office:value-type="float" office:value="8827" calcext:value-type="float">
            <text:p>8827</text:p>
          </table:table-cell>
          <table:table-cell office:value-type="string" calcext:value-type="string">
            <text:p>15s</text:p>
          </table:table-cell>
          <table:table-cell office:value-type="string" calcext:value-type="string">
            <text:p>45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table:formula="of:=2*[.$H32]*[.$B32]*[.$K32] + [.$L32]*[.$B32]*[.$Q32]*[.$F32]" office:value-type="float" office:value="5400" calcext:value-type="float">
            <text:p>5400</text:p>
          </table:table-cell>
          <table:table-cell table:style-name="ce4" table:formula="of:=2*[.$H32]*[.$B32]*[.$K32] + 5*[.$L32]*[.$B32]*[.$Q32]*[.$F32]" office:value-type="float" office:value="5400" calcext:value-type="float">
            <text:p>540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30,30,20,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33]);&quot;:&quot;)" office:value-type="string" office:string-value="n:" calcext:value-type="string">
            <text:p>n:</text:p>
          </table:table-cell>
          <table:table-cell table:formula="of:=CONCATENATE([.F33];&quot;:&quot;;[.G33];&quot;:&quot;;[.I33];&quot;:&quot;;[.J33])" office:value-type="string" office:string-value="48:30,30,20,20:0.1:1" calcext:value-type="string">
            <text:p>48:30,30,20,20:0.1:1</text:p>
          </table:table-cell>
          <table:table-cell table:formula="of:=CONCATENATE([.L33];&quot;:&quot;;[.M33];&quot;:&quot;;[.N33];&quot;:&quot;;[.O33];&quot;:&quot;;[.P33])" office:value-type="string" office:string-value="1:3:0.2:1,2,5:0.1,0.1,0.1" calcext:value-type="string">
            <text:p>1:3:0.2:1,2,5:0.1,0.1,0.1</text:p>
          </table:table-cell>
          <table:table-cell table:formula="of:=CONCATENATE([.S33];&quot;/&quot;;[.T33];&quot;/&quot;;[.U33];&quot;:0.3&quot;)" office:value-type="string" office:string-value="n:/48:30,30,20,20:0.1:1/1:3:0.2:1,2,5:0.1,0.1,0.1:0.3" calcext:value-type="string">
            <text:p>n:/48:30,30,20,20:0.1:1/1:3:0.2:1,2,5:0.1,0.1,0.1:0.3</text:p>
          </table:table-cell>
          <table:table-cell office:value-type="string" calcext:value-type="string">
            <text:p>n9t48s100m1v</text:p>
          </table:table-cell>
          <table:table-cell office:value-type="float" office:value="11948" calcext:value-type="float">
            <text:p>11948</text:p>
          </table:table-cell>
          <table:table-cell office:value-type="float" office:value="17866" calcext:value-type="float">
            <text:p>17866</text:p>
          </table:table-cell>
          <table:table-cell table:number-columns-repeated="6"/>
          <table:table-cell table:style-name="ce3" table:formula="of:=2*[.$H33]*[.$B33]*[.$K33] + [.$L33]*[.$B33]*[.$Q33]*[.$F33]" office:value-type="float" office:value="12096" calcext:value-type="float">
            <text:p>12096</text:p>
          </table:table-cell>
          <table:table-cell table:style-name="ce3" table:formula="of:=2*[.$H33]*[.$B33]*[.$K33] + 5*[.$L33]*[.$B33]*[.$Q33]*[.$F33]" office:value-type="float" office:value="17280" calcext:value-type="float">
            <text:p>1728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60,60,40,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34]);&quot;:&quot;)" office:value-type="string" office:string-value="n:" calcext:value-type="string">
            <text:p>n:</text:p>
          </table:table-cell>
          <table:table-cell table:formula="of:=CONCATENATE([.F34];&quot;:&quot;;[.G34];&quot;:&quot;;[.I34];&quot;:&quot;;[.J34])" office:value-type="string" office:string-value="96:60,60,40,40:0.1:1" calcext:value-type="string">
            <text:p>96:60,60,40,40:0.1:1</text:p>
          </table:table-cell>
          <table:table-cell table:formula="of:=CONCATENATE([.L34];&quot;:&quot;;[.M34];&quot;:&quot;;[.N34];&quot;:&quot;;[.O34];&quot;:&quot;;[.P34])" office:value-type="string" office:string-value="1:5:0.2:1,2,5:0.1,0.1,0.1" calcext:value-type="string">
            <text:p>1:5:0.2:1,2,5:0.1,0.1,0.1</text:p>
          </table:table-cell>
          <table:table-cell table:formula="of:=CONCATENATE([.S34];&quot;/&quot;;[.T34];&quot;/&quot;;[.U34];&quot;:0.3&quot;)" office:value-type="string" office:string-value="n:/96:60,60,40,40:0.1:1/1:5:0.2:1,2,5:0.1,0.1,0.1:0.3" calcext:value-type="string">
            <text:p>n:/96:60,60,40,40:0.1:1/1:5:0.2:1,2,5:0.1,0.1,0.1:0.3</text:p>
          </table:table-cell>
          <table:table-cell office:value-type="string" calcext:value-type="string">
            <text:p>n9t96s200m1v</text:p>
          </table:table-cell>
          <table:table-cell office:value-type="float" office:value="24028" calcext:value-type="float">
            <text:p>24028</text:p>
          </table:table-cell>
          <table:table-cell office:value-type="float" office:value="35890" calcext:value-type="float">
            <text:p>35890</text:p>
          </table:table-cell>
          <table:table-cell table:number-columns-repeated="6"/>
          <table:table-cell table:style-name="ce3" table:formula="of:=2*[.$H34]*[.$B34]*[.$K34] + [.$L34]*[.$B34]*[.$Q34]*[.$F34]" office:value-type="float" office:value="24192" calcext:value-type="float">
            <text:p>24192</text:p>
          </table:table-cell>
          <table:table-cell table:style-name="ce3" table:formula="of:=2*[.$H34]*[.$B34]*[.$K34] + 5*[.$L34]*[.$B34]*[.$Q34]*[.$F34]" office:value-type="float" office:value="34560" calcext:value-type="float">
            <text:p>345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string" calcext:value-type="string">
            <text:p>100,100,75,7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0.1,0.1,0.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LEFT([.A35]);&quot;:&quot;)" office:value-type="string" office:string-value="n:" calcext:value-type="string">
            <text:p>n:</text:p>
          </table:table-cell>
          <table:table-cell table:formula="of:=CONCATENATE([.F35];&quot;:&quot;;[.G35];&quot;:&quot;;[.I35];&quot;:&quot;;[.J35])" office:value-type="string" office:string-value="168:100,100,75,75:0.1:1" calcext:value-type="string">
            <text:p>168:100,100,75,75:0.1:1</text:p>
          </table:table-cell>
          <table:table-cell table:formula="of:=CONCATENATE([.L35];&quot;:&quot;;[.M35];&quot;:&quot;;[.N35];&quot;:&quot;;[.O35];&quot;:&quot;;[.P35])" office:value-type="string" office:string-value="1:8:0.2:1,2,5:0.1,0.1,0.1" calcext:value-type="string">
            <text:p>1:8:0.2:1,2,5:0.1,0.1,0.1</text:p>
          </table:table-cell>
          <table:table-cell table:formula="of:=CONCATENATE([.S35];&quot;/&quot;;[.T35];&quot;/&quot;;[.U35];&quot;:0.3&quot;)" office:value-type="string" office:string-value="n:/168:100,100,75,75:0.1:1/1:8:0.2:1,2,5:0.1,0.1,0.1:0.3" calcext:value-type="string">
            <text:p>n:/168:100,100,75,75:0.1:1/1:8:0.2:1,2,5:0.1,0.1,0.1:0.3</text:p>
          </table:table-cell>
          <table:table-cell office:value-type="string" calcext:value-type="string">
            <text:p>n9t168s350m1v</text:p>
          </table:table-cell>
          <table:table-cell office:value-type="float" office:value="41526" calcext:value-type="float">
            <text:p>41526</text:p>
          </table:table-cell>
          <table:table-cell office:value-type="float" office:value="62244" calcext:value-type="float">
            <text:p>62244</text:p>
          </table:table-cell>
          <table:table-cell table:number-columns-repeated="6"/>
          <table:table-cell table:style-name="ce3" table:formula="of:=2*[.$H35]*[.$B35]*[.$K35] + [.$L35]*[.$B35]*[.$Q35]*[.$F35]" office:value-type="float" office:value="42336" calcext:value-type="float">
            <text:p>42336</text:p>
          </table:table-cell>
          <table:table-cell table:style-name="ce3" table:formula="of:=2*[.$H35]*[.$B35]*[.$K35] + 5*[.$L35]*[.$B35]*[.$Q35]*[.$F35]" office:value-type="float" office:value="60480" calcext:value-type="float">
            <text:p>60480</text:p>
          </table:table-cell>
          <table:table-cell table:number-columns-repeated="991"/>
        </table:table-row>
        <table:table-row table:style-name="ro1">
          <table:table-cell table:number-columns-repeated="18"/>
          <table:table-cell table:formula="of:=CONCATENATE(LEFT([.A36]);&quot;:&quot;)" office:value-type="string" office:string-value=":" calcext:value-type="string">
            <text:p>:</text:p>
          </table:table-cell>
          <table:table-cell table:formula="of:=CONCATENATE([.F36];&quot;:&quot;;[.G36];&quot;:&quot;;[.I36];&quot;:&quot;;[.J36])" office:value-type="string" office:string-value=":::" calcext:value-type="string">
            <text:p>:::</text:p>
          </table:table-cell>
          <table:table-cell table:formula="of:=CONCATENATE([.L36];&quot;:&quot;;[.M36];&quot;:&quot;;[.N36];&quot;:&quot;;[.O36];&quot;:&quot;;[.P36])" office:value-type="string" office:string-value="::::" calcext:value-type="string">
            <text:p>::::</text:p>
          </table:table-cell>
          <table:table-cell table:formula="of:=CONCATENATE([.S36];&quot;/&quot;;[.T36];&quot;/&quot;;[.U36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37]);&quot;:&quot;)" office:value-type="string" office:string-value=":" calcext:value-type="string">
            <text:p>:</text:p>
          </table:table-cell>
          <table:table-cell table:formula="of:=CONCATENATE([.F37];&quot;:&quot;;[.G37];&quot;:&quot;;[.I37];&quot;:&quot;;[.J37])" office:value-type="string" office:string-value=":::" calcext:value-type="string">
            <text:p>:::</text:p>
          </table:table-cell>
          <table:table-cell table:formula="of:=CONCATENATE([.L37];&quot;:&quot;;[.M37];&quot;:&quot;;[.N37];&quot;:&quot;;[.O37];&quot;:&quot;;[.P37])" office:value-type="string" office:string-value="::::" calcext:value-type="string">
            <text:p>::::</text:p>
          </table:table-cell>
          <table:table-cell table:formula="of:=CONCATENATE([.S37];&quot;/&quot;;[.T37];&quot;/&quot;;[.U37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38]);&quot;:&quot;)" office:value-type="string" office:string-value=":" calcext:value-type="string">
            <text:p>:</text:p>
          </table:table-cell>
          <table:table-cell table:formula="of:=CONCATENATE([.F38];&quot;:&quot;;[.G38];&quot;:&quot;;[.I38];&quot;:&quot;;[.J38])" office:value-type="string" office:string-value=":::" calcext:value-type="string">
            <text:p>:::</text:p>
          </table:table-cell>
          <table:table-cell table:formula="of:=CONCATENATE([.L38];&quot;:&quot;;[.M38];&quot;:&quot;;[.N38];&quot;:&quot;;[.O38];&quot;:&quot;;[.P38])" office:value-type="string" office:string-value="::::" calcext:value-type="string">
            <text:p>::::</text:p>
          </table:table-cell>
          <table:table-cell table:formula="of:=CONCATENATE([.S38];&quot;/&quot;;[.T38];&quot;/&quot;;[.U38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39]);&quot;:&quot;)" office:value-type="string" office:string-value=":" calcext:value-type="string">
            <text:p>:</text:p>
          </table:table-cell>
          <table:table-cell table:formula="of:=CONCATENATE([.F39];&quot;:&quot;;[.G39];&quot;:&quot;;[.I39];&quot;:&quot;;[.J39])" office:value-type="string" office:string-value=":::" calcext:value-type="string">
            <text:p>:::</text:p>
          </table:table-cell>
          <table:table-cell table:formula="of:=CONCATENATE([.L39];&quot;:&quot;;[.M39];&quot;:&quot;;[.N39];&quot;:&quot;;[.O39];&quot;:&quot;;[.P39])" office:value-type="string" office:string-value="::::" calcext:value-type="string">
            <text:p>::::</text:p>
          </table:table-cell>
          <table:table-cell table:formula="of:=CONCATENATE([.S39];&quot;/&quot;;[.T39];&quot;/&quot;;[.U39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0]);&quot;:&quot;)" office:value-type="string" office:string-value=":" calcext:value-type="string">
            <text:p>:</text:p>
          </table:table-cell>
          <table:table-cell table:formula="of:=CONCATENATE([.F40];&quot;:&quot;;[.G40];&quot;:&quot;;[.I40];&quot;:&quot;;[.J40])" office:value-type="string" office:string-value=":::" calcext:value-type="string">
            <text:p>:::</text:p>
          </table:table-cell>
          <table:table-cell table:formula="of:=CONCATENATE([.L40];&quot;:&quot;;[.M40];&quot;:&quot;;[.N40];&quot;:&quot;;[.O40];&quot;:&quot;;[.P40])" office:value-type="string" office:string-value="::::" calcext:value-type="string">
            <text:p>::::</text:p>
          </table:table-cell>
          <table:table-cell table:formula="of:=CONCATENATE([.S40];&quot;/&quot;;[.T40];&quot;/&quot;;[.U40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1]);&quot;:&quot;)" office:value-type="string" office:string-value=":" calcext:value-type="string">
            <text:p>:</text:p>
          </table:table-cell>
          <table:table-cell table:formula="of:=CONCATENATE([.F41];&quot;:&quot;;[.G41];&quot;:&quot;;[.I41];&quot;:&quot;;[.J41])" office:value-type="string" office:string-value=":::" calcext:value-type="string">
            <text:p>:::</text:p>
          </table:table-cell>
          <table:table-cell table:formula="of:=CONCATENATE([.L41];&quot;:&quot;;[.M41];&quot;:&quot;;[.N41];&quot;:&quot;;[.O41];&quot;:&quot;;[.P41])" office:value-type="string" office:string-value="::::" calcext:value-type="string">
            <text:p>::::</text:p>
          </table:table-cell>
          <table:table-cell table:formula="of:=CONCATENATE([.S41];&quot;/&quot;;[.T41];&quot;/&quot;;[.U41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2]);&quot;:&quot;)" office:value-type="string" office:string-value=":" calcext:value-type="string">
            <text:p>:</text:p>
          </table:table-cell>
          <table:table-cell table:formula="of:=CONCATENATE([.F42];&quot;:&quot;;[.G42];&quot;:&quot;;[.I42];&quot;:&quot;;[.J42])" office:value-type="string" office:string-value=":::" calcext:value-type="string">
            <text:p>:::</text:p>
          </table:table-cell>
          <table:table-cell table:formula="of:=CONCATENATE([.L42];&quot;:&quot;;[.M42];&quot;:&quot;;[.N42];&quot;:&quot;;[.O42];&quot;:&quot;;[.P42])" office:value-type="string" office:string-value="::::" calcext:value-type="string">
            <text:p>::::</text:p>
          </table:table-cell>
          <table:table-cell table:formula="of:=CONCATENATE([.S42];&quot;/&quot;;[.T42];&quot;/&quot;;[.U42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3]);&quot;:&quot;)" office:value-type="string" office:string-value=":" calcext:value-type="string">
            <text:p>:</text:p>
          </table:table-cell>
          <table:table-cell table:formula="of:=CONCATENATE([.F43];&quot;:&quot;;[.G43];&quot;:&quot;;[.I43];&quot;:&quot;;[.J43])" office:value-type="string" office:string-value=":::" calcext:value-type="string">
            <text:p>:::</text:p>
          </table:table-cell>
          <table:table-cell table:formula="of:=CONCATENATE([.L43];&quot;:&quot;;[.M43];&quot;:&quot;;[.N43];&quot;:&quot;;[.O43];&quot;:&quot;;[.P43])" office:value-type="string" office:string-value="::::" calcext:value-type="string">
            <text:p>::::</text:p>
          </table:table-cell>
          <table:table-cell table:formula="of:=CONCATENATE([.S43];&quot;/&quot;;[.T43];&quot;/&quot;;[.U43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4]);&quot;:&quot;)" office:value-type="string" office:string-value=":" calcext:value-type="string">
            <text:p>:</text:p>
          </table:table-cell>
          <table:table-cell table:formula="of:=CONCATENATE([.F44];&quot;:&quot;;[.G44];&quot;:&quot;;[.I44];&quot;:&quot;;[.J44])" office:value-type="string" office:string-value=":::" calcext:value-type="string">
            <text:p>:::</text:p>
          </table:table-cell>
          <table:table-cell table:formula="of:=CONCATENATE([.L44];&quot;:&quot;;[.M44];&quot;:&quot;;[.N44];&quot;:&quot;;[.O44];&quot;:&quot;;[.P44])" office:value-type="string" office:string-value="::::" calcext:value-type="string">
            <text:p>::::</text:p>
          </table:table-cell>
          <table:table-cell table:formula="of:=CONCATENATE([.S44];&quot;/&quot;;[.T44];&quot;/&quot;;[.U44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5]);&quot;:&quot;)" office:value-type="string" office:string-value=":" calcext:value-type="string">
            <text:p>:</text:p>
          </table:table-cell>
          <table:table-cell table:formula="of:=CONCATENATE([.F45];&quot;:&quot;;[.G45];&quot;:&quot;;[.I45];&quot;:&quot;;[.J45])" office:value-type="string" office:string-value=":::" calcext:value-type="string">
            <text:p>:::</text:p>
          </table:table-cell>
          <table:table-cell table:formula="of:=CONCATENATE([.L45];&quot;:&quot;;[.M45];&quot;:&quot;;[.N45];&quot;:&quot;;[.O45];&quot;:&quot;;[.P45])" office:value-type="string" office:string-value="::::" calcext:value-type="string">
            <text:p>::::</text:p>
          </table:table-cell>
          <table:table-cell table:formula="of:=CONCATENATE([.S45];&quot;/&quot;;[.T45];&quot;/&quot;;[.U45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CONCATENATE(LEFT([.A46]);&quot;:&quot;)" office:value-type="string" office:string-value=":" calcext:value-type="string">
            <text:p>:</text:p>
          </table:table-cell>
          <table:table-cell table:formula="of:=CONCATENATE([.F46];&quot;:&quot;;[.G46];&quot;:&quot;;[.I46];&quot;:&quot;;[.J46])" office:value-type="string" office:string-value=":::" calcext:value-type="string">
            <text:p>:::</text:p>
          </table:table-cell>
          <table:table-cell table:formula="of:=CONCATENATE([.L46];&quot;:&quot;;[.M46];&quot;:&quot;;[.N46];&quot;:&quot;;[.O46];&quot;:&quot;;[.P46])" office:value-type="string" office:string-value="::::" calcext:value-type="string">
            <text:p>::::</text:p>
          </table:table-cell>
          <table:table-cell table:formula="of:=CONCATENATE([.S46];&quot;/&quot;;[.T46];&quot;/&quot;;[.U46])" office:value-type="string" office:string-value=":/:::/::::" calcext:value-type="string">
            <text:p>:/:::/::::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olver prunes variables</text:p>
          </table:table-cell>
        </table:table-row>
        <table:table-row table:style-name="ro1">
          <table:table-cell office:value-type="string" calcext:value-type="string">
            <text:p>Not possible to schedule 1h maint back-to-back?</text:p>
          </table:table-cell>
        </table:table-row>
      </table:table>
      <table:table table:name="Typical progress" table:style-name="ta1">
        <table:shapes>
          <draw:frame draw:z-index="0" draw:style-name="gr1" draw:text-style-name="P1" svg:width="15.999cm" svg:height="8.999cm" svg:x="18.558cm" svg:y="1.099cm">
            <draw:object draw:notify-on-update-of-ranges="'Typical progress'.K9:'Typical progress'.K161 'Typical progress'.G9:'Typical progress'.G161 'Typical progress'.K9:'Typical progress'.K161 'Typical progress'.H9:'Typical progress'.H161 'Typical progress'.K9:'Typical progress'.K161 'Typical progress'.I9:'Typical progress'.I1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number-columns-repeated="8" table:default-cell-style-name="Default"/>
        <table:table-column table:style-name="co15" table:default-cell-style-name="ce5"/>
        <table:table-column table:style-name="co15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ls9p24t40m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imit train scheduling window to +/- 2.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sing the following valid inequalities: ['']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orcing all trains to be schedule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dding hard train separation: 0.083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83.1" calcext:value-type="float">
            <text:p>83,1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24.21318" calcext:value-type="float">
            <text:p>224,21318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629" calcext:value-type="percentage">
            <text:p>62,9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224.21318" calcext:value-type="float">
            <text:p>224,21318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629" calcext:value-type="percentage">
            <text:p>62,9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224.21318" calcext:value-type="float">
            <text:p>224,21318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629" calcext:value-type="percentage">
            <text:p>62,9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24.21318" calcext:value-type="float">
            <text:p>224,21318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629" calcext:value-type="percentage">
            <text:p>62,9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224.21318" calcext:value-type="float">
            <text:p>224,21318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629" calcext:value-type="percentage">
            <text:p>62,9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24.21318" calcext:value-type="float">
            <text:p>224,21318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629" calcext:value-type="percentage">
            <text:p>62,90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85.86164" calcext:value-type="float">
            <text:p>185,86164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553" calcext:value-type="percentage">
            <text:p>55,30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85.86164" calcext:value-type="float">
            <text:p>185,86164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553" calcext:value-type="percentage">
            <text:p>55,30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83.1" calcext:value-type="float">
            <text:p>83,1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185.86164" calcext:value-type="float">
            <text:p>185,86164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553" calcext:value-type="percentage">
            <text:p>55,30%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71.42152" calcext:value-type="float">
            <text:p>171,42152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515" calcext:value-type="percentage">
            <text:p>51,50%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4" calcext:value-type="float">
            <text:p>234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48.85971" calcext:value-type="float">
            <text:p>148,85971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442" calcext:value-type="percentage">
            <text:p>44,20%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2" calcext:value-type="float">
            <text:p>262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27.70405" calcext:value-type="float">
            <text:p>127,70405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349" calcext:value-type="percentage">
            <text:p>34,90%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95" calcext:value-type="float">
            <text:p>295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00.59013" calcext:value-type="float">
            <text:p>100,59013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174" calcext:value-type="percentage">
            <text:p>17,40%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96" calcext:value-type="float">
            <text:p>296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99.39916" calcext:value-type="float">
            <text:p>99,39916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164" calcext:value-type="percentage">
            <text:p>16,40%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97" calcext:value-type="float">
            <text:p>297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97.57554" calcext:value-type="float">
            <text:p>97,57554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148" calcext:value-type="percentage">
            <text:p>14,80%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6" calcext:value-type="float">
            <text:p>326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90.45007" calcext:value-type="float">
            <text:p>90,45007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0813" calcext:value-type="percentage">
            <text:p>8,13%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263" calcext:value-type="float">
            <text:p>263</text:p>
          </table:table-cell>
          <table:table-cell office:value-type="float" office:value="83.83404" calcext:value-type="float">
            <text:p>83,83404</text:p>
          </table:table-cell>
          <table:table-cell office:value-type="float" office:value="44" calcext:value-type="float">
            <text:p>44</text:p>
          </table:table-cell>
          <table:table-cell office:value-type="float" office:value="1070" calcext:value-type="float">
            <text:p>1070</text:p>
          </table:table-cell>
          <table:table-cell office:value-type="float" office:value="90.45007" calcext:value-type="float">
            <text:p>90,45007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0813" calcext:value-type="percentage">
            <text:p>8,13%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08" calcext:value-type="float">
            <text:p>408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88.13863" calcext:value-type="float">
            <text:p>88,13863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0572" calcext:value-type="percentage">
            <text:p>5,72%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38" calcext:value-type="float">
            <text:p>538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87.25391" calcext:value-type="float">
            <text:p>87,25391</text:p>
          </table:table-cell>
          <table:table-cell office:value-type="float" office:value="83.1" calcext:value-type="float">
            <text:p>83,1</text:p>
          </table:table-cell>
          <table:table-cell office:value-type="percentage" office:value="0.0476" calcext:value-type="percentage">
            <text:p>4,76%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30" calcext:value-type="float">
            <text:p>630</text:p>
          </table:table-cell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86.5405" calcext:value-type="float">
            <text:p>86,5405</text:p>
          </table:table-cell>
          <table:table-cell office:value-type="float" office:value="83.10036" calcext:value-type="float">
            <text:p>83,10036</text:p>
          </table:table-cell>
          <table:table-cell office:value-type="percentage" office:value="0.0398" calcext:value-type="percentage">
            <text:p>3,98%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36" calcext:value-type="float">
            <text:p>636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86.45613" calcext:value-type="float">
            <text:p>86,45613</text:p>
          </table:table-cell>
          <table:table-cell office:value-type="float" office:value="83.10036" calcext:value-type="float">
            <text:p>83,10036</text:p>
          </table:table-cell>
          <table:table-cell office:value-type="percentage" office:value="0.0388" calcext:value-type="percentage">
            <text:p>3,88%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39" calcext:value-type="float">
            <text:p>639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86.3457" calcext:value-type="float">
            <text:p>86,3457</text:p>
          </table:table-cell>
          <table:table-cell office:value-type="float" office:value="83.10036" calcext:value-type="float">
            <text:p>83,10036</text:p>
          </table:table-cell>
          <table:table-cell office:value-type="percentage" office:value="0.0376" calcext:value-type="percentage">
            <text:p>3,76%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94" calcext:value-type="float">
            <text:p>694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86.3447" calcext:value-type="float">
            <text:p>86,3447</text:p>
          </table:table-cell>
          <table:table-cell office:value-type="float" office:value="83.10036" calcext:value-type="float">
            <text:p>83,10036</text:p>
          </table:table-cell>
          <table:table-cell office:value-type="percentage" office:value="0.0376" calcext:value-type="percentage">
            <text:p>3,76%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12" calcext:value-type="float">
            <text:p>712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86.24177" calcext:value-type="float">
            <text:p>86,24177</text:p>
          </table:table-cell>
          <table:table-cell office:value-type="float" office:value="83.10036" calcext:value-type="float">
            <text:p>83,10036</text:p>
          </table:table-cell>
          <table:table-cell office:value-type="percentage" office:value="0.0364" calcext:value-type="percentage">
            <text:p>3,64%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17" calcext:value-type="float">
            <text:p>717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86.1186" calcext:value-type="float">
            <text:p>86,1186</text:p>
          </table:table-cell>
          <table:table-cell office:value-type="float" office:value="83.10036" calcext:value-type="float">
            <text:p>83,10036</text:p>
          </table:table-cell>
          <table:table-cell office:value-type="percentage" office:value="0.035" calcext:value-type="percentage">
            <text:p>3,50%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20" calcext:value-type="float">
            <text:p>820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86.01928" calcext:value-type="float">
            <text:p>86,01928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339" calcext:value-type="percentage">
            <text:p>3,39%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21" calcext:value-type="float">
            <text:p>821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85.804" calcext:value-type="float">
            <text:p>85,804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315" calcext:value-type="percentage">
            <text:p>3,15%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81" calcext:value-type="float">
            <text:p>881</text:p>
          </table:table-cell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85.70558" calcext:value-type="float">
            <text:p>85,70558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304" calcext:value-type="percentage">
            <text:p>3,04%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82" calcext:value-type="float">
            <text:p>882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85.0897" calcext:value-type="float">
            <text:p>85,0897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34" calcext:value-type="percentage">
            <text:p>2,34%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94" calcext:value-type="float">
            <text:p>1094</text:p>
          </table:table-cell>
          <table:table-cell office:value-type="float" office:value="767" calcext:value-type="float">
            <text:p>767</text:p>
          </table:table-cell>
          <table:table-cell table:number-columns-repeated="3"/>
          <table:table-cell office:value-type="float" office:value="85.0878" calcext:value-type="float">
            <text:p>85,0878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33" calcext:value-type="percentage">
            <text:p>2,33%</text:p>
          </table:table-cell>
          <table:table-cell office:value-type="float" office:value="97.2" calcext:value-type="float">
            <text:p>9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float" office:value="770" calcext:value-type="float">
            <text:p>770</text:p>
          </table:table-cell>
          <table:table-cell office:value-type="float" office:value="83.59413" calcext:value-type="float">
            <text:p>83,59413</text:p>
          </table:table-cell>
          <table:table-cell office:value-type="float" office:value="12" calcext:value-type="float">
            <text:p>12</text:p>
          </table:table-cell>
          <table:table-cell office:value-type="float" office:value="684" calcext:value-type="float">
            <text:p>684</text:p>
          </table:table-cell>
          <table:table-cell office:value-type="float" office:value="85.0878" calcext:value-type="float">
            <text:p>85,0878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33" calcext:value-type="percentage">
            <text:p>2,33%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office:value-type="float" office:value="875" calcext:value-type="float">
            <text:p>875</text:p>
          </table:table-cell>
          <table:table-cell office:value-type="float" office:value="83.1027" calcext:value-type="float">
            <text:p>83,1027</text:p>
          </table:table-cell>
          <table:table-cell office:value-type="float" office:value="28" calcext:value-type="float">
            <text:p>28</text:p>
          </table:table-cell>
          <table:table-cell office:value-type="float" office:value="551" calcext:value-type="float">
            <text:p>551</text:p>
          </table:table-cell>
          <table:table-cell office:value-type="float" office:value="85.0878" calcext:value-type="float">
            <text:p>85,0878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33" calcext:value-type="percentage">
            <text:p>2,33%</text:p>
          </table:table-cell>
          <table:table-cell office:value-type="float" office:value="95.1" calcext:value-type="float">
            <text:p>95,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40" calcext:value-type="float">
            <text:p>1640</text:p>
          </table:table-cell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85.06512" calcext:value-type="float">
            <text:p>85,06512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31" calcext:value-type="percentage">
            <text:p>2,31%</text:p>
          </table:table-cell>
          <table:table-cell office:value-type="float" office:value="81.3" calcext:value-type="float">
            <text:p>81,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36" calcext:value-type="float">
            <text:p>1736</text:p>
          </table:table-cell>
          <table:table-cell office:value-type="float" office:value="939" calcext:value-type="float">
            <text:p>939</text:p>
          </table:table-cell>
          <table:table-cell table:number-columns-repeated="3"/>
          <table:table-cell office:value-type="float" office:value="84.94122" calcext:value-type="float">
            <text:p>84,94122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16" calcext:value-type="percentage">
            <text:p>2,16%</text:p>
          </table:table-cell>
          <table:table-cell office:value-type="float" office:value="78.1" calcext:value-type="float">
            <text:p>78,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086" calcext:value-type="float">
            <text:p>1086</text:p>
          </table:table-cell>
          <table:table-cell office:value-type="float" office:value="83.1027" calcext:value-type="float">
            <text:p>83,1027</text:p>
          </table:table-cell>
          <table:table-cell office:value-type="float" office:value="96" calcext:value-type="float">
            <text:p>96</text:p>
          </table:table-cell>
          <table:table-cell office:value-type="float" office:value="459" calcext:value-type="float">
            <text:p>459</text:p>
          </table:table-cell>
          <table:table-cell office:value-type="float" office:value="84.94123" calcext:value-type="float">
            <text:p>84,94123</text:p>
          </table:table-cell>
          <table:table-cell office:value-type="float" office:value="83.1027" calcext:value-type="float">
            <text:p>83,1027</text:p>
          </table:table-cell>
          <table:table-cell office:value-type="percentage" office:value="0.0216" calcext:value-type="percentage">
            <text:p>2,16%</text:p>
          </table:table-cell>
          <table:table-cell office:value-type="float" office:value="71.6" calcext:value-type="float">
            <text:p>71,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432" calcext:value-type="float">
            <text:p>3432</text:p>
          </table:table-cell>
          <table:table-cell office:value-type="float" office:value="1773" calcext:value-type="float">
            <text:p>1773</text:p>
          </table:table-cell>
          <table:table-cell table:number-columns-repeated="3"/>
          <table:table-cell office:value-type="float" office:value="84.8499" calcext:value-type="float">
            <text:p>84,8499</text:p>
          </table:table-cell>
          <table:table-cell office:value-type="float" office:value="83.11904" calcext:value-type="float">
            <text:p>83,11904</text:p>
          </table:table-cell>
          <table:table-cell office:value-type="percentage" office:value="0.0204" calcext:value-type="percentage">
            <text:p>2,04%</text:p>
          </table:table-cell>
          <table:table-cell office:value-type="float" office:value="50.1" calcext:value-type="float">
            <text:p>50,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776" calcext:value-type="float">
            <text:p>3776</text:p>
          </table:table-cell>
          <table:table-cell office:value-type="float" office:value="1913" calcext:value-type="float">
            <text:p>1913</text:p>
          </table:table-cell>
          <table:table-cell office:value-type="float" office:value="83.67114" calcext:value-type="float">
            <text:p>83,67114</text:p>
          </table:table-cell>
          <table:table-cell office:value-type="float" office:value="175" calcext:value-type="float">
            <text:p>175</text:p>
          </table:table-cell>
          <table:table-cell office:value-type="float" office:value="358" calcext:value-type="float">
            <text:p>358</text:p>
          </table:table-cell>
          <table:table-cell office:value-type="float" office:value="84.84991" calcext:value-type="float">
            <text:p>84,84991</text:p>
          </table:table-cell>
          <table:table-cell office:value-type="float" office:value="83.11904" calcext:value-type="float">
            <text:p>83,11904</text:p>
          </table:table-cell>
          <table:table-cell office:value-type="percentage" office:value="0.0204" calcext:value-type="percentage">
            <text:p>2,04%</text:p>
          </table:table-cell>
          <table:table-cell office:value-type="float" office:value="48.5" calcext:value-type="float">
            <text:p>48,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094" calcext:value-type="float">
            <text:p>4094</text:p>
          </table:table-cell>
          <table:table-cell office:value-type="float" office:value="2169" calcext:value-type="float">
            <text:p>2169</text:p>
          </table:table-cell>
          <table:table-cell table:number-columns-repeated="3"/>
          <table:table-cell office:value-type="float" office:value="84.83755" calcext:value-type="float">
            <text:p>84,83755</text:p>
          </table:table-cell>
          <table:table-cell office:value-type="float" office:value="83.11904" calcext:value-type="float">
            <text:p>83,11904</text:p>
          </table:table-cell>
          <table:table-cell office:value-type="percentage" office:value="0.0203" calcext:value-type="percentage">
            <text:p>2,03%</text:p>
          </table:table-cell>
          <table:table-cell office:value-type="float" office:value="45.2" calcext:value-type="float">
            <text:p>45,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986" calcext:value-type="float">
            <text:p>4986</text:p>
          </table:table-cell>
          <table:table-cell office:value-type="float" office:value="2436" calcext:value-type="float">
            <text:p>2436</text:p>
          </table:table-cell>
          <table:table-cell table:number-columns-repeated="3"/>
          <table:table-cell office:value-type="float" office:value="84.76044" calcext:value-type="float">
            <text:p>84,76044</text:p>
          </table:table-cell>
          <table:table-cell office:value-type="float" office:value="83.13488" calcext:value-type="float">
            <text:p>83,13488</text:p>
          </table:table-cell>
          <table:table-cell office:value-type="percentage" office:value="0.0192" calcext:value-type="percentage">
            <text:p>1,92%</text:p>
          </table:table-cell>
          <table:table-cell office:value-type="float" office:value="41.7" calcext:value-type="float">
            <text:p>41,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9832" calcext:value-type="float">
            <text:p>9832</text:p>
          </table:table-cell>
          <table:table-cell office:value-type="float" office:value="5004" calcext:value-type="float">
            <text:p>5004</text:p>
          </table:table-cell>
          <table:table-cell office:value-type="float" office:value="84.03444" calcext:value-type="float">
            <text:p>84,03444</text:p>
          </table:table-cell>
          <table:table-cell office:value-type="float" office:value="157" calcext:value-type="float">
            <text:p>157</text:p>
          </table:table-cell>
          <table:table-cell office:value-type="float" office:value="439" calcext:value-type="float">
            <text:p>439</text:p>
          </table:table-cell>
          <table:table-cell office:value-type="float" office:value="84.76045" calcext:value-type="float">
            <text:p>84,76045</text:p>
          </table:table-cell>
          <table:table-cell office:value-type="float" office:value="83.19209" calcext:value-type="float">
            <text:p>83,19209</text:p>
          </table:table-cell>
          <table:table-cell office:value-type="percentage" office:value="0.0185" calcext:value-type="percentage">
            <text:p>1,85%</text:p>
          </table:table-cell>
          <table:table-cell office:value-type="float" office:value="29.5" calcext:value-type="float">
            <text:p>29,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946" calcext:value-type="float">
            <text:p>18946</text:p>
          </table:table-cell>
          <table:table-cell office:value-type="float" office:value="10779" calcext:value-type="float">
            <text:p>10779</text:p>
          </table:table-cell>
          <table:table-cell table:number-columns-repeated="3"/>
          <table:table-cell office:value-type="float" office:value="84.75854" calcext:value-type="float">
            <text:p>84,75854</text:p>
          </table:table-cell>
          <table:table-cell office:value-type="float" office:value="83.21355" calcext:value-type="float">
            <text:p>83,21355</text:p>
          </table:table-cell>
          <table:table-cell office:value-type="percentage" office:value="0.0182" calcext:value-type="percentage">
            <text:p>1,82%</text:p>
          </table:table-cell>
          <table:table-cell office:value-type="float" office:value="20.4" calcext:value-type="float">
            <text:p>20,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948" calcext:value-type="float">
            <text:p>18948</text:p>
          </table:table-cell>
          <table:table-cell office:value-type="float" office:value="9418" calcext:value-type="float">
            <text:p>9418</text:p>
          </table:table-cell>
          <table:table-cell table:number-columns-repeated="3"/>
          <table:table-cell office:value-type="float" office:value="84.48666" calcext:value-type="float">
            <text:p>84,48666</text:p>
          </table:table-cell>
          <table:table-cell office:value-type="float" office:value="83.21355" calcext:value-type="float">
            <text:p>83,21355</text:p>
          </table:table-cell>
          <table:table-cell office:value-type="percentage" office:value="0.0151" calcext:value-type="percentage">
            <text:p>1,51%</text:p>
          </table:table-cell>
          <table:table-cell office:value-type="float" office:value="20.4" calcext:value-type="float">
            <text:p>20,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349" calcext:value-type="float">
            <text:p>21349</text:p>
          </table:table-cell>
          <table:table-cell office:value-type="float" office:value="10824" calcext:value-type="float">
            <text:p>10824</text:p>
          </table:table-cell>
          <table:table-cell office:value-type="float" office:value="83.54326" calcext:value-type="float">
            <text:p>83,54326</text:p>
          </table:table-cell>
          <table:table-cell office:value-type="float" office:value="145" calcext:value-type="float">
            <text:p>145</text:p>
          </table:table-cell>
          <table:table-cell office:value-type="float" office:value="442" calcext:value-type="float">
            <text:p>442</text:p>
          </table:table-cell>
          <table:table-cell office:value-type="float" office:value="84.48667" calcext:value-type="float">
            <text:p>84,48667</text:p>
          </table:table-cell>
          <table:table-cell office:value-type="float" office:value="83.22315" calcext:value-type="float">
            <text:p>83,22315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20.1" calcext:value-type="float">
            <text:p>20,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791" calcext:value-type="float">
            <text:p>21791</text:p>
          </table:table-cell>
          <table:table-cell office:value-type="float" office:value="10963" calcext:value-type="float">
            <text:p>10963</text:p>
          </table:table-cell>
          <table:table-cell office:value-type="float" office:value="83.55323" calcext:value-type="float">
            <text:p>83,55323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84.48667" calcext:value-type="float">
            <text:p>84,48667</text:p>
          </table:table-cell>
          <table:table-cell office:value-type="float" office:value="83.22315" calcext:value-type="float">
            <text:p>83,22315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20.1" calcext:value-type="float">
            <text:p>20,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795" calcext:value-type="float">
            <text:p>21795</text:p>
          </table:table-cell>
          <table:table-cell office:value-type="float" office:value="10966" calcext:value-type="float">
            <text:p>10966</text:p>
          </table:table-cell>
          <table:table-cell office:value-type="float" office:value="83.59458" calcext:value-type="float">
            <text:p>83,59458</text:p>
          </table:table-cell>
          <table:table-cell office:value-type="float" office:value="154" calcext:value-type="float">
            <text:p>154</text:p>
          </table:table-cell>
          <table:table-cell office:value-type="float" office:value="394" calcext:value-type="float">
            <text:p>394</text:p>
          </table:table-cell>
          <table:table-cell office:value-type="float" office:value="84.48667" calcext:value-type="float">
            <text:p>84,48667</text:p>
          </table:table-cell>
          <table:table-cell office:value-type="float" office:value="83.22315" calcext:value-type="float">
            <text:p>83,22315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20.1" calcext:value-type="float">
            <text:p>20,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798" calcext:value-type="float">
            <text:p>21798</text:p>
          </table:table-cell>
          <table:table-cell office:value-type="float" office:value="10968" calcext:value-type="float">
            <text:p>10968</text:p>
          </table:table-cell>
          <table:table-cell office:value-type="float" office:value="83.54613" calcext:value-type="float">
            <text:p>83,54613</text:p>
          </table:table-cell>
          <table:table-cell office:value-type="float" office:value="142" calcext:value-type="float">
            <text:p>142</text:p>
          </table:table-cell>
          <table:table-cell office:value-type="float" office:value="830" calcext:value-type="float">
            <text:p>830</text:p>
          </table:table-cell>
          <table:table-cell office:value-type="float" office:value="84.48667" calcext:value-type="float">
            <text:p>84,48667</text:p>
          </table:table-cell>
          <table:table-cell office:value-type="float" office:value="83.22315" calcext:value-type="float">
            <text:p>83,22315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20.1" calcext:value-type="float">
            <text:p>20,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799" calcext:value-type="float">
            <text:p>21799</text:p>
          </table:table-cell>
          <table:table-cell office:value-type="float" office:value="10968" calcext:value-type="float">
            <text:p>10968</text:p>
          </table:table-cell>
          <table:table-cell office:value-type="float" office:value="84.09766" calcext:value-type="float">
            <text:p>84,09766</text:p>
          </table:table-cell>
          <table:table-cell office:value-type="float" office:value="164" calcext:value-type="float">
            <text:p>164</text:p>
          </table:table-cell>
          <table:table-cell office:value-type="float" office:value="1297" calcext:value-type="float">
            <text:p>1297</text:p>
          </table:table-cell>
          <table:table-cell office:value-type="float" office:value="84.48667" calcext:value-type="float">
            <text:p>84,48667</text:p>
          </table:table-cell>
          <table:table-cell office:value-type="float" office:value="83.22315" calcext:value-type="float">
            <text:p>83,22315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20.1" calcext:value-type="float">
            <text:p>20,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01" calcext:value-type="float">
            <text:p>21801</text:p>
          </table:table-cell>
          <table:table-cell office:value-type="float" office:value="10970" calcext:value-type="float">
            <text:p>10970</text:p>
          </table:table-cell>
          <table:table-cell office:value-type="float" office:value="83.3" calcext:value-type="float">
            <text:p>83,3</text:p>
          </table:table-cell>
          <table:table-cell office:value-type="float" office:value="77" calcext:value-type="float">
            <text:p>77</text:p>
          </table:table-cell>
          <table:table-cell office:value-type="float" office:value="1714" calcext:value-type="float">
            <text:p>1714</text:p>
          </table:table-cell>
          <table:table-cell office:value-type="float" office:value="84.48667" calcext:value-type="float">
            <text:p>84,48667</text:p>
          </table:table-cell>
          <table:table-cell office:value-type="float" office:value="83.27114" calcext:value-type="float">
            <text:p>83,27114</text:p>
          </table:table-cell>
          <table:table-cell office:value-type="percentage" office:value="0.0144" calcext:value-type="percentage">
            <text:p>1,44%</text:p>
          </table:table-cell>
          <table:table-cell office:value-type="float" office:value="20.1" calcext:value-type="float">
            <text:p>20,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802" calcext:value-type="float">
            <text:p>21802</text:p>
          </table:table-cell>
          <table:table-cell office:value-type="float" office:value="10421" calcext:value-type="float">
            <text:p>10421</text:p>
          </table:table-cell>
          <table:table-cell table:number-columns-repeated="3"/>
          <table:table-cell office:value-type="float" office:value="84.48576" calcext:value-type="float">
            <text:p>84,48576</text:p>
          </table:table-cell>
          <table:table-cell office:value-type="float" office:value="83.29037" calcext:value-type="float">
            <text:p>83,29037</text:p>
          </table:table-cell>
          <table:table-cell office:value-type="percentage" office:value="0.0141" calcext:value-type="percentage">
            <text:p>1,41%</text:p>
          </table:table-cell>
          <table:table-cell office:value-type="float" office:value="20.1" calcext:value-type="float">
            <text:p>20,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03" calcext:value-type="float">
            <text:p>21803</text:p>
          </table:table-cell>
          <table:table-cell office:value-type="float" office:value="10422" calcext:value-type="float">
            <text:p>10422</text:p>
          </table:table-cell>
          <table:table-cell office:value-type="float" office:value="83.40978" calcext:value-type="float">
            <text:p>83,40978</text:p>
          </table:table-cell>
          <table:table-cell office:value-type="float" office:value="106" calcext:value-type="float">
            <text:p>106</text:p>
          </table:table-cell>
          <table:table-cell office:value-type="float" office:value="2083" calcext:value-type="float">
            <text:p>208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29037" calcext:value-type="float">
            <text:p>83,29037</text:p>
          </table:table-cell>
          <table:table-cell office:value-type="percentage" office:value="0.0141" calcext:value-type="percentage">
            <text:p>1,41%</text:p>
          </table:table-cell>
          <table:table-cell office:value-type="float" office:value="20.1" calcext:value-type="float">
            <text:p>20,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04" calcext:value-type="float">
            <text:p>21804</text:p>
          </table:table-cell>
          <table:table-cell office:value-type="float" office:value="10423" calcext:value-type="float">
            <text:p>10423</text:p>
          </table:table-cell>
          <table:table-cell office:value-type="float" office:value="83.67232" calcext:value-type="float">
            <text:p>83,67232</text:p>
          </table:table-cell>
          <table:table-cell office:value-type="float" office:value="132" calcext:value-type="float">
            <text:p>132</text:p>
          </table:table-cell>
          <table:table-cell office:value-type="float" office:value="2127" calcext:value-type="float">
            <text:p>2127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0101" calcext:value-type="float">
            <text:p>83,30101</text:p>
          </table:table-cell>
          <table:table-cell office:value-type="percentage" office:value="0.014" calcext:value-type="percentage">
            <text:p>1,40%</text:p>
          </table:table-cell>
          <table:table-cell office:value-type="float" office:value="20.1" calcext:value-type="float">
            <text:p>20,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06" calcext:value-type="float">
            <text:p>21806</text:p>
          </table:table-cell>
          <table:table-cell office:value-type="float" office:value="10424" calcext:value-type="float">
            <text:p>10424</text:p>
          </table:table-cell>
          <table:table-cell office:value-type="float" office:value="83.57583" calcext:value-type="float">
            <text:p>83,57583</text:p>
          </table:table-cell>
          <table:table-cell office:value-type="float" office:value="176" calcext:value-type="float">
            <text:p>176</text:p>
          </table:table-cell>
          <table:table-cell office:value-type="float" office:value="2351" calcext:value-type="float">
            <text:p>2351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089" calcext:value-type="float">
            <text:p>83,3089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08" calcext:value-type="float">
            <text:p>21808</text:p>
          </table:table-cell>
          <table:table-cell office:value-type="float" office:value="10425" calcext:value-type="float">
            <text:p>10425</text:p>
          </table:table-cell>
          <table:table-cell office:value-type="float" office:value="84.08932" calcext:value-type="float">
            <text:p>84,08932</text:p>
          </table:table-cell>
          <table:table-cell office:value-type="float" office:value="169" calcext:value-type="float">
            <text:p>169</text:p>
          </table:table-cell>
          <table:table-cell office:value-type="float" office:value="2569" calcext:value-type="float">
            <text:p>2569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124" calcext:value-type="float">
            <text:p>83,31124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10" calcext:value-type="float">
            <text:p>21810</text:p>
          </table:table-cell>
          <table:table-cell office:value-type="float" office:value="10427" calcext:value-type="float">
            <text:p>10427</text:p>
          </table:table-cell>
          <table:table-cell office:value-type="float" office:value="83.63216" calcext:value-type="float">
            <text:p>83,63216</text:p>
          </table:table-cell>
          <table:table-cell office:value-type="float" office:value="94" calcext:value-type="float">
            <text:p>94</text:p>
          </table:table-cell>
          <table:table-cell office:value-type="float" office:value="2567" calcext:value-type="float">
            <text:p>2567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182" calcext:value-type="float">
            <text:p>83,31182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12" calcext:value-type="float">
            <text:p>21812</text:p>
          </table:table-cell>
          <table:table-cell office:value-type="float" office:value="10428" calcext:value-type="float">
            <text:p>10428</text:p>
          </table:table-cell>
          <table:table-cell office:value-type="float" office:value="83.54158" calcext:value-type="float">
            <text:p>83,54158</text:p>
          </table:table-cell>
          <table:table-cell office:value-type="float" office:value="115" calcext:value-type="float">
            <text:p>115</text:p>
          </table:table-cell>
          <table:table-cell office:value-type="float" office:value="2593" calcext:value-type="float">
            <text:p>259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243" calcext:value-type="float">
            <text:p>83,31243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14" calcext:value-type="float">
            <text:p>21814</text:p>
          </table:table-cell>
          <table:table-cell office:value-type="float" office:value="10429" calcext:value-type="float">
            <text:p>10429</text:p>
          </table:table-cell>
          <table:table-cell office:value-type="float" office:value="83.6598" calcext:value-type="float">
            <text:p>83,6598</text:p>
          </table:table-cell>
          <table:table-cell office:value-type="float" office:value="241" calcext:value-type="float">
            <text:p>241</text:p>
          </table:table-cell>
          <table:table-cell office:value-type="float" office:value="2587" calcext:value-type="float">
            <text:p>2587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283" calcext:value-type="float">
            <text:p>83,31283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16" calcext:value-type="float">
            <text:p>21816</text:p>
          </table:table-cell>
          <table:table-cell office:value-type="float" office:value="10431" calcext:value-type="float">
            <text:p>10431</text:p>
          </table:table-cell>
          <table:table-cell office:value-type="float" office:value="84.44751" calcext:value-type="float">
            <text:p>84,44751</text:p>
          </table:table-cell>
          <table:table-cell office:value-type="float" office:value="144" calcext:value-type="float">
            <text:p>144</text:p>
          </table:table-cell>
          <table:table-cell office:value-type="float" office:value="2623" calcext:value-type="float">
            <text:p>262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322" calcext:value-type="float">
            <text:p>83,31322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18" calcext:value-type="float">
            <text:p>21818</text:p>
          </table:table-cell>
          <table:table-cell office:value-type="float" office:value="10432" calcext:value-type="float">
            <text:p>10432</text:p>
          </table:table-cell>
          <table:table-cell office:value-type="float" office:value="83.54613" calcext:value-type="float">
            <text:p>83,54613</text:p>
          </table:table-cell>
          <table:table-cell office:value-type="float" office:value="142" calcext:value-type="float">
            <text:p>142</text:p>
          </table:table-cell>
          <table:table-cell office:value-type="float" office:value="2580" calcext:value-type="float">
            <text:p>2580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349" calcext:value-type="float">
            <text:p>83,31349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20" calcext:value-type="float">
            <text:p>21820</text:p>
          </table:table-cell>
          <table:table-cell office:value-type="float" office:value="10433" calcext:value-type="float">
            <text:p>10433</text:p>
          </table:table-cell>
          <table:table-cell office:value-type="float" office:value="83.31364" calcext:value-type="float">
            <text:p>83,31364</text:p>
          </table:table-cell>
          <table:table-cell office:value-type="float" office:value="132" calcext:value-type="float">
            <text:p>132</text:p>
          </table:table-cell>
          <table:table-cell office:value-type="float" office:value="2589" calcext:value-type="float">
            <text:p>2589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364" calcext:value-type="float">
            <text:p>83,31364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22" calcext:value-type="float">
            <text:p>21822</text:p>
          </table:table-cell>
          <table:table-cell office:value-type="float" office:value="10435" calcext:value-type="float">
            <text:p>10435</text:p>
          </table:table-cell>
          <table:table-cell office:value-type="float" office:value="83.55682" calcext:value-type="float">
            <text:p>83,55682</text:p>
          </table:table-cell>
          <table:table-cell office:value-type="float" office:value="32" calcext:value-type="float">
            <text:p>32</text:p>
          </table:table-cell>
          <table:table-cell office:value-type="float" office:value="2578" calcext:value-type="float">
            <text:p>2578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07" calcext:value-type="float">
            <text:p>83,31407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24" calcext:value-type="float">
            <text:p>21824</text:p>
          </table:table-cell>
          <table:table-cell office:value-type="float" office:value="10436" calcext:value-type="float">
            <text:p>10436</text:p>
          </table:table-cell>
          <table:table-cell office:value-type="float" office:value="83.67232" calcext:value-type="float">
            <text:p>83,67232</text:p>
          </table:table-cell>
          <table:table-cell office:value-type="float" office:value="132" calcext:value-type="float">
            <text:p>132</text:p>
          </table:table-cell>
          <table:table-cell office:value-type="float" office:value="2544" calcext:value-type="float">
            <text:p>2544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12" calcext:value-type="float">
            <text:p>83,31412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26" calcext:value-type="float">
            <text:p>21826</text:p>
          </table:table-cell>
          <table:table-cell office:value-type="float" office:value="10437" calcext:value-type="float">
            <text:p>10437</text:p>
          </table:table-cell>
          <table:table-cell office:value-type="float" office:value="83.57583" calcext:value-type="float">
            <text:p>83,57583</text:p>
          </table:table-cell>
          <table:table-cell office:value-type="float" office:value="176" calcext:value-type="float">
            <text:p>176</text:p>
          </table:table-cell>
          <table:table-cell office:value-type="float" office:value="2533" calcext:value-type="float">
            <text:p>253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17" calcext:value-type="float">
            <text:p>83,31417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28" calcext:value-type="float">
            <text:p>21828</text:p>
          </table:table-cell>
          <table:table-cell office:value-type="float" office:value="10439" calcext:value-type="float">
            <text:p>10439</text:p>
          </table:table-cell>
          <table:table-cell office:value-type="float" office:value="84.08932" calcext:value-type="float">
            <text:p>84,08932</text:p>
          </table:table-cell>
          <table:table-cell office:value-type="float" office:value="169" calcext:value-type="float">
            <text:p>169</text:p>
          </table:table-cell>
          <table:table-cell office:value-type="float" office:value="2566" calcext:value-type="float">
            <text:p>2566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17" calcext:value-type="float">
            <text:p>83,31417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30" calcext:value-type="float">
            <text:p>21830</text:p>
          </table:table-cell>
          <table:table-cell office:value-type="float" office:value="10440" calcext:value-type="float">
            <text:p>10440</text:p>
          </table:table-cell>
          <table:table-cell office:value-type="float" office:value="83.63216" calcext:value-type="float">
            <text:p>83,63216</text:p>
          </table:table-cell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17" calcext:value-type="float">
            <text:p>83,31417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32" calcext:value-type="float">
            <text:p>21832</text:p>
          </table:table-cell>
          <table:table-cell office:value-type="float" office:value="10441" calcext:value-type="float">
            <text:p>10441</text:p>
          </table:table-cell>
          <table:table-cell office:value-type="float" office:value="83.54158" calcext:value-type="float">
            <text:p>83,54158</text:p>
          </table:table-cell>
          <table:table-cell office:value-type="float" office:value="115" calcext:value-type="float">
            <text:p>115</text:p>
          </table:table-cell>
          <table:table-cell office:value-type="float" office:value="2553" calcext:value-type="float">
            <text:p>255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" calcext:value-type="float">
            <text:p>83,3142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34" calcext:value-type="float">
            <text:p>21834</text:p>
          </table:table-cell>
          <table:table-cell office:value-type="float" office:value="10443" calcext:value-type="float">
            <text:p>10443</text:p>
          </table:table-cell>
          <table:table-cell office:value-type="float" office:value="83.6598" calcext:value-type="float">
            <text:p>83,6598</text:p>
          </table:table-cell>
          <table:table-cell office:value-type="float" office:value="241" calcext:value-type="float">
            <text:p>241</text:p>
          </table:table-cell>
          <table:table-cell office:value-type="float" office:value="2566" calcext:value-type="float">
            <text:p>2566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36" calcext:value-type="float">
            <text:p>21836</text:p>
          </table:table-cell>
          <table:table-cell office:value-type="float" office:value="10444" calcext:value-type="float">
            <text:p>10444</text:p>
          </table:table-cell>
          <table:table-cell office:value-type="float" office:value="84.44751" calcext:value-type="float">
            <text:p>84,44751</text:p>
          </table:table-cell>
          <table:table-cell office:value-type="float" office:value="144" calcext:value-type="float">
            <text:p>144</text:p>
          </table:table-cell>
          <table:table-cell office:value-type="float" office:value="2544" calcext:value-type="float">
            <text:p>2544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38" calcext:value-type="float">
            <text:p>21838</text:p>
          </table:table-cell>
          <table:table-cell office:value-type="float" office:value="10445" calcext:value-type="float">
            <text:p>10445</text:p>
          </table:table-cell>
          <table:table-cell office:value-type="float" office:value="83.54613" calcext:value-type="float">
            <text:p>83,54613</text:p>
          </table:table-cell>
          <table:table-cell office:value-type="float" office:value="142" calcext:value-type="float">
            <text:p>142</text:p>
          </table:table-cell>
          <table:table-cell office:value-type="float" office:value="2569" calcext:value-type="float">
            <text:p>2569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41" calcext:value-type="float">
            <text:p>21841</text:p>
          </table:table-cell>
          <table:table-cell office:value-type="float" office:value="10447" calcext:value-type="float">
            <text:p>10447</text:p>
          </table:table-cell>
          <table:table-cell office:value-type="float" office:value="83.31421" calcext:value-type="float">
            <text:p>83,31421</text:p>
          </table:table-cell>
          <table:table-cell office:value-type="float" office:value="77" calcext:value-type="float">
            <text:p>77</text:p>
          </table:table-cell>
          <table:table-cell office:value-type="float" office:value="2565" calcext:value-type="float">
            <text:p>256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.1" calcext:value-type="float">
            <text:p>20,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43" calcext:value-type="float">
            <text:p>21843</text:p>
          </table:table-cell>
          <table:table-cell office:value-type="float" office:value="10449" calcext:value-type="float">
            <text:p>10449</text:p>
          </table:table-cell>
          <table:table-cell office:value-type="float" office:value="83.40978" calcext:value-type="float">
            <text:p>83,40978</text:p>
          </table:table-cell>
          <table:table-cell office:value-type="float" office:value="106" calcext:value-type="float">
            <text:p>106</text:p>
          </table:table-cell>
          <table:table-cell office:value-type="float" office:value="2570" calcext:value-type="float">
            <text:p>2570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45" calcext:value-type="float">
            <text:p>21845</text:p>
          </table:table-cell>
          <table:table-cell office:value-type="float" office:value="10450" calcext:value-type="float">
            <text:p>10450</text:p>
          </table:table-cell>
          <table:table-cell office:value-type="float" office:value="84.13596" calcext:value-type="float">
            <text:p>84,13596</text:p>
          </table:table-cell>
          <table:table-cell office:value-type="float" office:value="225" calcext:value-type="float">
            <text:p>225</text:p>
          </table:table-cell>
          <table:table-cell office:value-type="float" office:value="2581" calcext:value-type="float">
            <text:p>2581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48" calcext:value-type="float">
            <text:p>21848</text:p>
          </table:table-cell>
          <table:table-cell office:value-type="float" office:value="10452" calcext:value-type="float">
            <text:p>10452</text:p>
          </table:table-cell>
          <table:table-cell office:value-type="float" office:value="84.08932" calcext:value-type="float">
            <text:p>84,08932</text:p>
          </table:table-cell>
          <table:table-cell office:value-type="float" office:value="169" calcext:value-type="float">
            <text:p>169</text:p>
          </table:table-cell>
          <table:table-cell office:value-type="float" office:value="2585" calcext:value-type="float">
            <text:p>258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50" calcext:value-type="float">
            <text:p>21850</text:p>
          </table:table-cell>
          <table:table-cell office:value-type="float" office:value="10453" calcext:value-type="float">
            <text:p>10453</text:p>
          </table:table-cell>
          <table:table-cell office:value-type="float" office:value="83.63216" calcext:value-type="float">
            <text:p>83,63216</text:p>
          </table:table-cell>
          <table:table-cell office:value-type="float" office:value="94" calcext:value-type="float">
            <text:p>94</text:p>
          </table:table-cell>
          <table:table-cell office:value-type="float" office:value="2576" calcext:value-type="float">
            <text:p>2576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53" calcext:value-type="float">
            <text:p>21853</text:p>
          </table:table-cell>
          <table:table-cell office:value-type="float" office:value="10455" calcext:value-type="float">
            <text:p>10455</text:p>
          </table:table-cell>
          <table:table-cell office:value-type="float" office:value="84.18632" calcext:value-type="float">
            <text:p>84,18632</text:p>
          </table:table-cell>
          <table:table-cell office:value-type="float" office:value="102" calcext:value-type="float">
            <text:p>102</text:p>
          </table:table-cell>
          <table:table-cell office:value-type="float" office:value="2600" calcext:value-type="float">
            <text:p>2600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54" calcext:value-type="float">
            <text:p>21854</text:p>
          </table:table-cell>
          <table:table-cell office:value-type="float" office:value="10456" calcext:value-type="float">
            <text:p>10456</text:p>
          </table:table-cell>
          <table:table-cell office:value-type="float" office:value="83.6598" calcext:value-type="float">
            <text:p>83,6598</text:p>
          </table:table-cell>
          <table:table-cell office:value-type="float" office:value="241" calcext:value-type="float">
            <text:p>241</text:p>
          </table:table-cell>
          <table:table-cell office:value-type="float" office:value="2593" calcext:value-type="float">
            <text:p>259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57" calcext:value-type="float">
            <text:p>21857</text:p>
          </table:table-cell>
          <table:table-cell office:value-type="float" office:value="10458" calcext:value-type="float">
            <text:p>10458</text:p>
          </table:table-cell>
          <table:table-cell office:value-type="float" office:value="83.50375" calcext:value-type="float">
            <text:p>83,50375</text:p>
          </table:table-cell>
          <table:table-cell office:value-type="float" office:value="102" calcext:value-type="float">
            <text:p>102</text:p>
          </table:table-cell>
          <table:table-cell office:value-type="float" office:value="2597" calcext:value-type="float">
            <text:p>2597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59" calcext:value-type="float">
            <text:p>21859</text:p>
          </table:table-cell>
          <table:table-cell office:value-type="float" office:value="10459" calcext:value-type="float">
            <text:p>10459</text:p>
          </table:table-cell>
          <table:table-cell office:value-type="float" office:value="84.09766" calcext:value-type="float">
            <text:p>84,09766</text:p>
          </table:table-cell>
          <table:table-cell office:value-type="float" office:value="164" calcext:value-type="float">
            <text:p>164</text:p>
          </table:table-cell>
          <table:table-cell office:value-type="float" office:value="2589" calcext:value-type="float">
            <text:p>2589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62" calcext:value-type="float">
            <text:p>21862</text:p>
          </table:table-cell>
          <table:table-cell office:value-type="float" office:value="10461" calcext:value-type="float">
            <text:p>10461</text:p>
          </table:table-cell>
          <table:table-cell office:value-type="float" office:value="83.55682" calcext:value-type="float">
            <text:p>83,55682</text:p>
          </table:table-cell>
          <table:table-cell office:value-type="float" office:value="32" calcext:value-type="float">
            <text:p>32</text:p>
          </table:table-cell>
          <table:table-cell office:value-type="float" office:value="2606" calcext:value-type="float">
            <text:p>2606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64" calcext:value-type="float">
            <text:p>21864</text:p>
          </table:table-cell>
          <table:table-cell office:value-type="float" office:value="10463" calcext:value-type="float">
            <text:p>10463</text:p>
          </table:table-cell>
          <table:table-cell office:value-type="float" office:value="83.67232" calcext:value-type="float">
            <text:p>83,67232</text:p>
          </table:table-cell>
          <table:table-cell office:value-type="float" office:value="132" calcext:value-type="float">
            <text:p>132</text:p>
          </table:table-cell>
          <table:table-cell office:value-type="float" office:value="2609" calcext:value-type="float">
            <text:p>2609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66" calcext:value-type="float">
            <text:p>21866</text:p>
          </table:table-cell>
          <table:table-cell office:value-type="float" office:value="10464" calcext:value-type="float">
            <text:p>10464</text:p>
          </table:table-cell>
          <table:table-cell office:value-type="float" office:value="83.57583" calcext:value-type="float">
            <text:p>83,57583</text:p>
          </table:table-cell>
          <table:table-cell office:value-type="float" office:value="176" calcext:value-type="float">
            <text:p>176</text:p>
          </table:table-cell>
          <table:table-cell office:value-type="float" office:value="2613" calcext:value-type="float">
            <text:p>261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68" calcext:value-type="float">
            <text:p>21868</text:p>
          </table:table-cell>
          <table:table-cell office:value-type="float" office:value="10465" calcext:value-type="float">
            <text:p>10465</text:p>
          </table:table-cell>
          <table:table-cell office:value-type="float" office:value="84.08932" calcext:value-type="float">
            <text:p>84,08932</text:p>
          </table:table-cell>
          <table:table-cell office:value-type="float" office:value="169" calcext:value-type="float">
            <text:p>169</text:p>
          </table:table-cell>
          <table:table-cell office:value-type="float" office:value="2614" calcext:value-type="float">
            <text:p>2614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71" calcext:value-type="float">
            <text:p>21871</text:p>
          </table:table-cell>
          <table:table-cell office:value-type="float" office:value="10467" calcext:value-type="float">
            <text:p>10467</text:p>
          </table:table-cell>
          <table:table-cell office:value-type="float" office:value="83.55323" calcext:value-type="float">
            <text:p>83,55323</text:p>
          </table:table-cell>
          <table:table-cell office:value-type="float" office:value="140" calcext:value-type="float">
            <text:p>140</text:p>
          </table:table-cell>
          <table:table-cell office:value-type="float" office:value="2629" calcext:value-type="float">
            <text:p>2629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73" calcext:value-type="float">
            <text:p>21873</text:p>
          </table:table-cell>
          <table:table-cell office:value-type="float" office:value="10469" calcext:value-type="float">
            <text:p>10469</text:p>
          </table:table-cell>
          <table:table-cell office:value-type="float" office:value="84.18632" calcext:value-type="float">
            <text:p>84,18632</text:p>
          </table:table-cell>
          <table:table-cell office:value-type="float" office:value="102" calcext:value-type="float">
            <text:p>102</text:p>
          </table:table-cell>
          <table:table-cell office:value-type="float" office:value="2635" calcext:value-type="float">
            <text:p>263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76" calcext:value-type="float">
            <text:p>21876</text:p>
          </table:table-cell>
          <table:table-cell office:value-type="float" office:value="10471" calcext:value-type="float">
            <text:p>10471</text:p>
          </table:table-cell>
          <table:table-cell office:value-type="float" office:value="84.44751" calcext:value-type="float">
            <text:p>84,44751</text:p>
          </table:table-cell>
          <table:table-cell office:value-type="float" office:value="144" calcext:value-type="float">
            <text:p>144</text:p>
          </table:table-cell>
          <table:table-cell office:value-type="float" office:value="2635" calcext:value-type="float">
            <text:p>263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77" calcext:value-type="float">
            <text:p>21877</text:p>
          </table:table-cell>
          <table:table-cell office:value-type="float" office:value="10471" calcext:value-type="float">
            <text:p>10471</text:p>
          </table:table-cell>
          <table:table-cell office:value-type="float" office:value="83.50375" calcext:value-type="float">
            <text:p>83,50375</text:p>
          </table:table-cell>
          <table:table-cell office:value-type="float" office:value="102" calcext:value-type="float">
            <text:p>102</text:p>
          </table:table-cell>
          <table:table-cell office:value-type="float" office:value="1992" calcext:value-type="float">
            <text:p>1992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78" calcext:value-type="float">
            <text:p>21878</text:p>
          </table:table-cell>
          <table:table-cell office:value-type="float" office:value="10472" calcext:value-type="float">
            <text:p>10472</text:p>
          </table:table-cell>
          <table:table-cell office:value-type="float" office:value="83.54613" calcext:value-type="float">
            <text:p>83,54613</text:p>
          </table:table-cell>
          <table:table-cell office:value-type="float" office:value="142" calcext:value-type="float">
            <text:p>142</text:p>
          </table:table-cell>
          <table:table-cell office:value-type="float" office:value="1992" calcext:value-type="float">
            <text:p>1992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79" calcext:value-type="float">
            <text:p>21879</text:p>
          </table:table-cell>
          <table:table-cell office:value-type="float" office:value="10475" calcext:value-type="float">
            <text:p>10475</text:p>
          </table:table-cell>
          <table:table-cell office:value-type="float" office:value="83.3231" calcext:value-type="float">
            <text:p>83,3231</text:p>
          </table:table-cell>
          <table:table-cell office:value-type="float" office:value="23" calcext:value-type="float">
            <text:p>23</text:p>
          </table:table-cell>
          <table:table-cell office:value-type="float" office:value="1865" calcext:value-type="float">
            <text:p>186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21" calcext:value-type="float">
            <text:p>83,31421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2" calcext:value-type="float">
            <text:p>2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80" calcext:value-type="float">
            <text:p>21880</text:p>
          </table:table-cell>
          <table:table-cell office:value-type="float" office:value="10475" calcext:value-type="float">
            <text:p>10475</text:p>
          </table:table-cell>
          <table:table-cell office:value-type="float" office:value="83.31472" calcext:value-type="float">
            <text:p>83,31472</text:p>
          </table:table-cell>
          <table:table-cell office:value-type="float" office:value="23" calcext:value-type="float">
            <text:p>23</text:p>
          </table:table-cell>
          <table:table-cell office:value-type="float" office:value="1887" calcext:value-type="float">
            <text:p>1887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472" calcext:value-type="float">
            <text:p>83,31472</text:p>
          </table:table-cell>
          <table:table-cell office:value-type="percentage" office:value="0.0139" calcext:value-type="percentage">
            <text:p>1,39%</text:p>
          </table:table-cell>
          <table:table-cell office:value-type="float" office:value="22" calcext:value-type="float">
            <text:p>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81" calcext:value-type="float">
            <text:p>21881</text:p>
          </table:table-cell>
          <table:table-cell office:value-type="float" office:value="10476" calcext:value-type="float">
            <text:p>10476</text:p>
          </table:table-cell>
          <table:table-cell office:value-type="float" office:value="83.31681" calcext:value-type="float">
            <text:p>83,31681</text:p>
          </table:table-cell>
          <table:table-cell office:value-type="float" office:value="24" calcext:value-type="float">
            <text:p>24</text:p>
          </table:table-cell>
          <table:table-cell office:value-type="float" office:value="1941" calcext:value-type="float">
            <text:p>1941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681" calcext:value-type="float">
            <text:p>83,31681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2" calcext:value-type="float">
            <text:p>2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86" calcext:value-type="float">
            <text:p>21886</text:p>
          </table:table-cell>
          <table:table-cell office:value-type="float" office:value="10480" calcext:value-type="float">
            <text:p>10480</text:p>
          </table:table-cell>
          <table:table-cell office:value-type="float" office:value="83.66261" calcext:value-type="float">
            <text:p>83,66261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681" calcext:value-type="float">
            <text:p>83,31681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2.1" calcext:value-type="float">
            <text:p>22,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89" calcext:value-type="float">
            <text:p>21889</text:p>
          </table:table-cell>
          <table:table-cell office:value-type="float" office:value="10480" calcext:value-type="float">
            <text:p>10480</text:p>
          </table:table-cell>
          <table:table-cell office:value-type="float" office:value="83.88697" calcext:value-type="float">
            <text:p>83,88697</text:p>
          </table:table-cell>
          <table:table-cell office:value-type="float" office:value="27" calcext:value-type="float">
            <text:p>27</text:p>
          </table:table-cell>
          <table:table-cell office:value-type="float" office:value="1255" calcext:value-type="float">
            <text:p>125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681" calcext:value-type="float">
            <text:p>83,31681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2.2" calcext:value-type="float">
            <text:p>22,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893" calcext:value-type="float">
            <text:p>21893</text:p>
          </table:table-cell>
          <table:table-cell office:value-type="float" office:value="10486" calcext:value-type="float">
            <text:p>10486</text:p>
          </table:table-cell>
          <table:table-cell office:value-type="float" office:value="84.10342" calcext:value-type="float">
            <text:p>84,10342</text:p>
          </table:table-cell>
          <table:table-cell office:value-type="float" office:value="28" calcext:value-type="float">
            <text:p>28</text:p>
          </table:table-cell>
          <table:table-cell office:value-type="float" office:value="1261" calcext:value-type="float">
            <text:p>1261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681" calcext:value-type="float">
            <text:p>83,31681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2.4" calcext:value-type="float">
            <text:p>22,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930" calcext:value-type="float">
            <text:p>21930</text:p>
          </table:table-cell>
          <table:table-cell office:value-type="float" office:value="10495" calcext:value-type="float">
            <text:p>10495</text:p>
          </table:table-cell>
          <table:table-cell office:value-type="float" office:value="83.68038" calcext:value-type="float">
            <text:p>83,68038</text:p>
          </table:table-cell>
          <table:table-cell office:value-type="float" office:value="27" calcext:value-type="float">
            <text:p>27</text:p>
          </table:table-cell>
          <table:table-cell office:value-type="float" office:value="2217" calcext:value-type="float">
            <text:p>2217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807" calcext:value-type="float">
            <text:p>83,31807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3.1" calcext:value-type="float">
            <text:p>23,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office:value-type="float" office:value="10489" calcext:value-type="float">
            <text:p>10489</text:p>
          </table:table-cell>
          <table:table-cell office:value-type="float" office:value="83.89241" calcext:value-type="float">
            <text:p>83,89241</text:p>
          </table:table-cell>
          <table:table-cell office:value-type="float" office:value="30" calcext:value-type="float">
            <text:p>30</text:p>
          </table:table-cell>
          <table:table-cell office:value-type="float" office:value="1891" calcext:value-type="float">
            <text:p>1891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807" calcext:value-type="float">
            <text:p>83,31807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3.7" calcext:value-type="float">
            <text:p>23,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1988" calcext:value-type="float">
            <text:p>21988</text:p>
          </table:table-cell>
          <table:table-cell office:value-type="float" office:value="10513" calcext:value-type="float">
            <text:p>10513</text:p>
          </table:table-cell>
          <table:table-cell office:value-type="float" office:value="84.39287" calcext:value-type="float">
            <text:p>84,39287</text:p>
          </table:table-cell>
          <table:table-cell office:value-type="float" office:value="41" calcext:value-type="float">
            <text:p>41</text:p>
          </table:table-cell>
          <table:table-cell office:value-type="float" office:value="1720" calcext:value-type="float">
            <text:p>1720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807" calcext:value-type="float">
            <text:p>83,31807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4.3" calcext:value-type="float">
            <text:p>24,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010" calcext:value-type="float">
            <text:p>22010</text:p>
          </table:table-cell>
          <table:table-cell office:value-type="float" office:value="10521" calcext:value-type="float">
            <text:p>10521</text:p>
          </table:table-cell>
          <table:table-cell office:value-type="float" office:value="84.1636" calcext:value-type="float">
            <text:p>84,1636</text:p>
          </table:table-cell>
          <table:table-cell office:value-type="float" office:value="42" calcext:value-type="float">
            <text:p>42</text:p>
          </table:table-cell>
          <table:table-cell office:value-type="float" office:value="1563" calcext:value-type="float">
            <text:p>156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807" calcext:value-type="float">
            <text:p>83,31807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4.6" calcext:value-type="float">
            <text:p>24,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080" calcext:value-type="float">
            <text:p>22080</text:p>
          </table:table-cell>
          <table:table-cell office:value-type="float" office:value="10541" calcext:value-type="float">
            <text:p>10541</text:p>
          </table:table-cell>
          <table:table-cell office:value-type="float" office:value="84.45836" calcext:value-type="float">
            <text:p>84,45836</text:p>
          </table:table-cell>
          <table:table-cell office:value-type="float" office:value="51" calcext:value-type="float">
            <text:p>51</text:p>
          </table:table-cell>
          <table:table-cell office:value-type="float" office:value="1560" calcext:value-type="float">
            <text:p>1560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807" calcext:value-type="float">
            <text:p>83,31807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5.2" calcext:value-type="float">
            <text:p>25,2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132" calcext:value-type="float">
            <text:p>22132</text:p>
          </table:table-cell>
          <table:table-cell office:value-type="float" office:value="10549" calcext:value-type="float">
            <text:p>10549</text:p>
          </table:table-cell>
          <table:table-cell office:value-type="float" office:value="83.32327" calcext:value-type="float">
            <text:p>83,32327</text:p>
          </table:table-cell>
          <table:table-cell office:value-type="float" office:value="29" calcext:value-type="float">
            <text:p>29</text:p>
          </table:table-cell>
          <table:table-cell office:value-type="float" office:value="2505" calcext:value-type="float">
            <text:p>2505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994" calcext:value-type="float">
            <text:p>83,31994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6.4" calcext:value-type="float">
            <text:p>26,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148" calcext:value-type="float">
            <text:p>22148</text:p>
          </table:table-cell>
          <table:table-cell office:value-type="float" office:value="10556" calcext:value-type="float">
            <text:p>10556</text:p>
          </table:table-cell>
          <table:table-cell office:value-type="float" office:value="83.32327" calcext:value-type="float">
            <text:p>83,32327</text:p>
          </table:table-cell>
          <table:table-cell office:value-type="float" office:value="30" calcext:value-type="float">
            <text:p>30</text:p>
          </table:table-cell>
          <table:table-cell office:value-type="float" office:value="2491" calcext:value-type="float">
            <text:p>2491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994" calcext:value-type="float">
            <text:p>83,31994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6.6" calcext:value-type="float">
            <text:p>26,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205" calcext:value-type="float">
            <text:p>22205</text:p>
          </table:table-cell>
          <table:table-cell office:value-type="float" office:value="10576" calcext:value-type="float">
            <text:p>10576</text:p>
          </table:table-cell>
          <table:table-cell office:value-type="float" office:value="83.40504" calcext:value-type="float">
            <text:p>83,40504</text:p>
          </table:table-cell>
          <table:table-cell office:value-type="float" office:value="42" calcext:value-type="float">
            <text:p>42</text:p>
          </table:table-cell>
          <table:table-cell office:value-type="float" office:value="2083" calcext:value-type="float">
            <text:p>2083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994" calcext:value-type="float">
            <text:p>83,31994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7.4" calcext:value-type="float">
            <text:p>27,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282" calcext:value-type="float">
            <text:p>22282</text:p>
          </table:table-cell>
          <table:table-cell office:value-type="float" office:value="10607" calcext:value-type="float">
            <text:p>10607</text:p>
          </table:table-cell>
          <table:table-cell office:value-type="float" office:value="83.55733" calcext:value-type="float">
            <text:p>83,55733</text:p>
          </table:table-cell>
          <table:table-cell office:value-type="float" office:value="67" calcext:value-type="float">
            <text:p>67</text:p>
          </table:table-cell>
          <table:table-cell office:value-type="float" office:value="1794" calcext:value-type="float">
            <text:p>1794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1994" calcext:value-type="float">
            <text:p>83,31994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8.2" calcext:value-type="float">
            <text:p>28,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347" calcext:value-type="float">
            <text:p>22347</text:p>
          </table:table-cell>
          <table:table-cell office:value-type="float" office:value="10629" calcext:value-type="float">
            <text:p>10629</text:p>
          </table:table-cell>
          <table:table-cell office:value-type="float" office:value="83.65852" calcext:value-type="float">
            <text:p>83,65852</text:p>
          </table:table-cell>
          <table:table-cell office:value-type="float" office:value="77" calcext:value-type="float">
            <text:p>77</text:p>
          </table:table-cell>
          <table:table-cell office:value-type="float" office:value="1414" calcext:value-type="float">
            <text:p>1414</text:p>
          </table:table-cell>
          <table:table-cell office:value-type="float" office:value="84.48577" calcext:value-type="float">
            <text:p>84,48577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8" calcext:value-type="percentage">
            <text:p>1,38%</text:p>
          </table:table-cell>
          <table:table-cell office:value-type="float" office:value="29" calcext:value-type="float">
            <text:p>2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360" calcext:value-type="float">
            <text:p>22360</text:p>
          </table:table-cell>
          <table:table-cell office:value-type="float" office:value="10094" calcext:value-type="float">
            <text:p>10094</text:p>
          </table:table-cell>
          <table:table-cell table:number-columns-repeated="3"/>
          <table:table-cell office:value-type="float" office:value="84.46495" calcext:value-type="float">
            <text:p>84,46495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5" calcext:value-type="percentage">
            <text:p>1,35%</text:p>
          </table:table-cell>
          <table:table-cell office:value-type="float" office:value="29" calcext:value-type="float">
            <text:p>2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2504" calcext:value-type="float">
            <text:p>22504</text:p>
          </table:table-cell>
          <table:table-cell office:value-type="float" office:value="9545" calcext:value-type="float">
            <text:p>9545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84.45472" calcext:value-type="float">
            <text:p>84,45472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4" calcext:value-type="percentage">
            <text:p>1,34%</text:p>
          </table:table-cell>
          <table:table-cell office:value-type="float" office:value="29.1" calcext:value-type="float">
            <text:p>29,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562" calcext:value-type="float">
            <text:p>22562</text:p>
          </table:table-cell>
          <table:table-cell office:value-type="float" office:value="9198" calcext:value-type="float">
            <text:p>9198</text:p>
          </table:table-cell>
          <table:table-cell table:number-columns-repeated="3"/>
          <table:table-cell office:value-type="float" office:value="84.44108" calcext:value-type="float">
            <text:p>84,44108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3" calcext:value-type="percentage">
            <text:p>1,33%</text:p>
          </table:table-cell>
          <table:table-cell office:value-type="float" office:value="29.4" calcext:value-type="float">
            <text:p>29,4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651" calcext:value-type="float">
            <text:p>22651</text:p>
          </table:table-cell>
          <table:table-cell office:value-type="float" office:value="9248" calcext:value-type="float">
            <text:p>9248</text:p>
          </table:table-cell>
          <table:table-cell office:value-type="float" office:value="83.58956" calcext:value-type="float">
            <text:p>83,58956</text:p>
          </table:table-cell>
          <table:table-cell office:value-type="float" office:value="28" calcext:value-type="float">
            <text:p>28</text:p>
          </table:table-cell>
          <table:table-cell office:value-type="float" office:value="2415" calcext:value-type="float">
            <text:p>2415</text:p>
          </table:table-cell>
          <table:table-cell office:value-type="float" office:value="84.44109" calcext:value-type="float">
            <text:p>84,44109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3" calcext:value-type="percentage">
            <text:p>1,33%</text:p>
          </table:table-cell>
          <table:table-cell office:value-type="float" office:value="30" calcext:value-type="float">
            <text:p>3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694" calcext:value-type="float">
            <text:p>22694</text:p>
          </table:table-cell>
          <table:table-cell office:value-type="float" office:value="9257" calcext:value-type="float">
            <text:p>9257</text:p>
          </table:table-cell>
          <table:table-cell office:value-type="float" office:value="83.788" calcext:value-type="float">
            <text:p>83,788</text:p>
          </table:table-cell>
          <table:table-cell office:value-type="float" office:value="37" calcext:value-type="float">
            <text:p>37</text:p>
          </table:table-cell>
          <table:table-cell office:value-type="float" office:value="1962" calcext:value-type="float">
            <text:p>1962</text:p>
          </table:table-cell>
          <table:table-cell office:value-type="float" office:value="84.44109" calcext:value-type="float">
            <text:p>84,44109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3" calcext:value-type="percentage">
            <text:p>1,33%</text:p>
          </table:table-cell>
          <table:table-cell office:value-type="float" office:value="30.9" calcext:value-type="float">
            <text:p>30,9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732" calcext:value-type="float">
            <text:p>22732</text:p>
          </table:table-cell>
          <table:table-cell office:value-type="float" office:value="8814" calcext:value-type="float">
            <text:p>8814</text:p>
          </table:table-cell>
          <table:table-cell table:number-columns-repeated="3"/>
          <table:table-cell office:value-type="float" office:value="84.41731" calcext:value-type="float">
            <text:p>84,41731</text:p>
          </table:table-cell>
          <table:table-cell office:value-type="float" office:value="83.32183" calcext:value-type="float">
            <text:p>83,32183</text:p>
          </table:table-cell>
          <table:table-cell office:value-type="percentage" office:value="0.013" calcext:value-type="percentage">
            <text:p>1,30%</text:p>
          </table:table-cell>
          <table:table-cell office:value-type="float" office:value="31.2" calcext:value-type="float">
            <text:p>31,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755" calcext:value-type="float">
            <text:p>22755</text:p>
          </table:table-cell>
          <table:table-cell office:value-type="float" office:value="8820" calcext:value-type="float">
            <text:p>8820</text:p>
          </table:table-cell>
          <table:table-cell office:value-type="float" office:value="84.06017" calcext:value-type="float">
            <text:p>84,06017</text:p>
          </table:table-cell>
          <table:table-cell office:value-type="float" office:value="55" calcext:value-type="float">
            <text:p>55</text:p>
          </table:table-cell>
          <table:table-cell office:value-type="float" office:value="1645" calcext:value-type="float">
            <text:p>1645</text:p>
          </table:table-cell>
          <table:table-cell office:value-type="float" office:value="84.41731" calcext:value-type="float">
            <text:p>84,41731</text:p>
          </table:table-cell>
          <table:table-cell office:value-type="float" office:value="83.32389" calcext:value-type="float">
            <text:p>83,32389</text:p>
          </table:table-cell>
          <table:table-cell office:value-type="percentage" office:value="0.013" calcext:value-type="percentage">
            <text:p>1,30%</text:p>
          </table:table-cell>
          <table:table-cell office:value-type="float" office:value="31.6" calcext:value-type="float">
            <text:p>31,6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772" calcext:value-type="float">
            <text:p>22772</text:p>
          </table:table-cell>
          <table:table-cell office:value-type="float" office:value="8385" calcext:value-type="float">
            <text:p>8385</text:p>
          </table:table-cell>
          <table:table-cell table:number-columns-repeated="3"/>
          <table:table-cell office:value-type="float" office:value="84.40984" calcext:value-type="float">
            <text:p>84,40984</text:p>
          </table:table-cell>
          <table:table-cell office:value-type="float" office:value="83.32389" calcext:value-type="float">
            <text:p>83,32389</text:p>
          </table:table-cell>
          <table:table-cell office:value-type="percentage" office:value="0.0129" calcext:value-type="percentage">
            <text:p>1,29%</text:p>
          </table:table-cell>
          <table:table-cell office:value-type="float" office:value="31.7" calcext:value-type="float">
            <text:p>31,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815" calcext:value-type="float">
            <text:p>22815</text:p>
          </table:table-cell>
          <table:table-cell office:value-type="float" office:value="8408" calcext:value-type="float">
            <text:p>8408</text:p>
          </table:table-cell>
          <table:table-cell office:value-type="float" office:value="83.416" calcext:value-type="float">
            <text:p>83,416</text:p>
          </table:table-cell>
          <table:table-cell office:value-type="float" office:value="29" calcext:value-type="float">
            <text:p>29</text:p>
          </table:table-cell>
          <table:table-cell office:value-type="float" office:value="2489" calcext:value-type="float">
            <text:p>2489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494" calcext:value-type="float">
            <text:p>83,32494</text:p>
          </table:table-cell>
          <table:table-cell office:value-type="percentage" office:value="0.0129" calcext:value-type="percentage">
            <text:p>1,29%</text:p>
          </table:table-cell>
          <table:table-cell office:value-type="float" office:value="32.8" calcext:value-type="float">
            <text:p>32,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878" calcext:value-type="float">
            <text:p>22878</text:p>
          </table:table-cell>
          <table:table-cell office:value-type="float" office:value="8417" calcext:value-type="float">
            <text:p>8417</text:p>
          </table:table-cell>
          <table:table-cell office:value-type="float" office:value="83.49749" calcext:value-type="float">
            <text:p>83,49749</text:p>
          </table:table-cell>
          <table:table-cell office:value-type="float" office:value="34" calcext:value-type="float">
            <text:p>34</text:p>
          </table:table-cell>
          <table:table-cell office:value-type="float" office:value="2329" calcext:value-type="float">
            <text:p>2329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494" calcext:value-type="float">
            <text:p>83,32494</text:p>
          </table:table-cell>
          <table:table-cell office:value-type="percentage" office:value="0.0129" calcext:value-type="percentage">
            <text:p>1,29%</text:p>
          </table:table-cell>
          <table:table-cell office:value-type="float" office:value="34.1" calcext:value-type="float">
            <text:p>34,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2970" calcext:value-type="float">
            <text:p>22970</text:p>
          </table:table-cell>
          <table:table-cell office:value-type="float" office:value="8462" calcext:value-type="float">
            <text:p>8462</text:p>
          </table:table-cell>
          <table:table-cell office:value-type="float" office:value="84.31233" calcext:value-type="float">
            <text:p>84,31233</text:p>
          </table:table-cell>
          <table:table-cell office:value-type="float" office:value="45" calcext:value-type="float">
            <text:p>45</text:p>
          </table:table-cell>
          <table:table-cell office:value-type="float" office:value="1888" calcext:value-type="float">
            <text:p>1888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494" calcext:value-type="float">
            <text:p>83,32494</text:p>
          </table:table-cell>
          <table:table-cell office:value-type="percentage" office:value="0.0129" calcext:value-type="percentage">
            <text:p>1,29%</text:p>
          </table:table-cell>
          <table:table-cell office:value-type="float" office:value="35.5" calcext:value-type="float">
            <text:p>35,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011" calcext:value-type="float">
            <text:p>23011</text:p>
          </table:table-cell>
          <table:table-cell office:value-type="float" office:value="8469" calcext:value-type="float">
            <text:p>8469</text:p>
          </table:table-cell>
          <table:table-cell office:value-type="float" office:value="84.30469" calcext:value-type="float">
            <text:p>84,30469</text:p>
          </table:table-cell>
          <table:table-cell office:value-type="float" office:value="67" calcext:value-type="float">
            <text:p>67</text:p>
          </table:table-cell>
          <table:table-cell office:value-type="float" office:value="1602" calcext:value-type="float">
            <text:p>1602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508" calcext:value-type="float">
            <text:p>83,32508</text:p>
          </table:table-cell>
          <table:table-cell office:value-type="percentage" office:value="0.0129" calcext:value-type="percentage">
            <text:p>1,29%</text:p>
          </table:table-cell>
          <table:table-cell office:value-type="float" office:value="36" calcext:value-type="float">
            <text:p>36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143" calcext:value-type="float">
            <text:p>23143</text:p>
          </table:table-cell>
          <table:table-cell office:value-type="float" office:value="8513" calcext:value-type="float">
            <text:p>8513</text:p>
          </table:table-cell>
          <table:table-cell office:value-type="float" office:value="83.55736" calcext:value-type="float">
            <text:p>83,55736</text:p>
          </table:table-cell>
          <table:table-cell office:value-type="float" office:value="30" calcext:value-type="float">
            <text:p>30</text:p>
          </table:table-cell>
          <table:table-cell office:value-type="float" office:value="2298" calcext:value-type="float">
            <text:p>2298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508" calcext:value-type="float">
            <text:p>83,32508</text:p>
          </table:table-cell>
          <table:table-cell office:value-type="percentage" office:value="0.0129" calcext:value-type="percentage">
            <text:p>1,29%</text:p>
          </table:table-cell>
          <table:table-cell office:value-type="float" office:value="37.8" calcext:value-type="float">
            <text:p>37,8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290" calcext:value-type="float">
            <text:p>23290</text:p>
          </table:table-cell>
          <table:table-cell office:value-type="float" office:value="8561" calcext:value-type="float">
            <text:p>8561</text:p>
          </table:table-cell>
          <table:table-cell office:value-type="float" office:value="84.36137" calcext:value-type="float">
            <text:p>84,36137</text:p>
          </table:table-cell>
          <table:table-cell office:value-type="float" office:value="53" calcext:value-type="float">
            <text:p>53</text:p>
          </table:table-cell>
          <table:table-cell office:value-type="float" office:value="1525" calcext:value-type="float">
            <text:p>1525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523" calcext:value-type="float">
            <text:p>83,32523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40.3" calcext:value-type="float">
            <text:p>40,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436" calcext:value-type="float">
            <text:p>23436</text:p>
          </table:table-cell>
          <table:table-cell office:value-type="float" office:value="8564" calcext:value-type="float">
            <text:p>8564</text:p>
          </table:table-cell>
          <table:table-cell office:value-type="float" office:value="83.51527" calcext:value-type="float">
            <text:p>83,51527</text:p>
          </table:table-cell>
          <table:table-cell office:value-type="float" office:value="41" calcext:value-type="float">
            <text:p>41</text:p>
          </table:table-cell>
          <table:table-cell office:value-type="float" office:value="2238" calcext:value-type="float">
            <text:p>2238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523" calcext:value-type="float">
            <text:p>83,32523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465" calcext:value-type="float">
            <text:p>23465</text:p>
          </table:table-cell>
          <table:table-cell office:value-type="float" office:value="8575" calcext:value-type="float">
            <text:p>8575</text:p>
          </table:table-cell>
          <table:table-cell office:value-type="float" office:value="83.51579" calcext:value-type="float">
            <text:p>83,51579</text:p>
          </table:table-cell>
          <table:table-cell office:value-type="float" office:value="42" calcext:value-type="float">
            <text:p>42</text:p>
          </table:table-cell>
          <table:table-cell office:value-type="float" office:value="2200" calcext:value-type="float">
            <text:p>2200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656" calcext:value-type="float">
            <text:p>83,32656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43.4" calcext:value-type="float">
            <text:p>43,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592" calcext:value-type="float">
            <text:p>23592</text:p>
          </table:table-cell>
          <table:table-cell office:value-type="float" office:value="8584" calcext:value-type="float">
            <text:p>8584</text:p>
          </table:table-cell>
          <table:table-cell office:value-type="float" office:value="83.83711" calcext:value-type="float">
            <text:p>83,83711</text:p>
          </table:table-cell>
          <table:table-cell office:value-type="float" office:value="39" calcext:value-type="float">
            <text:p>39</text:p>
          </table:table-cell>
          <table:table-cell office:value-type="float" office:value="2353" calcext:value-type="float">
            <text:p>2353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658" calcext:value-type="float">
            <text:p>83,32658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46.4" calcext:value-type="float">
            <text:p>46,4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685" calcext:value-type="float">
            <text:p>23685</text:p>
          </table:table-cell>
          <table:table-cell office:value-type="float" office:value="8609" calcext:value-type="float">
            <text:p>8609</text:p>
          </table:table-cell>
          <table:table-cell office:value-type="float" office:value="84.35593" calcext:value-type="float">
            <text:p>84,35593</text:p>
          </table:table-cell>
          <table:table-cell office:value-type="float" office:value="55" calcext:value-type="float">
            <text:p>55</text:p>
          </table:table-cell>
          <table:table-cell office:value-type="float" office:value="1430" calcext:value-type="float">
            <text:p>1430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744" calcext:value-type="float">
            <text:p>83,32744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49.4" calcext:value-type="float">
            <text:p>49,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3852" calcext:value-type="float">
            <text:p>23852</text:p>
          </table:table-cell>
          <table:table-cell office:value-type="float" office:value="8641" calcext:value-type="float">
            <text:p>8641</text:p>
          </table:table-cell>
          <table:table-cell office:value-type="float" office:value="83.75843" calcext:value-type="float">
            <text:p>83,75843</text:p>
          </table:table-cell>
          <table:table-cell office:value-type="float" office:value="47" calcext:value-type="float">
            <text:p>47</text:p>
          </table:table-cell>
          <table:table-cell office:value-type="float" office:value="2150" calcext:value-type="float">
            <text:p>2150</text:p>
          </table:table-cell>
          <table:table-cell office:value-type="float" office:value="84.40985" calcext:value-type="float">
            <text:p>84,40985</text:p>
          </table:table-cell>
          <table:table-cell office:value-type="float" office:value="83.32769" calcext:value-type="float">
            <text:p>83,32769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51.4" calcext:value-type="float">
            <text:p>51,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4031" calcext:value-type="float">
            <text:p>24031</text:p>
          </table:table-cell>
          <table:table-cell office:value-type="float" office:value="8161" calcext:value-type="float">
            <text:p>8161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84.36757" calcext:value-type="float">
            <text:p>84,36757</text:p>
          </table:table-cell>
          <table:table-cell office:value-type="float" office:value="83.32782" calcext:value-type="float">
            <text:p>83,32782</text:p>
          </table:table-cell>
          <table:table-cell office:value-type="percentage" office:value="0.0123" calcext:value-type="percentage">
            <text:p>1,23%</text:p>
          </table:table-cell>
          <table:table-cell office:value-type="float" office:value="52.1" calcext:value-type="float">
            <text:p>52,1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4177" calcext:value-type="float">
            <text:p>24177</text:p>
          </table:table-cell>
          <table:table-cell office:value-type="float" office:value="8305" calcext:value-type="float">
            <text:p>8305</text:p>
          </table:table-cell>
          <table:table-cell office:value-type="float" office:value="83.44893" calcext:value-type="float">
            <text:p>83,44893</text:p>
          </table:table-cell>
          <table:table-cell office:value-type="float" office:value="40" calcext:value-type="float">
            <text:p>40</text:p>
          </table:table-cell>
          <table:table-cell office:value-type="float" office:value="2195" calcext:value-type="float">
            <text:p>2195</text:p>
          </table:table-cell>
          <table:table-cell office:value-type="float" office:value="84.36758" calcext:value-type="float">
            <text:p>84,36758</text:p>
          </table:table-cell>
          <table:table-cell office:value-type="float" office:value="83.32879" calcext:value-type="float">
            <text:p>83,32879</text:p>
          </table:table-cell>
          <table:table-cell office:value-type="percentage" office:value="0.0123" calcext:value-type="percentage">
            <text:p>1,23%</text:p>
          </table:table-cell>
          <table:table-cell office:value-type="float" office:value="54" calcext:value-type="float">
            <text:p>5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4351" calcext:value-type="float">
            <text:p>24351</text:p>
          </table:table-cell>
          <table:table-cell office:value-type="float" office:value="8331" calcext:value-type="float">
            <text:p>8331</text:p>
          </table:table-cell>
          <table:table-cell office:value-type="float" office:value="83.42766" calcext:value-type="float">
            <text:p>83,42766</text:p>
          </table:table-cell>
          <table:table-cell office:value-type="float" office:value="34" calcext:value-type="float">
            <text:p>34</text:p>
          </table:table-cell>
          <table:table-cell office:value-type="float" office:value="2215" calcext:value-type="float">
            <text:p>2215</text:p>
          </table:table-cell>
          <table:table-cell office:value-type="float" office:value="84.36758" calcext:value-type="float">
            <text:p>84,36758</text:p>
          </table:table-cell>
          <table:table-cell office:value-type="float" office:value="83.3288" calcext:value-type="float">
            <text:p>83,3288</text:p>
          </table:table-cell>
          <table:table-cell office:value-type="percentage" office:value="0.0123" calcext:value-type="percentage">
            <text:p>1,23%</text:p>
          </table:table-cell>
          <table:table-cell office:value-type="float" office:value="57.5" calcext:value-type="float">
            <text:p>57,5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4546" calcext:value-type="float">
            <text:p>24546</text:p>
          </table:table-cell>
          <table:table-cell office:value-type="float" office:value="8395" calcext:value-type="float">
            <text:p>8395</text:p>
          </table:table-cell>
          <table:table-cell office:value-type="float" office:value="83.42249" calcext:value-type="float">
            <text:p>83,42249</text:p>
          </table:table-cell>
          <table:table-cell office:value-type="float" office:value="42" calcext:value-type="float">
            <text:p>42</text:p>
          </table:table-cell>
          <table:table-cell office:value-type="float" office:value="2147" calcext:value-type="float">
            <text:p>2147</text:p>
          </table:table-cell>
          <table:table-cell office:value-type="float" office:value="84.36758" calcext:value-type="float">
            <text:p>84,36758</text:p>
          </table:table-cell>
          <table:table-cell office:value-type="float" office:value="83.3288" calcext:value-type="float">
            <text:p>83,3288</text:p>
          </table:table-cell>
          <table:table-cell office:value-type="percentage" office:value="0.0123" calcext:value-type="percentage">
            <text:p>1,23%</text:p>
          </table:table-cell>
          <table:table-cell office:value-type="float" office:value="60.5" calcext:value-type="float">
            <text:p>60,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4689" calcext:value-type="float">
            <text:p>24689</text:p>
          </table:table-cell>
          <table:table-cell office:value-type="float" office:value="7892" calcext:value-type="float">
            <text:p>7892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office:value-type="float" office:value="84.30981" calcext:value-type="float">
            <text:p>84,30981</text:p>
          </table:table-cell>
          <table:table-cell office:value-type="float" office:value="83.3288" calcext:value-type="float">
            <text:p>83,3288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61.1" calcext:value-type="float">
            <text:p>61,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4696" calcext:value-type="float">
            <text:p>24696</text:p>
          </table:table-cell>
          <table:table-cell office:value-type="float" office:value="7523" calcext:value-type="float">
            <text:p>7523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office:value-type="float" office:value="84.30891" calcext:value-type="float">
            <text:p>84,30891</text:p>
          </table:table-cell>
          <table:table-cell office:value-type="float" office:value="83.3288" calcext:value-type="float">
            <text:p>83,3288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61.1" calcext:value-type="float">
            <text:p>61,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4835" calcext:value-type="float">
            <text:p>24835</text:p>
          </table:table-cell>
          <table:table-cell office:value-type="float" office:value="7614" calcext:value-type="float">
            <text:p>7614</text:p>
          </table:table-cell>
          <table:table-cell office:value-type="float" office:value="83.61123" calcext:value-type="float">
            <text:p>83,61123</text:p>
          </table:table-cell>
          <table:table-cell office:value-type="float" office:value="60" calcext:value-type="float">
            <text:p>60</text:p>
          </table:table-cell>
          <table:table-cell office:value-type="float" office:value="1880" calcext:value-type="float">
            <text:p>1880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2953" calcext:value-type="float">
            <text:p>83,32953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63.3" calcext:value-type="float">
            <text:p>63,3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5177" calcext:value-type="float">
            <text:p>25177</text:p>
          </table:table-cell>
          <table:table-cell office:value-type="float" office:value="7752" calcext:value-type="float">
            <text:p>7752</text:p>
          </table:table-cell>
          <table:table-cell office:value-type="float" office:value="83.32953" calcext:value-type="float">
            <text:p>83,32953</text:p>
          </table:table-cell>
          <table:table-cell office:value-type="float" office:value="34" calcext:value-type="float">
            <text:p>34</text:p>
          </table:table-cell>
          <table:table-cell office:value-type="float" office:value="2333" calcext:value-type="float">
            <text:p>2333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2953" calcext:value-type="float">
            <text:p>83,32953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66.9" calcext:value-type="float">
            <text:p>66,9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5181" calcext:value-type="float">
            <text:p>25181</text:p>
          </table:table-cell>
          <table:table-cell office:value-type="float" office:value="7754" calcext:value-type="float">
            <text:p>7754</text:p>
          </table:table-cell>
          <table:table-cell office:value-type="float" office:value="83.3313" calcext:value-type="float">
            <text:p>83,3313</text:p>
          </table:table-cell>
          <table:table-cell office:value-type="float" office:value="35" calcext:value-type="float">
            <text:p>35</text:p>
          </table:table-cell>
          <table:table-cell office:value-type="float" office:value="2328" calcext:value-type="float">
            <text:p>2328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313" calcext:value-type="float">
            <text:p>83,3313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67.1" calcext:value-type="float">
            <text:p>67,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5375" calcext:value-type="float">
            <text:p>25375</text:p>
          </table:table-cell>
          <table:table-cell office:value-type="float" office:value="7787" calcext:value-type="float">
            <text:p>7787</text:p>
          </table:table-cell>
          <table:table-cell office:value-type="float" office:value="83.73155" calcext:value-type="float">
            <text:p>83,73155</text:p>
          </table:table-cell>
          <table:table-cell office:value-type="float" office:value="50" calcext:value-type="float">
            <text:p>50</text:p>
          </table:table-cell>
          <table:table-cell office:value-type="float" office:value="2157" calcext:value-type="float">
            <text:p>2157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313" calcext:value-type="float">
            <text:p>83,3313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71.3" calcext:value-type="float">
            <text:p>71,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5554" calcext:value-type="float">
            <text:p>25554</text:p>
          </table:table-cell>
          <table:table-cell office:value-type="float" office:value="7834" calcext:value-type="float">
            <text:p>7834</text:p>
          </table:table-cell>
          <table:table-cell office:value-type="float" office:value="84.17742" calcext:value-type="float">
            <text:p>84,17742</text:p>
          </table:table-cell>
          <table:table-cell office:value-type="float" office:value="77" calcext:value-type="float">
            <text:p>77</text:p>
          </table:table-cell>
          <table:table-cell office:value-type="float" office:value="1385" calcext:value-type="float">
            <text:p>1385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3154" calcext:value-type="float">
            <text:p>83,33154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75.2" calcext:value-type="float">
            <text:p>75,2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5849" calcext:value-type="float">
            <text:p>25849</text:p>
          </table:table-cell>
          <table:table-cell office:value-type="float" office:value="7928" calcext:value-type="float">
            <text:p>7928</text:p>
          </table:table-cell>
          <table:table-cell office:value-type="float" office:value="83.39048" calcext:value-type="float">
            <text:p>83,39048</text:p>
          </table:table-cell>
          <table:table-cell office:value-type="float" office:value="45" calcext:value-type="float">
            <text:p>45</text:p>
          </table:table-cell>
          <table:table-cell office:value-type="float" office:value="2162" calcext:value-type="float">
            <text:p>2162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4073" calcext:value-type="float">
            <text:p>83,34073</text:p>
          </table:table-cell>
          <table:table-cell office:value-type="percentage" office:value="0.0115" calcext:value-type="percentage">
            <text:p>1,15%</text:p>
          </table:table-cell>
          <table:table-cell office:value-type="float" office:value="79.3" calcext:value-type="float">
            <text:p>79,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6022" calcext:value-type="float">
            <text:p>26022</text:p>
          </table:table-cell>
          <table:table-cell office:value-type="float" office:value="7978" calcext:value-type="float">
            <text:p>7978</text:p>
          </table:table-cell>
          <table:table-cell office:value-type="float" office:value="83.65647" calcext:value-type="float">
            <text:p>83,65647</text:p>
          </table:table-cell>
          <table:table-cell office:value-type="float" office:value="69" calcext:value-type="float">
            <text:p>69</text:p>
          </table:table-cell>
          <table:table-cell office:value-type="float" office:value="1767" calcext:value-type="float">
            <text:p>1767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4353" calcext:value-type="float">
            <text:p>83,34353</text:p>
          </table:table-cell>
          <table:table-cell office:value-type="percentage" office:value="0.0115" calcext:value-type="percentage">
            <text:p>1,15%</text:p>
          </table:table-cell>
          <table:table-cell office:value-type="float" office:value="83.7" calcext:value-type="float">
            <text:p>83,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6333" calcext:value-type="float">
            <text:p>26333</text:p>
          </table:table-cell>
          <table:table-cell office:value-type="float" office:value="8080" calcext:value-type="float">
            <text:p>8080</text:p>
          </table:table-cell>
          <table:table-cell office:value-type="float" office:value="83.97037" calcext:value-type="float">
            <text:p>83,97037</text:p>
          </table:table-cell>
          <table:table-cell office:value-type="float" office:value="64" calcext:value-type="float">
            <text:p>64</text:p>
          </table:table-cell>
          <table:table-cell office:value-type="float" office:value="1661" calcext:value-type="float">
            <text:p>1661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4917" calcext:value-type="float">
            <text:p>83,34917</text:p>
          </table:table-cell>
          <table:table-cell office:value-type="percentage" office:value="0.0114" calcext:value-type="percentage">
            <text:p>1,14%</text:p>
          </table:table-cell>
          <table:table-cell office:value-type="float" office:value="87.9" calcext:value-type="float">
            <text:p>87,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6679" calcext:value-type="float">
            <text:p>26679</text:p>
          </table:table-cell>
          <table:table-cell office:value-type="float" office:value="8176" calcext:value-type="float">
            <text:p>8176</text:p>
          </table:table-cell>
          <table:table-cell office:value-type="float" office:value="83.52076" calcext:value-type="float">
            <text:p>83,52076</text:p>
          </table:table-cell>
          <table:table-cell office:value-type="float" office:value="54" calcext:value-type="float">
            <text:p>54</text:p>
          </table:table-cell>
          <table:table-cell office:value-type="float" office:value="2247" calcext:value-type="float">
            <text:p>2247</text:p>
          </table:table-cell>
          <table:table-cell office:value-type="float" office:value="84.30891" calcext:value-type="float">
            <text:p>84,30891</text:p>
          </table:table-cell>
          <table:table-cell office:value-type="float" office:value="83.34934" calcext:value-type="float">
            <text:p>83,34934</text:p>
          </table:table-cell>
          <table:table-cell office:value-type="percentage" office:value="0.0114" calcext:value-type="percentage">
            <text:p>1,14%</text:p>
          </table:table-cell>
          <table:table-cell office:value-type="float" office:value="92.3" calcext:value-type="float">
            <text:p>92,3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726" calcext:value-type="float">
            <text:p>26726</text:p>
          </table:table-cell>
          <table:table-cell office:value-type="float" office:value="7749" calcext:value-type="float">
            <text:p>7749</text:p>
          </table:table-cell>
          <table:table-cell table:number-columns-repeated="3"/>
          <table:table-cell office:value-type="float" office:value="84.29589" calcext:value-type="float">
            <text:p>84,29589</text:p>
          </table:table-cell>
          <table:table-cell office:value-type="float" office:value="83.34934" calcext:value-type="float">
            <text:p>83,34934</text:p>
          </table:table-cell>
          <table:table-cell office:value-type="percentage" office:value="0.0112" calcext:value-type="percentage">
            <text:p>1,12%</text:p>
          </table:table-cell>
          <table:table-cell office:value-type="float" office:value="92.7" calcext:value-type="float">
            <text:p>92,7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781" calcext:value-type="float">
            <text:p>26781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office:value-type="float" office:value="84.29051" calcext:value-type="float">
            <text:p>84,29051</text:p>
          </table:table-cell>
          <table:table-cell office:value-type="float" office:value="83.34934" calcext:value-type="float">
            <text:p>83,34934</text:p>
          </table:table-cell>
          <table:table-cell office:value-type="percentage" office:value="0.0112" calcext:value-type="percentage">
            <text:p>1,12%</text:p>
          </table:table-cell>
          <table:table-cell office:value-type="float" office:value="94" calcext:value-type="float">
            <text:p>94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6877" calcext:value-type="float">
            <text:p>26877</text:p>
          </table:table-cell>
          <table:table-cell office:value-type="float" office:value="7398" calcext:value-type="float">
            <text:p>7398</text:p>
          </table:table-cell>
          <table:table-cell office:value-type="float" office:value="83.34993" calcext:value-type="float">
            <text:p>83,34993</text:p>
          </table:table-cell>
          <table:table-cell office:value-type="float" office:value="47" calcext:value-type="float">
            <text:p>47</text:p>
          </table:table-cell>
          <table:table-cell office:value-type="float" office:value="2171" calcext:value-type="float">
            <text:p>2171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4984" calcext:value-type="float">
            <text:p>83,34984</text:p>
          </table:table-cell>
          <table:table-cell office:value-type="percentage" office:value="0.0112" calcext:value-type="percentage">
            <text:p>1,12%</text:p>
          </table:table-cell>
          <table:table-cell office:value-type="float" office:value="95.9" calcext:value-type="float">
            <text:p>95,9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7149" calcext:value-type="float">
            <text:p>27149</text:p>
          </table:table-cell>
          <table:table-cell office:value-type="float" office:value="7491" calcext:value-type="float">
            <text:p>7491</text:p>
          </table:table-cell>
          <table:table-cell office:value-type="float" office:value="83.97467" calcext:value-type="float">
            <text:p>83,97467</text:p>
          </table:table-cell>
          <table:table-cell office:value-type="float" office:value="80" calcext:value-type="float">
            <text:p>80</text:p>
          </table:table-cell>
          <table:table-cell office:value-type="float" office:value="1232" calcext:value-type="float">
            <text:p>1232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4991" calcext:value-type="float">
            <text:p>83,34991</text:p>
          </table:table-cell>
          <table:table-cell office:value-type="percentage" office:value="0.0112" calcext:value-type="percentage">
            <text:p>1,12%</text:p>
          </table:table-cell>
          <table:table-cell office:value-type="float" office:value="101" calcext:value-type="float">
            <text:p>101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7453" calcext:value-type="float">
            <text:p>27453</text:p>
          </table:table-cell>
          <table:table-cell office:value-type="float" office:value="7596" calcext:value-type="float">
            <text:p>7596</text:p>
          </table:table-cell>
          <table:table-cell office:value-type="float" office:value="83.78007" calcext:value-type="float">
            <text:p>83,78007</text:p>
          </table:table-cell>
          <table:table-cell office:value-type="float" office:value="48" calcext:value-type="float">
            <text:p>48</text:p>
          </table:table-cell>
          <table:table-cell office:value-type="float" office:value="2050" calcext:value-type="float">
            <text:p>2050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133" calcext:value-type="float">
            <text:p>83,35133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04" calcext:value-type="float">
            <text:p>104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7689" calcext:value-type="float">
            <text:p>27689</text:p>
          </table:table-cell>
          <table:table-cell office:value-type="float" office:value="7665" calcext:value-type="float">
            <text:p>7665</text:p>
          </table:table-cell>
          <table:table-cell office:value-type="float" office:value="83.46851" calcext:value-type="float">
            <text:p>83,46851</text:p>
          </table:table-cell>
          <table:table-cell office:value-type="float" office:value="72" calcext:value-type="float">
            <text:p>72</text:p>
          </table:table-cell>
          <table:table-cell office:value-type="float" office:value="1773" calcext:value-type="float">
            <text:p>1773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141" calcext:value-type="float">
            <text:p>83,35141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07" calcext:value-type="float">
            <text:p>107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8264" calcext:value-type="float">
            <text:p>28264</text:p>
          </table:table-cell>
          <table:table-cell office:value-type="float" office:value="7899" calcext:value-type="float">
            <text:p>7899</text:p>
          </table:table-cell>
          <table:table-cell office:value-type="float" office:value="84.02936" calcext:value-type="float">
            <text:p>84,02936</text:p>
          </table:table-cell>
          <table:table-cell office:value-type="float" office:value="88" calcext:value-type="float">
            <text:p>88</text:p>
          </table:table-cell>
          <table:table-cell office:value-type="float" office:value="1240" calcext:value-type="float">
            <text:p>1240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385" calcext:value-type="float">
            <text:p>83,35385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11" calcext:value-type="float">
            <text:p>111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8990" calcext:value-type="float">
            <text:p>28990</text:p>
          </table:table-cell>
          <table:table-cell office:value-type="float" office:value="8107" calcext:value-type="float">
            <text:p>8107</text:p>
          </table:table-cell>
          <table:table-cell office:value-type="float" office:value="83.46223" calcext:value-type="float">
            <text:p>83,46223</text:p>
          </table:table-cell>
          <table:table-cell office:value-type="float" office:value="45" calcext:value-type="float">
            <text:p>45</text:p>
          </table:table-cell>
          <table:table-cell office:value-type="float" office:value="2316" calcext:value-type="float">
            <text:p>2316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525" calcext:value-type="float">
            <text:p>83,35525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21" calcext:value-type="float">
            <text:p>121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9362" calcext:value-type="float">
            <text:p>29362</text:p>
          </table:table-cell>
          <table:table-cell office:value-type="float" office:value="8278" calcext:value-type="float">
            <text:p>8278</text:p>
          </table:table-cell>
          <table:table-cell office:value-type="float" office:value="83.71725" calcext:value-type="float">
            <text:p>83,71725</text:p>
          </table:table-cell>
          <table:table-cell office:value-type="float" office:value="57" calcext:value-type="float">
            <text:p>57</text:p>
          </table:table-cell>
          <table:table-cell office:value-type="float" office:value="1975" calcext:value-type="float">
            <text:p>1975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656" calcext:value-type="float">
            <text:p>83,35656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24" calcext:value-type="float">
            <text:p>124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29704" calcext:value-type="float">
            <text:p>29704</text:p>
          </table:table-cell>
          <table:table-cell office:value-type="float" office:value="8358" calcext:value-type="float">
            <text:p>8358</text:p>
          </table:table-cell>
          <table:table-cell office:value-type="float" office:value="83.83136" calcext:value-type="float">
            <text:p>83,83136</text:p>
          </table:table-cell>
          <table:table-cell office:value-type="float" office:value="51" calcext:value-type="float">
            <text:p>51</text:p>
          </table:table-cell>
          <table:table-cell office:value-type="float" office:value="2040" calcext:value-type="float">
            <text:p>2040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709" calcext:value-type="float">
            <text:p>83,35709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29" calcext:value-type="float">
            <text:p>129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0091" calcext:value-type="float">
            <text:p>30091</text:p>
          </table:table-cell>
          <table:table-cell office:value-type="float" office:value="8478" calcext:value-type="float">
            <text:p>8478</text:p>
          </table:table-cell>
          <table:table-cell office:value-type="float" office:value="83.86327" calcext:value-type="float">
            <text:p>83,86327</text:p>
          </table:table-cell>
          <table:table-cell office:value-type="float" office:value="47" calcext:value-type="float">
            <text:p>47</text:p>
          </table:table-cell>
          <table:table-cell office:value-type="float" office:value="2112" calcext:value-type="float">
            <text:p>2112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802" calcext:value-type="float">
            <text:p>83,35802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33" calcext:value-type="float">
            <text:p>133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0332" calcext:value-type="float">
            <text:p>30332</text:p>
          </table:table-cell>
          <table:table-cell office:value-type="float" office:value="8557" calcext:value-type="float">
            <text:p>8557</text:p>
          </table:table-cell>
          <table:table-cell office:value-type="float" office:value="83.51945" calcext:value-type="float">
            <text:p>83,51945</text:p>
          </table:table-cell>
          <table:table-cell office:value-type="float" office:value="91" calcext:value-type="float">
            <text:p>91</text:p>
          </table:table-cell>
          <table:table-cell office:value-type="float" office:value="1729" calcext:value-type="float">
            <text:p>1729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5845" calcext:value-type="float">
            <text:p>83,35845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137" calcext:value-type="float">
            <text:p>137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0713" calcext:value-type="float">
            <text:p>30713</text:p>
          </table:table-cell>
          <table:table-cell office:value-type="float" office:value="8620" calcext:value-type="float">
            <text:p>8620</text:p>
          </table:table-cell>
          <table:table-cell office:value-type="float" office:value="83.87219" calcext:value-type="float">
            <text:p>83,87219</text:p>
          </table:table-cell>
          <table:table-cell office:value-type="float" office:value="41" calcext:value-type="float">
            <text:p>41</text:p>
          </table:table-cell>
          <table:table-cell office:value-type="float" office:value="2256" calcext:value-type="float">
            <text:p>2256</text:p>
          </table:table-cell>
          <table:table-cell office:value-type="float" office:value="84.29051" calcext:value-type="float">
            <text:p>84,29051</text:p>
          </table:table-cell>
          <table:table-cell office:value-type="float" office:value="83.36068" calcext:value-type="float">
            <text:p>83,36068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142" calcext:value-type="float">
            <text:p>142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1128" calcext:value-type="float">
            <text:p>31128</text:p>
          </table:table-cell>
          <table:table-cell office:value-type="float" office:value="8385" calcext:value-type="float">
            <text:p>8385</text:p>
          </table:table-cell>
          <table:table-cell table:number-columns-repeated="3"/>
          <table:table-cell office:value-type="float" office:value="84.28595" calcext:value-type="float">
            <text:p>84,28595</text:p>
          </table:table-cell>
          <table:table-cell office:value-type="float" office:value="83.36074" calcext:value-type="float">
            <text:p>83,36074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149" calcext:value-type="float">
            <text:p>149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1428" calcext:value-type="float">
            <text:p>31428</text:p>
          </table:table-cell>
          <table:table-cell office:value-type="float" office:value="8481" calcext:value-type="float">
            <text:p>8481</text:p>
          </table:table-cell>
          <table:table-cell office:value-type="float" office:value="83.79665" calcext:value-type="float">
            <text:p>83,79665</text:p>
          </table:table-cell>
          <table:table-cell office:value-type="float" office:value="54" calcext:value-type="float">
            <text:p>54</text:p>
          </table:table-cell>
          <table:table-cell office:value-type="float" office:value="2271" calcext:value-type="float">
            <text:p>2271</text:p>
          </table:table-cell>
          <table:table-cell office:value-type="float" office:value="84.28596" calcext:value-type="float">
            <text:p>84,28596</text:p>
          </table:table-cell>
          <table:table-cell office:value-type="float" office:value="83.36237" calcext:value-type="float">
            <text:p>83,36237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153" calcext:value-type="float">
            <text:p>153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/>
          <table:table-cell office:value-type="float" office:value="31698" calcext:value-type="float">
            <text:p>31698</text:p>
          </table:table-cell>
          <table:table-cell office:value-type="float" office:value="8541" calcext:value-type="float">
            <text:p>8541</text:p>
          </table:table-cell>
          <table:table-cell office:value-type="float" office:value="83.94639" calcext:value-type="float">
            <text:p>83,94639</text:p>
          </table:table-cell>
          <table:table-cell office:value-type="float" office:value="54" calcext:value-type="float">
            <text:p>54</text:p>
          </table:table-cell>
          <table:table-cell office:value-type="float" office:value="2136" calcext:value-type="float">
            <text:p>2136</text:p>
          </table:table-cell>
          <table:table-cell office:value-type="float" office:value="84.28596" calcext:value-type="float">
            <text:p>84,28596</text:p>
          </table:table-cell>
          <table:table-cell office:value-type="float" office:value="83.36251" calcext:value-type="float">
            <text:p>83,36251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156" calcext:value-type="float">
            <text:p>15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00-00-00</text:date>, <text:time style:data-style-name="N2" text:time-value="16:42:46.8436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5:30:17.794654000</meta:creation-date>
    <dc:date>2016-02-22T14:21:08.128743000</dc:date>
    <meta:editing-duration>P3DT22H40M1S</meta:editing-duration>
    <meta:editing-cycles>17</meta:editing-cycles>
    <meta:generator>LibreOffice/4.3.0.4$MacOSX_X86_64 LibreOffice_project/62ad5818884a2fc2e5780dd45466868d41009ec0</meta:generator>
    <meta:document-statistic meta:table-count="3" meta:cell-count="2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0.2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9cm" svg:y="3.725cm" style:legend-expansion="high" chart:style-name="ch2"/>
        <chart:plot-area chart:style-name="ch3" table:cell-range-address="'Typical progress'.K9:'Typical progress'.K161 'Typical progress'.G9:'Typical progress'.I161" chart:data-source-has-labels="row" svg:x="0.77cm" svg:y="0.855cm" svg:width="12.639cm" svg:height="7.545cm">
          <chartooo:coordinate-region svg:x="1.628cm" svg:y="1.048cm" svg:width="10.315cm" svg:height="6.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Typical progress'.G9:'Typical progress'.G161" loext:label-string="ub" chart:class="chart:scatter">
            <chart:domain table:cell-range-address="'Typical progress'.K9:'Typical progress'.K161"/>
            <chart:data-point chart:repeated="153"/>
          </chart:series>
          <chart:series chart:attached-axis="primary-y" chart:style-name="ch9" chart:values-cell-range-address="'Typical progress'.H9:'Typical progress'.H161" loext:label-string="lb" chart:class="chart:scatter">
            <chart:data-point chart:repeated="153"/>
          </chart:series>
          <chart:series chart:attached-axis="secondary-y" chart:style-name="ch10" chart:values-cell-range-address="'Typical progress'.I9:'Typical progress'.I161" loext:label-string="gap" chart:class="chart:scatter">
            <chart:data-point chart:repeated="1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ub</text:p>
              </table:table-cell>
              <table:table-cell office:value-type="string">
                <text:p>lb</text:p>
              </table:table-cell>
              <table:table-cell office:value-type="string">
                <text:p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ypical progress'.K9:'Typical progress'.K161</svg:desc>
                </draw:g>
              </table:table-cell>
              <table:table-cell office:value-type="float" office:value="NaN">
                <text:p>NaN</text:p>
                <draw:g>
                  <svg:desc>'Typical progress'.G9:'Typical progress'.G161</svg:desc>
                </draw:g>
              </table:table-cell>
              <table:table-cell office:value-type="float" office:value="83.1">
                <text:p>83.1</text:p>
                <draw:g>
                  <svg:desc>'Typical progress'.H9:'Typical progress'.H161</svg:desc>
                </draw:g>
              </table:table-cell>
              <table:table-cell office:value-type="float" office:value="NaN">
                <text:p>NaN</text:p>
                <draw:g>
                  <svg:desc>'Typical progress'.I9:'Typical progress'.I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4.21318">
                <text:p>224.21318</text:p>
              </table:table-cell>
              <table:table-cell office:value-type="float" office:value="83.1">
                <text:p>83.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4.21318">
                <text:p>224.21318</text:p>
              </table:table-cell>
              <table:table-cell office:value-type="float" office:value="83.1">
                <text:p>83.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24.21318">
                <text:p>224.21318</text:p>
              </table:table-cell>
              <table:table-cell office:value-type="float" office:value="83.1">
                <text:p>83.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4.21318">
                <text:p>224.21318</text:p>
              </table:table-cell>
              <table:table-cell office:value-type="float" office:value="83.1">
                <text:p>83.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4.21318">
                <text:p>224.21318</text:p>
              </table:table-cell>
              <table:table-cell office:value-type="float" office:value="83.1">
                <text:p>83.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24.21318">
                <text:p>224.21318</text:p>
              </table:table-cell>
              <table:table-cell office:value-type="float" office:value="83.1">
                <text:p>83.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85.86164">
                <text:p>185.86164</text:p>
              </table:table-cell>
              <table:table-cell office:value-type="float" office:value="83.1">
                <text:p>83.1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85.86164">
                <text:p>185.86164</text:p>
              </table:table-cell>
              <table:table-cell office:value-type="float" office:value="83.1">
                <text:p>83.1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85.86164">
                <text:p>185.86164</text:p>
              </table:table-cell>
              <table:table-cell office:value-type="float" office:value="83.1">
                <text:p>83.1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71.42152">
                <text:p>171.42152</text:p>
              </table:table-cell>
              <table:table-cell office:value-type="float" office:value="83.1">
                <text:p>83.1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8.85971">
                <text:p>148.85971</text:p>
              </table:table-cell>
              <table:table-cell office:value-type="float" office:value="83.1">
                <text:p>83.1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7.70405">
                <text:p>127.70405</text:p>
              </table:table-cell>
              <table:table-cell office:value-type="float" office:value="83.1">
                <text:p>83.1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0.59013">
                <text:p>100.59013</text:p>
              </table:table-cell>
              <table:table-cell office:value-type="float" office:value="83.1">
                <text:p>83.1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9.39916">
                <text:p>99.39916</text:p>
              </table:table-cell>
              <table:table-cell office:value-type="float" office:value="83.1">
                <text:p>83.1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7.57554">
                <text:p>97.57554</text:p>
              </table:table-cell>
              <table:table-cell office:value-type="float" office:value="83.1">
                <text:p>83.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0.45007">
                <text:p>90.45007</text:p>
              </table:table-cell>
              <table:table-cell office:value-type="float" office:value="83.1">
                <text:p>83.1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0.45007">
                <text:p>90.45007</text:p>
              </table:table-cell>
              <table:table-cell office:value-type="float" office:value="83.1">
                <text:p>83.1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8.13863">
                <text:p>88.13863</text:p>
              </table:table-cell>
              <table:table-cell office:value-type="float" office:value="83.1">
                <text:p>83.1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7.25391">
                <text:p>87.25391</text:p>
              </table:table-cell>
              <table:table-cell office:value-type="float" office:value="83.1">
                <text:p>83.1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86.5405">
                <text:p>86.5405</text:p>
              </table:table-cell>
              <table:table-cell office:value-type="float" office:value="83.10036">
                <text:p>83.10036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86.45613">
                <text:p>86.45613</text:p>
              </table:table-cell>
              <table:table-cell office:value-type="float" office:value="83.10036">
                <text:p>83.10036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86.3457">
                <text:p>86.3457</text:p>
              </table:table-cell>
              <table:table-cell office:value-type="float" office:value="83.10036">
                <text:p>83.10036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86.3447">
                <text:p>86.3447</text:p>
              </table:table-cell>
              <table:table-cell office:value-type="float" office:value="83.10036">
                <text:p>83.10036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6.24177">
                <text:p>86.24177</text:p>
              </table:table-cell>
              <table:table-cell office:value-type="float" office:value="83.10036">
                <text:p>83.10036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86.1186">
                <text:p>86.1186</text:p>
              </table:table-cell>
              <table:table-cell office:value-type="float" office:value="83.10036">
                <text:p>83.1003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86.01928">
                <text:p>86.01928</text:p>
              </table:table-cell>
              <table:table-cell office:value-type="float" office:value="83.1027">
                <text:p>83.1027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85.804">
                <text:p>85.804</text:p>
              </table:table-cell>
              <table:table-cell office:value-type="float" office:value="83.1027">
                <text:p>83.1027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85.70558">
                <text:p>85.70558</text:p>
              </table:table-cell>
              <table:table-cell office:value-type="float" office:value="83.1027">
                <text:p>83.1027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85.0897">
                <text:p>85.0897</text:p>
              </table:table-cell>
              <table:table-cell office:value-type="float" office:value="83.1027">
                <text:p>83.102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85.0878">
                <text:p>85.0878</text:p>
              </table:table-cell>
              <table:table-cell office:value-type="float" office:value="83.1027">
                <text:p>83.102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85.0878">
                <text:p>85.0878</text:p>
              </table:table-cell>
              <table:table-cell office:value-type="float" office:value="83.1027">
                <text:p>83.102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85.0878">
                <text:p>85.0878</text:p>
              </table:table-cell>
              <table:table-cell office:value-type="float" office:value="83.1027">
                <text:p>83.102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85.06512">
                <text:p>85.06512</text:p>
              </table:table-cell>
              <table:table-cell office:value-type="float" office:value="83.1027">
                <text:p>83.1027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84.94122">
                <text:p>84.94122</text:p>
              </table:table-cell>
              <table:table-cell office:value-type="float" office:value="83.1027">
                <text:p>83.102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84.94123">
                <text:p>84.94123</text:p>
              </table:table-cell>
              <table:table-cell office:value-type="float" office:value="83.1027">
                <text:p>83.102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84.8499">
                <text:p>84.8499</text:p>
              </table:table-cell>
              <table:table-cell office:value-type="float" office:value="83.11904">
                <text:p>83.11904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84.84991">
                <text:p>84.84991</text:p>
              </table:table-cell>
              <table:table-cell office:value-type="float" office:value="83.11904">
                <text:p>83.11904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84.83755">
                <text:p>84.83755</text:p>
              </table:table-cell>
              <table:table-cell office:value-type="float" office:value="83.11904">
                <text:p>83.1190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84.76044">
                <text:p>84.76044</text:p>
              </table:table-cell>
              <table:table-cell office:value-type="float" office:value="83.13488">
                <text:p>83.13488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84.76045">
                <text:p>84.76045</text:p>
              </table:table-cell>
              <table:table-cell office:value-type="float" office:value="83.19209">
                <text:p>83.19209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84.75854">
                <text:p>84.75854</text:p>
              </table:table-cell>
              <table:table-cell office:value-type="float" office:value="83.21355">
                <text:p>83.2135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84.48666">
                <text:p>84.48666</text:p>
              </table:table-cell>
              <table:table-cell office:value-type="float" office:value="83.21355">
                <text:p>83.21355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84.48667">
                <text:p>84.48667</text:p>
              </table:table-cell>
              <table:table-cell office:value-type="float" office:value="83.22315">
                <text:p>83.223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">
                <text:p>177</text:p>
              </table:table-cell>
              <table:table-cell office:value-type="float" office:value="84.48667">
                <text:p>84.48667</text:p>
              </table:table-cell>
              <table:table-cell office:value-type="float" office:value="83.22315">
                <text:p>83.223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84.48667">
                <text:p>84.48667</text:p>
              </table:table-cell>
              <table:table-cell office:value-type="float" office:value="83.22315">
                <text:p>83.223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7">
                <text:p>187</text:p>
              </table:table-cell>
              <table:table-cell office:value-type="float" office:value="84.48667">
                <text:p>84.48667</text:p>
              </table:table-cell>
              <table:table-cell office:value-type="float" office:value="83.22315">
                <text:p>83.223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84.48667">
                <text:p>84.48667</text:p>
              </table:table-cell>
              <table:table-cell office:value-type="float" office:value="83.22315">
                <text:p>83.223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">
                <text:p>196</text:p>
              </table:table-cell>
              <table:table-cell office:value-type="float" office:value="84.48667">
                <text:p>84.48667</text:p>
              </table:table-cell>
              <table:table-cell office:value-type="float" office:value="83.27114">
                <text:p>83.27114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84.48576">
                <text:p>84.48576</text:p>
              </table:table-cell>
              <table:table-cell office:value-type="float" office:value="83.29037">
                <text:p>83.29037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  <table:table-cell office:value-type="float" office:value="84.48577">
                <text:p>84.48577</text:p>
              </table:table-cell>
              <table:table-cell office:value-type="float" office:value="83.29037">
                <text:p>83.29037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">
                <text:p>20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0101">
                <text:p>83.3010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1">
                <text:p>21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089">
                <text:p>83.308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">
                <text:p>216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124">
                <text:p>83.31124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1">
                <text:p>22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182">
                <text:p>83.3118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6">
                <text:p>226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243">
                <text:p>83.31243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">
                <text:p>23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283">
                <text:p>83.31283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5">
                <text:p>23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322">
                <text:p>83.3132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349">
                <text:p>83.3134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">
                <text:p>24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364">
                <text:p>83.31364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0">
                <text:p>250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07">
                <text:p>83.3140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12">
                <text:p>83.3141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1">
                <text:p>26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17">
                <text:p>83.3141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6">
                <text:p>266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17">
                <text:p>83.3141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0">
                <text:p>270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17">
                <text:p>83.3141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5">
                <text:p>27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">
                <text:p>83.314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0">
                <text:p>280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5">
                <text:p>28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6">
                <text:p>296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1">
                <text:p>30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5">
                <text:p>31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2">
                <text:p>322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5">
                <text:p>32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1">
                <text:p>33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">
                <text:p>33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1">
                <text:p>34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5">
                <text:p>34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1">
                <text:p>35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5">
                <text:p>35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">
                <text:p>36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5">
                <text:p>36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">
                <text:p>394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8">
                <text:p>398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2">
                <text:p>402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">
                <text:p>444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21">
                <text:p>83.3142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9">
                <text:p>489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472">
                <text:p>83.3147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0">
                <text:p>490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681">
                <text:p>83.3168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5">
                <text:p>49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681">
                <text:p>83.3168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8">
                <text:p>508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681">
                <text:p>83.3168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3">
                <text:p>513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681">
                <text:p>83.3168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1">
                <text:p>52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807">
                <text:p>83.3180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6">
                <text:p>526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807">
                <text:p>83.3180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4">
                <text:p>534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807">
                <text:p>83.3180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9">
                <text:p>539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807">
                <text:p>83.3180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1">
                <text:p>551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807">
                <text:p>83.3180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5">
                <text:p>57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994">
                <text:p>83.3199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3">
                <text:p>583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994">
                <text:p>83.3199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4">
                <text:p>594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994">
                <text:p>83.3199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3">
                <text:p>603</text:p>
              </table:table-cell>
              <table:table-cell office:value-type="float" office:value="84.48577">
                <text:p>84.48577</text:p>
              </table:table-cell>
              <table:table-cell office:value-type="float" office:value="83.31994">
                <text:p>83.3199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5">
                <text:p>615</text:p>
              </table:table-cell>
              <table:table-cell office:value-type="float" office:value="84.48577">
                <text:p>84.48577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5">
                <text:p>615</text:p>
              </table:table-cell>
              <table:table-cell office:value-type="float" office:value="84.46495">
                <text:p>84.46495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5">
                <text:p>615</text:p>
              </table:table-cell>
              <table:table-cell office:value-type="float" office:value="84.45472">
                <text:p>84.45472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5">
                <text:p>615</text:p>
              </table:table-cell>
              <table:table-cell office:value-type="float" office:value="84.44108">
                <text:p>84.44108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2">
                <text:p>622</text:p>
              </table:table-cell>
              <table:table-cell office:value-type="float" office:value="84.44109">
                <text:p>84.44109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4">
                <text:p>634</text:p>
              </table:table-cell>
              <table:table-cell office:value-type="float" office:value="84.44109">
                <text:p>84.44109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4">
                <text:p>634</text:p>
              </table:table-cell>
              <table:table-cell office:value-type="float" office:value="84.41731">
                <text:p>84.41731</text:p>
              </table:table-cell>
              <table:table-cell office:value-type="float" office:value="83.32183">
                <text:p>83.3218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1">
                <text:p>681</text:p>
              </table:table-cell>
              <table:table-cell office:value-type="float" office:value="84.41731">
                <text:p>84.41731</text:p>
              </table:table-cell>
              <table:table-cell office:value-type="float" office:value="83.32389">
                <text:p>83.3238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1">
                <text:p>681</text:p>
              </table:table-cell>
              <table:table-cell office:value-type="float" office:value="84.40984">
                <text:p>84.40984</text:p>
              </table:table-cell>
              <table:table-cell office:value-type="float" office:value="83.32389">
                <text:p>83.32389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0">
                <text:p>690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494">
                <text:p>83.3249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0">
                <text:p>700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494">
                <text:p>83.3249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0">
                <text:p>730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494">
                <text:p>83.3249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1">
                <text:p>741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508">
                <text:p>83.32508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3">
                <text:p>753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508">
                <text:p>83.32508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5">
                <text:p>765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523">
                <text:p>83.32523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6">
                <text:p>786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523">
                <text:p>83.32523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9">
                <text:p>799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656">
                <text:p>83.32656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2">
                <text:p>812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658">
                <text:p>83.3265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7">
                <text:p>827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744">
                <text:p>83.32744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3">
                <text:p>843</text:p>
              </table:table-cell>
              <table:table-cell office:value-type="float" office:value="84.40985">
                <text:p>84.40985</text:p>
              </table:table-cell>
              <table:table-cell office:value-type="float" office:value="83.32769">
                <text:p>83.3276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3">
                <text:p>843</text:p>
              </table:table-cell>
              <table:table-cell office:value-type="float" office:value="84.36757">
                <text:p>84.36757</text:p>
              </table:table-cell>
              <table:table-cell office:value-type="float" office:value="83.32782">
                <text:p>83.32782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8">
                <text:p>858</text:p>
              </table:table-cell>
              <table:table-cell office:value-type="float" office:value="84.36758">
                <text:p>84.36758</text:p>
              </table:table-cell>
              <table:table-cell office:value-type="float" office:value="83.32879">
                <text:p>83.3287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4">
                <text:p>874</text:p>
              </table:table-cell>
              <table:table-cell office:value-type="float" office:value="84.36758">
                <text:p>84.36758</text:p>
              </table:table-cell>
              <table:table-cell office:value-type="float" office:value="83.3288">
                <text:p>83.3288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0">
                <text:p>890</text:p>
              </table:table-cell>
              <table:table-cell office:value-type="float" office:value="84.36758">
                <text:p>84.36758</text:p>
              </table:table-cell>
              <table:table-cell office:value-type="float" office:value="83.3288">
                <text:p>83.3288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0">
                <text:p>890</text:p>
              </table:table-cell>
              <table:table-cell office:value-type="float" office:value="84.30981">
                <text:p>84.30981</text:p>
              </table:table-cell>
              <table:table-cell office:value-type="float" office:value="83.3288">
                <text:p>83.328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0">
                <text:p>890</text:p>
              </table:table-cell>
              <table:table-cell office:value-type="float" office:value="84.30891">
                <text:p>84.30891</text:p>
              </table:table-cell>
              <table:table-cell office:value-type="float" office:value="83.3288">
                <text:p>83.328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9">
                <text:p>909</text:p>
              </table:table-cell>
              <table:table-cell office:value-type="float" office:value="84.30891">
                <text:p>84.30891</text:p>
              </table:table-cell>
              <table:table-cell office:value-type="float" office:value="83.32953">
                <text:p>83.329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0">
                <text:p>980</text:p>
              </table:table-cell>
              <table:table-cell office:value-type="float" office:value="84.30891">
                <text:p>84.30891</text:p>
              </table:table-cell>
              <table:table-cell office:value-type="float" office:value="83.32953">
                <text:p>83.329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1">
                <text:p>1001</text:p>
              </table:table-cell>
              <table:table-cell office:value-type="float" office:value="84.30891">
                <text:p>84.30891</text:p>
              </table:table-cell>
              <table:table-cell office:value-type="float" office:value="83.3313">
                <text:p>83.331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3">
                <text:p>1023</text:p>
              </table:table-cell>
              <table:table-cell office:value-type="float" office:value="84.30891">
                <text:p>84.30891</text:p>
              </table:table-cell>
              <table:table-cell office:value-type="float" office:value="83.3313">
                <text:p>83.331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7">
                <text:p>1047</text:p>
              </table:table-cell>
              <table:table-cell office:value-type="float" office:value="84.30891">
                <text:p>84.30891</text:p>
              </table:table-cell>
              <table:table-cell office:value-type="float" office:value="83.33154">
                <text:p>83.33154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0">
                <text:p>1070</text:p>
              </table:table-cell>
              <table:table-cell office:value-type="float" office:value="84.30891">
                <text:p>84.30891</text:p>
              </table:table-cell>
              <table:table-cell office:value-type="float" office:value="83.34073">
                <text:p>83.34073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4">
                <text:p>1094</text:p>
              </table:table-cell>
              <table:table-cell office:value-type="float" office:value="84.30891">
                <text:p>84.30891</text:p>
              </table:table-cell>
              <table:table-cell office:value-type="float" office:value="83.34353">
                <text:p>83.34353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0">
                <text:p>1120</text:p>
              </table:table-cell>
              <table:table-cell office:value-type="float" office:value="84.30891">
                <text:p>84.30891</text:p>
              </table:table-cell>
              <table:table-cell office:value-type="float" office:value="83.34917">
                <text:p>83.34917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49">
                <text:p>1149</text:p>
              </table:table-cell>
              <table:table-cell office:value-type="float" office:value="84.30891">
                <text:p>84.30891</text:p>
              </table:table-cell>
              <table:table-cell office:value-type="float" office:value="83.34934">
                <text:p>83.3493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9">
                <text:p>1149</text:p>
              </table:table-cell>
              <table:table-cell office:value-type="float" office:value="84.29589">
                <text:p>84.29589</text:p>
              </table:table-cell>
              <table:table-cell office:value-type="float" office:value="83.34934">
                <text:p>83.3493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9">
                <text:p>1149</text:p>
              </table:table-cell>
              <table:table-cell office:value-type="float" office:value="84.29051">
                <text:p>84.29051</text:p>
              </table:table-cell>
              <table:table-cell office:value-type="float" office:value="83.34934">
                <text:p>83.3493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5">
                <text:p>1175</text:p>
              </table:table-cell>
              <table:table-cell office:value-type="float" office:value="84.29051">
                <text:p>84.29051</text:p>
              </table:table-cell>
              <table:table-cell office:value-type="float" office:value="83.34984">
                <text:p>83.3498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5">
                <text:p>1205</text:p>
              </table:table-cell>
              <table:table-cell office:value-type="float" office:value="84.29051">
                <text:p>84.29051</text:p>
              </table:table-cell>
              <table:table-cell office:value-type="float" office:value="83.34991">
                <text:p>83.34991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3">
                <text:p>1253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133">
                <text:p>83.3513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6">
                <text:p>1286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141">
                <text:p>83.35141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2">
                <text:p>1322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385">
                <text:p>83.3538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5">
                <text:p>1395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525">
                <text:p>83.3552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5">
                <text:p>1445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656">
                <text:p>83.35656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">
                <text:p>1497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709">
                <text:p>83.3570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6">
                <text:p>1556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802">
                <text:p>83.3580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13">
                <text:p>1613</text:p>
              </table:table-cell>
              <table:table-cell office:value-type="float" office:value="84.29051">
                <text:p>84.29051</text:p>
              </table:table-cell>
              <table:table-cell office:value-type="float" office:value="83.35845">
                <text:p>83.3584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5">
                <text:p>1665</text:p>
              </table:table-cell>
              <table:table-cell office:value-type="float" office:value="84.29051">
                <text:p>84.29051</text:p>
              </table:table-cell>
              <table:table-cell office:value-type="float" office:value="83.36068">
                <text:p>83.3606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9">
                <text:p>1719</text:p>
              </table:table-cell>
              <table:table-cell office:value-type="float" office:value="84.28595">
                <text:p>84.28595</text:p>
              </table:table-cell>
              <table:table-cell office:value-type="float" office:value="83.36074">
                <text:p>83.3607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7">
                <text:p>1767</text:p>
              </table:table-cell>
              <table:table-cell office:value-type="float" office:value="84.28596">
                <text:p>84.28596</text:p>
              </table:table-cell>
              <table:table-cell office:value-type="float" office:value="83.36237">
                <text:p>83.3623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0">
                <text:p>1800</text:p>
              </table:table-cell>
              <table:table-cell office:value-type="float" office:value="84.28596">
                <text:p>84.28596</text:p>
              </table:table-cell>
              <table:table-cell office:value-type="float" office:value="83.36251">
                <text:p>83.36251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